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75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4.556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4.58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12.0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</office:automatic-styles>
  <office:body>
    <office:spreadsheet>
      <table:table table:name="integer va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DDWFPREC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RANDBETWEEN([.C2];[.D2])" office:value-type="float" office:value="5" calcext:value-type="float">
            <text:p>5</text:p>
          </table:table-cell>
          <table:table-cell table:number-columns-repeated="3"/>
          <table:table-cell table:formula="of:=&quot;(setvar &quot;&amp;CHAR(34)&amp;[.A2]&amp;CHAR(34)&amp;&quot; &quot;&amp;[.G2]&amp;&quot;)&quot;" office:value-type="string" office:string-value="(setvar &quot;3DDWFPREC&quot; 5)" calcext:value-type="string">
            <text:p>(setvar "3DDWFPREC" 5)</text:p>
          </table:table-cell>
        </table:table-row>
        <table:table-row table:style-name="ro1">
          <table:table-cell office:value-type="string" calcext:value-type="string">
            <text:p>3DCONVERSIONMOD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ANDBETWEEN([.C3];[.D3])" office:value-type="float" office:value="2" calcext:value-type="float">
            <text:p>2</text:p>
          </table:table-cell>
          <table:table-cell table:number-columns-repeated="3"/>
          <table:table-cell table:formula="of:=&quot;(setvar &quot;&amp;CHAR(34)&amp;[.A3]&amp;CHAR(34)&amp;&quot; &quot;&amp;[.G3]&amp;&quot;)&quot;" office:value-type="string" office:string-value="(setvar &quot;3DCONVERSIONMODE&quot; 2)" calcext:value-type="string">
            <text:p>(setvar "3DCONVERSIONMODE" 2)</text:p>
          </table:table-cell>
        </table:table-row>
        <table:table-row table:style-name="ro1">
          <table:table-cell office:value-type="string" calcext:value-type="string">
            <text:p>ANGDIR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4];[.D4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4]&amp;CHAR(34)&amp;&quot; &quot;&amp;[.G4]&amp;&quot;)&quot;" office:value-type="string" office:string-value="(setvar &quot;ANGDIR&quot; 1)" calcext:value-type="string">
            <text:p>(setvar "ANGDIR" 1)</text:p>
          </table:table-cell>
        </table:table-row>
        <table:table-row table:style-name="ro1">
          <table:table-cell office:value-type="string" calcext:value-type="string">
            <text:p>ANNOALLVISIBL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5];[.D5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5]&amp;CHAR(34)&amp;&quot; &quot;&amp;[.G5]&amp;&quot;)&quot;" office:value-type="string" office:string-value="(setvar &quot;ANNOALLVISIBLE&quot; 1)" calcext:value-type="string">
            <text:p>(setvar "ANNOALLVISIBLE" 1)</text:p>
          </table:table-cell>
        </table:table-row>
        <table:table-row table:style-name="ro1">
          <table:table-cell office:value-type="string" calcext:value-type="string">
            <text:p>ANNOTATIVEDWG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6];[.D6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6]&amp;CHAR(34)&amp;&quot; &quot;&amp;[.G6]&amp;&quot;)&quot;" office:value-type="string" office:string-value="(setvar &quot;ANNOTATIVEDWG&quot; 1)" calcext:value-type="string">
            <text:p>(setvar "ANNOTATIVEDWG" 1)</text:p>
          </table:table-cell>
        </table:table-row>
        <table:table-row table:style-name="ro1">
          <table:table-cell office:value-type="string" calcext:value-type="string">
            <text:p>ATTMOD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ANDBETWEEN([.C7];[.D7])" office:value-type="float" office:value="2" calcext:value-type="float">
            <text:p>2</text:p>
          </table:table-cell>
          <table:table-cell table:number-columns-repeated="3"/>
          <table:table-cell table:formula="of:=&quot;(setvar &quot;&amp;CHAR(34)&amp;[.A7]&amp;CHAR(34)&amp;&quot; &quot;&amp;[.G7]&amp;&quot;)&quot;" office:value-type="string" office:string-value="(setvar &quot;ATTMODE&quot; 2)" calcext:value-type="string">
            <text:p>(setvar "ATTMODE" 2)</text:p>
          </table:table-cell>
        </table:table-row>
        <table:table-row table:style-name="ro1">
          <table:table-cell office:value-type="string" calcext:value-type="string">
            <text:p>AUNITS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RANDBETWEEN([.C8];[.D8])" office:value-type="float" office:value="2" calcext:value-type="float">
            <text:p>2</text:p>
          </table:table-cell>
          <table:table-cell table:number-columns-repeated="3"/>
          <table:table-cell table:formula="of:=&quot;(setvar &quot;&amp;CHAR(34)&amp;[.A8]&amp;CHAR(34)&amp;&quot; &quot;&amp;[.G8]&amp;&quot;)&quot;" office:value-type="string" office:string-value="(setvar &quot;AUNITS&quot; 2)" calcext:value-type="string">
            <text:p>(setvar "AUNITS" 2)</text:p>
          </table:table-cell>
        </table:table-row>
        <table:table-row table:style-name="ro1">
          <table:table-cell office:value-type="string" calcext:value-type="string">
            <text:p>AUPREC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RANDBETWEEN([.C9];[.D9])" office:value-type="float" office:value="5" calcext:value-type="float">
            <text:p>5</text:p>
          </table:table-cell>
          <table:table-cell table:number-columns-repeated="3"/>
          <table:table-cell table:formula="of:=&quot;(setvar &quot;&amp;CHAR(34)&amp;[.A9]&amp;CHAR(34)&amp;&quot; &quot;&amp;[.G9]&amp;&quot;)&quot;" office:value-type="string" office:string-value="(setvar &quot;AUPREC&quot; 5)" calcext:value-type="string">
            <text:p>(setvar "AUPREC" 5)</text:p>
          </table:table-cell>
        </table:table-row>
        <table:table-row table:style-name="ro1">
          <table:table-cell office:value-type="string" calcext:value-type="string">
            <text:p>CAMERADISPLAY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10];[.D10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10]&amp;CHAR(34)&amp;&quot; &quot;&amp;[.G10]&amp;&quot;)&quot;" office:value-type="string" office:string-value="(setvar &quot;CAMERADISPLAY&quot; 1)" calcext:value-type="string">
            <text:p>(setvar "CAMERADISPLAY" 1)</text:p>
          </table:table-cell>
        </table:table-row>
        <table:table-row table:style-name="ro1">
          <table:table-cell office:value-type="string" calcext:value-type="string">
            <text:p>CELWEIGHT</text:p>
          </table:table-cell>
          <table:table-cell office:value-type="string" calcext:value-type="string">
            <text:p>Integer</text:p>
          </table:table-cell>
          <table:table-cell office:value-type="float" office:value="-3" calcext:value-type="float">
            <text:p>-3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table:formula="of:=RANDBETWEEN([.C11];[.D11])" office:value-type="float" office:value="187" calcext:value-type="float">
            <text:p>187</text:p>
          </table:table-cell>
          <table:table-cell table:number-columns-repeated="3"/>
          <table:table-cell table:formula="of:=&quot;(setvar &quot;&amp;CHAR(34)&amp;[.A11]&amp;CHAR(34)&amp;&quot; &quot;&amp;[.G11]&amp;&quot;)&quot;" office:value-type="string" office:string-value="(setvar &quot;CELWEIGHT&quot; 187)" calcext:value-type="string">
            <text:p>(setvar "CELWEIGHT" 187)</text:p>
          </table:table-cell>
        </table:table-row>
        <table:table-row table:style-name="ro1">
          <table:table-cell office:value-type="string" calcext:value-type="string">
            <text:p>CMLJUST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ANDBETWEEN([.C12];[.D12])" office:value-type="float" office:value="2" calcext:value-type="float">
            <text:p>2</text:p>
          </table:table-cell>
          <table:table-cell table:number-columns-repeated="3"/>
          <table:table-cell table:formula="of:=&quot;(setvar &quot;&amp;CHAR(34)&amp;[.A12]&amp;CHAR(34)&amp;&quot; &quot;&amp;[.G12]&amp;&quot;)&quot;" office:value-type="string" office:string-value="(setvar &quot;CMLJUST&quot; 2)" calcext:value-type="string">
            <text:p>(setvar "CMLJUST" 2)</text:p>
          </table:table-cell>
        </table:table-row>
        <table:table-row table:style-name="ro1">
          <table:table-cell office:value-type="string" calcext:value-type="string">
            <text:p>CSHADOW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RANDBETWEEN([.C13];[.D13])" office:value-type="float" office:value="2" calcext:value-type="float">
            <text:p>2</text:p>
          </table:table-cell>
          <table:table-cell table:number-columns-repeated="3"/>
          <table:table-cell table:formula="of:=&quot;(setvar &quot;&amp;CHAR(34)&amp;[.A13]&amp;CHAR(34)&amp;&quot; &quot;&amp;[.G13]&amp;&quot;)&quot;" office:value-type="string" office:string-value="(setvar &quot;CSHADOW&quot; 2)" calcext:value-type="string">
            <text:p>(setvar "CSHADOW" 2)</text:p>
          </table:table-cell>
        </table:table-row>
        <table:table-row table:style-name="ro1">
          <table:table-cell office:value-type="string" calcext:value-type="string">
            <text:p>CVPORT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  <table:table-cell table:formula="of:=RANDBETWEEN([.C14];[.D14])" office:value-type="float" office:value="14295" calcext:value-type="float">
            <text:p>14295</text:p>
          </table:table-cell>
          <table:table-cell table:number-columns-repeated="3"/>
          <table:table-cell table:formula="of:=&quot;(setvar &quot;&amp;CHAR(34)&amp;[.A14]&amp;CHAR(34)&amp;&quot; &quot;&amp;[.G14]&amp;&quot;)&quot;" office:value-type="string" office:string-value="(setvar &quot;CVPORT&quot; 14295)" calcext:value-type="string">
            <text:p>(setvar "CVPORT" 14295)</text:p>
          </table:table-cell>
        </table:table-row>
        <table:table-row table:style-name="ro1">
          <table:table-cell office:value-type="string" calcext:value-type="string">
            <text:p>DEFAULTLIGHTING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15];[.D15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15]&amp;CHAR(34)&amp;&quot; &quot;&amp;[.G15]&amp;&quot;)&quot;" office:value-type="string" office:string-value="(setvar &quot;DEFAULTLIGHTING&quot; 0)" calcext:value-type="string">
            <text:p>(setvar "DEFAULTLIGHTING" 0)</text:p>
          </table:table-cell>
        </table:table-row>
        <table:table-row table:style-name="ro1">
          <table:table-cell office:value-type="string" calcext:value-type="string">
            <text:p>DEFAULTLIGHTINGTYP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16];[.D16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16]&amp;CHAR(34)&amp;&quot; &quot;&amp;[.G16]&amp;&quot;)&quot;" office:value-type="string" office:string-value="(setvar &quot;DEFAULTLIGHTINGTYPE&quot; 0)" calcext:value-type="string">
            <text:p>(setvar "DEFAULTLIGHTINGTYPE" 0)</text:p>
          </table:table-cell>
        </table:table-row>
        <table:table-row table:style-name="ro1">
          <table:table-cell office:value-type="string" calcext:value-type="string">
            <text:p>DGNFRAM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ANDBETWEEN([.C17];[.D17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17]&amp;CHAR(34)&amp;&quot; &quot;&amp;[.G17]&amp;&quot;)&quot;" office:value-type="string" office:string-value="(setvar &quot;DGNFRAME&quot; 1)" calcext:value-type="string">
            <text:p>(setvar "DGNFRAME" 1)</text:p>
          </table:table-cell>
        </table:table-row>
        <table:table-row table:style-name="ro1">
          <table:table-cell office:value-type="string" calcext:value-type="string">
            <text:p>DIMADEC</text:p>
          </table:table-cell>
          <table:table-cell office:value-type="string" calcext:value-type="string">
            <text:p>Integer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  <table:table-cell table:formula="of:=RANDBETWEEN([.C18];[.D18])" office:value-type="float" office:value="10766" calcext:value-type="float">
            <text:p>10766</text:p>
          </table:table-cell>
          <table:table-cell table:number-columns-repeated="3"/>
          <table:table-cell table:formula="of:=&quot;(setvar &quot;&amp;CHAR(34)&amp;[.A18]&amp;CHAR(34)&amp;&quot; &quot;&amp;[.G18]&amp;&quot;)&quot;" office:value-type="string" office:string-value="(setvar &quot;DIMADEC&quot; 10766)" calcext:value-type="string">
            <text:p>(setvar "DIMADEC" 10766)</text:p>
          </table:table-cell>
        </table:table-row>
        <table:table-row table:style-name="ro1">
          <table:table-cell office:value-type="string" calcext:value-type="string">
            <text:p>DIMALTD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RANDBETWEEN([.C19];[.D19])" office:value-type="float" office:value="2" calcext:value-type="float">
            <text:p>2</text:p>
          </table:table-cell>
          <table:table-cell table:number-columns-repeated="3"/>
          <table:table-cell table:formula="of:=&quot;(setvar &quot;&amp;CHAR(34)&amp;[.A19]&amp;CHAR(34)&amp;&quot; &quot;&amp;[.G19]&amp;&quot;)&quot;" office:value-type="string" office:string-value="(setvar &quot;DIMALTD&quot; 2)" calcext:value-type="string">
            <text:p>(setvar "DIMALTD" 2)</text:p>
          </table:table-cell>
        </table:table-row>
        <table:table-row table:style-name="ro1">
          <table:table-cell office:value-type="string" calcext:value-type="string">
            <text:p>DIMALTTD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RANDBETWEEN([.C20];[.D20])" office:value-type="float" office:value="6" calcext:value-type="float">
            <text:p>6</text:p>
          </table:table-cell>
          <table:table-cell table:number-columns-repeated="3"/>
          <table:table-cell table:formula="of:=&quot;(setvar &quot;&amp;CHAR(34)&amp;[.A20]&amp;CHAR(34)&amp;&quot; &quot;&amp;[.G20]&amp;&quot;)&quot;" office:value-type="string" office:string-value="(setvar &quot;DIMALTTD&quot; 6)" calcext:value-type="string">
            <text:p>(setvar "DIMALTTD" 6)</text:p>
          </table:table-cell>
        </table:table-row>
        <table:table-row table:style-name="ro1">
          <table:table-cell office:value-type="string" calcext:value-type="string">
            <text:p>DIMALTTZ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RANDBETWEEN([.C21];[.D21])" office:value-type="float" office:value="8" calcext:value-type="float">
            <text:p>8</text:p>
          </table:table-cell>
          <table:table-cell table:number-columns-repeated="3"/>
          <table:table-cell table:formula="of:=&quot;(setvar &quot;&amp;CHAR(34)&amp;[.A21]&amp;CHAR(34)&amp;&quot; &quot;&amp;[.G21]&amp;&quot;)&quot;" office:value-type="string" office:string-value="(setvar &quot;DIMALTTZ&quot; 8)" calcext:value-type="string">
            <text:p>(setvar "DIMALTTZ" 8)</text:p>
          </table:table-cell>
        </table:table-row>
        <table:table-row table:style-name="ro1">
          <table:table-cell office:value-type="string" calcext:value-type="string">
            <text:p>DIMALTU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RANDBETWEEN([.C22];[.D22])" office:value-type="float" office:value="2" calcext:value-type="float">
            <text:p>2</text:p>
          </table:table-cell>
          <table:table-cell table:number-columns-repeated="3"/>
          <table:table-cell table:formula="of:=&quot;(setvar &quot;&amp;CHAR(34)&amp;[.A22]&amp;CHAR(34)&amp;&quot; &quot;&amp;[.G22]&amp;&quot;)&quot;" office:value-type="string" office:string-value="(setvar &quot;DIMALTU&quot; 2)" calcext:value-type="string">
            <text:p>(setvar "DIMALTU" 2)</text:p>
          </table:table-cell>
        </table:table-row>
        <table:table-row table:style-name="ro1">
          <table:table-cell office:value-type="string" calcext:value-type="string">
            <text:p>DIMALTZ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RANDBETWEEN([.C23];[.D23])" office:value-type="float" office:value="9" calcext:value-type="float">
            <text:p>9</text:p>
          </table:table-cell>
          <table:table-cell table:number-columns-repeated="3"/>
          <table:table-cell table:formula="of:=&quot;(setvar &quot;&amp;CHAR(34)&amp;[.A23]&amp;CHAR(34)&amp;&quot; &quot;&amp;[.G23]&amp;&quot;)&quot;" office:value-type="string" office:string-value="(setvar &quot;DIMALTZ&quot; 9)" calcext:value-type="string">
            <text:p>(setvar "DIMALTZ" 9)</text:p>
          </table:table-cell>
        </table:table-row>
        <table:table-row table:style-name="ro1">
          <table:table-cell office:value-type="string" calcext:value-type="string">
            <text:p>DIMARCSYM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ANDBETWEEN([.C24];[.D24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24]&amp;CHAR(34)&amp;&quot; &quot;&amp;[.G24]&amp;&quot;)&quot;" office:value-type="string" office:string-value="(setvar &quot;DIMARCSYM&quot; 0)" calcext:value-type="string">
            <text:p>(setvar "DIMARCSYM" 0)</text:p>
          </table:table-cell>
        </table:table-row>
        <table:table-row table:style-name="ro1">
          <table:table-cell office:value-type="string" calcext:value-type="string">
            <text:p>DIMASSOC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ANDBETWEEN([.C25];[.D25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25]&amp;CHAR(34)&amp;&quot; &quot;&amp;[.G25]&amp;&quot;)&quot;" office:value-type="string" office:string-value="(setvar &quot;DIMASSOC&quot; 0)" calcext:value-type="string">
            <text:p>(setvar "DIMASSOC" 0)</text:p>
          </table:table-cell>
        </table:table-row>
        <table:table-row table:style-name="ro1">
          <table:table-cell office:value-type="string" calcext:value-type="string">
            <text:p>DIMATFIT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RANDBETWEEN([.C26];[.D26])" office:value-type="float" office:value="2" calcext:value-type="float">
            <text:p>2</text:p>
          </table:table-cell>
          <table:table-cell table:number-columns-repeated="3"/>
          <table:table-cell table:formula="of:=&quot;(setvar &quot;&amp;CHAR(34)&amp;[.A26]&amp;CHAR(34)&amp;&quot; &quot;&amp;[.G26]&amp;&quot;)&quot;" office:value-type="string" office:string-value="(setvar &quot;DIMATFIT&quot; 2)" calcext:value-type="string">
            <text:p>(setvar "DIMATFIT" 2)</text:p>
          </table:table-cell>
        </table:table-row>
        <table:table-row table:style-name="ro1">
          <table:table-cell office:value-type="string" calcext:value-type="string">
            <text:p>DIMAUNIT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RANDBETWEEN([.C27];[.D27])" office:value-type="float" office:value="3" calcext:value-type="float">
            <text:p>3</text:p>
          </table:table-cell>
          <table:table-cell table:number-columns-repeated="3"/>
          <table:table-cell table:formula="of:=&quot;(setvar &quot;&amp;CHAR(34)&amp;[.A27]&amp;CHAR(34)&amp;&quot; &quot;&amp;[.G27]&amp;&quot;)&quot;" office:value-type="string" office:string-value="(setvar &quot;DIMAUNIT&quot; 3)" calcext:value-type="string">
            <text:p>(setvar "DIMAUNIT" 3)</text:p>
          </table:table-cell>
        </table:table-row>
        <table:table-row table:style-name="ro1">
          <table:table-cell office:value-type="string" calcext:value-type="string">
            <text:p>DIMAZIN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RANDBETWEEN([.C28];[.D28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28]&amp;CHAR(34)&amp;&quot; &quot;&amp;[.G28]&amp;&quot;)&quot;" office:value-type="string" office:string-value="(setvar &quot;DIMAZIN&quot; 0)" calcext:value-type="string">
            <text:p>(setvar "DIMAZIN" 0)</text:p>
          </table:table-cell>
        </table:table-row>
        <table:table-row table:style-name="ro1">
          <table:table-cell office:value-type="string" calcext:value-type="string">
            <text:p>DIMCLRD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RANDBETWEEN([.C29];[.D29])" office:value-type="float" office:value="243" calcext:value-type="float">
            <text:p>243</text:p>
          </table:table-cell>
          <table:table-cell table:number-columns-repeated="3"/>
          <table:table-cell table:formula="of:=&quot;(setvar &quot;&amp;CHAR(34)&amp;[.A29]&amp;CHAR(34)&amp;&quot; &quot;&amp;[.G29]&amp;&quot;)&quot;" office:value-type="string" office:string-value="(setvar &quot;DIMCLRD&quot; 243)" calcext:value-type="string">
            <text:p>(setvar "DIMCLRD" 243)</text:p>
          </table:table-cell>
        </table:table-row>
        <table:table-row table:style-name="ro1">
          <table:table-cell office:value-type="string" calcext:value-type="string">
            <text:p>DIMCLR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RANDBETWEEN([.C30];[.D30])" office:value-type="float" office:value="193" calcext:value-type="float">
            <text:p>193</text:p>
          </table:table-cell>
          <table:table-cell table:number-columns-repeated="3"/>
          <table:table-cell table:formula="of:=&quot;(setvar &quot;&amp;CHAR(34)&amp;[.A30]&amp;CHAR(34)&amp;&quot; &quot;&amp;[.G30]&amp;&quot;)&quot;" office:value-type="string" office:string-value="(setvar &quot;DIMCLRE&quot; 193)" calcext:value-type="string">
            <text:p>(setvar "DIMCLRE" 193)</text:p>
          </table:table-cell>
        </table:table-row>
        <table:table-row table:style-name="ro1">
          <table:table-cell office:value-type="string" calcext:value-type="string">
            <text:p>DIMCLRT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RANDBETWEEN([.C31];[.D31])" office:value-type="float" office:value="70" calcext:value-type="float">
            <text:p>70</text:p>
          </table:table-cell>
          <table:table-cell table:number-columns-repeated="3"/>
          <table:table-cell table:formula="of:=&quot;(setvar &quot;&amp;CHAR(34)&amp;[.A31]&amp;CHAR(34)&amp;&quot; &quot;&amp;[.G31]&amp;&quot;)&quot;" office:value-type="string" office:string-value="(setvar &quot;DIMCLRT&quot; 70)" calcext:value-type="string">
            <text:p>(setvar "DIMCLRT" 70)</text:p>
          </table:table-cell>
        </table:table-row>
        <table:table-row table:style-name="ro1">
          <table:table-cell office:value-type="string" calcext:value-type="string">
            <text:p>DIMDEC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RANDBETWEEN([.C32];[.D32])" office:value-type="float" office:value="7" calcext:value-type="float">
            <text:p>7</text:p>
          </table:table-cell>
          <table:table-cell table:number-columns-repeated="3"/>
          <table:table-cell table:formula="of:=&quot;(setvar &quot;&amp;CHAR(34)&amp;[.A32]&amp;CHAR(34)&amp;&quot; &quot;&amp;[.G32]&amp;&quot;)&quot;" office:value-type="string" office:string-value="(setvar &quot;DIMDEC&quot; 7)" calcext:value-type="string">
            <text:p>(setvar "DIMDEC" 7)</text:p>
          </table:table-cell>
        </table:table-row>
        <table:table-row table:style-name="ro1">
          <table:table-cell office:value-type="string" calcext:value-type="string">
            <text:p>DIMFIT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RANDBETWEEN([.C33];[.D33])" office:value-type="float" office:value="3" calcext:value-type="float">
            <text:p>3</text:p>
          </table:table-cell>
          <table:table-cell table:number-columns-repeated="3"/>
          <table:table-cell table:formula="of:=&quot;(setvar &quot;&amp;CHAR(34)&amp;[.A33]&amp;CHAR(34)&amp;&quot; &quot;&amp;[.G33]&amp;&quot;)&quot;" office:value-type="string" office:string-value="(setvar &quot;DIMFIT&quot; 3)" calcext:value-type="string">
            <text:p>(setvar "DIMFIT" 3)</text:p>
          </table:table-cell>
        </table:table-row>
        <table:table-row table:style-name="ro1">
          <table:table-cell office:value-type="string" calcext:value-type="string">
            <text:p>DIMFRAC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ANDBETWEEN([.C34];[.D34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34]&amp;CHAR(34)&amp;&quot; &quot;&amp;[.G34]&amp;&quot;)&quot;" office:value-type="string" office:string-value="(setvar &quot;DIMFRAC&quot; 0)" calcext:value-type="string">
            <text:p>(setvar "DIMFRAC" 0)</text:p>
          </table:table-cell>
        </table:table-row>
        <table:table-row table:style-name="ro1">
          <table:table-cell office:value-type="string" calcext:value-type="string">
            <text:p>DIMJUST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RANDBETWEEN([.C35];[.D35])" office:value-type="float" office:value="3" calcext:value-type="float">
            <text:p>3</text:p>
          </table:table-cell>
          <table:table-cell table:number-columns-repeated="3"/>
          <table:table-cell table:formula="of:=&quot;(setvar &quot;&amp;CHAR(34)&amp;[.A35]&amp;CHAR(34)&amp;&quot; &quot;&amp;[.G35]&amp;&quot;)&quot;" office:value-type="string" office:string-value="(setvar &quot;DIMJUST&quot; 3)" calcext:value-type="string">
            <text:p>(setvar "DIMJUST" 3)</text:p>
          </table:table-cell>
        </table:table-row>
        <table:table-row table:style-name="ro1">
          <table:table-cell office:value-type="string" calcext:value-type="string">
            <text:p>DIMLUNIT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RANDBETWEEN([.C36];[.D36])" office:value-type="float" office:value="3" calcext:value-type="float">
            <text:p>3</text:p>
          </table:table-cell>
          <table:table-cell table:number-columns-repeated="3"/>
          <table:table-cell table:formula="of:=&quot;(setvar &quot;&amp;CHAR(34)&amp;[.A36]&amp;CHAR(34)&amp;&quot; &quot;&amp;[.G36]&amp;&quot;)&quot;" office:value-type="string" office:string-value="(setvar &quot;DIMLUNIT&quot; 3)" calcext:value-type="string">
            <text:p>(setvar "DIMLUNIT" 3)</text:p>
          </table:table-cell>
        </table:table-row>
        <table:table-row table:style-name="ro1">
          <table:table-cell office:value-type="string" calcext:value-type="string">
            <text:p>DIMTAD</text:p>
          </table:table-cell>
          <table:table-cell office:value-type="string" calcext:value-type="string">
            <text:p>Integer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  <table:table-cell table:formula="of:=RANDBETWEEN([.C37];[.D37])" office:value-type="float" office:value="26383" calcext:value-type="float">
            <text:p>26383</text:p>
          </table:table-cell>
          <table:table-cell table:number-columns-repeated="3"/>
          <table:table-cell table:formula="of:=&quot;(setvar &quot;&amp;CHAR(34)&amp;[.A37]&amp;CHAR(34)&amp;&quot; &quot;&amp;[.G37]&amp;&quot;)&quot;" office:value-type="string" office:string-value="(setvar &quot;DIMTAD&quot; 26383)" calcext:value-type="string">
            <text:p>(setvar "DIMTAD" 26383)</text:p>
          </table:table-cell>
        </table:table-row>
        <table:table-row table:style-name="ro1">
          <table:table-cell office:value-type="string" calcext:value-type="string">
            <text:p>DIMTDEC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RANDBETWEEN([.C38];[.D38])" office:value-type="float" office:value="3" calcext:value-type="float">
            <text:p>3</text:p>
          </table:table-cell>
          <table:table-cell table:number-columns-repeated="3"/>
          <table:table-cell table:formula="of:=&quot;(setvar &quot;&amp;CHAR(34)&amp;[.A38]&amp;CHAR(34)&amp;&quot; &quot;&amp;[.G38]&amp;&quot;)&quot;" office:value-type="string" office:string-value="(setvar &quot;DIMTDEC&quot; 3)" calcext:value-type="string">
            <text:p>(setvar "DIMTDEC" 3)</text:p>
          </table:table-cell>
        </table:table-row>
        <table:table-row table:style-name="ro1">
          <table:table-cell office:value-type="string" calcext:value-type="string">
            <text:p>DIMTFILL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ANDBETWEEN([.C39];[.D39])" office:value-type="float" office:value="2" calcext:value-type="float">
            <text:p>2</text:p>
          </table:table-cell>
          <table:table-cell table:number-columns-repeated="3"/>
          <table:table-cell table:formula="of:=&quot;(setvar &quot;&amp;CHAR(34)&amp;[.A39]&amp;CHAR(34)&amp;&quot; &quot;&amp;[.G39]&amp;&quot;)&quot;" office:value-type="string" office:string-value="(setvar &quot;DIMTFILL&quot; 2)" calcext:value-type="string">
            <text:p>(setvar "DIMTFILL" 2)</text:p>
          </table:table-cell>
        </table:table-row>
        <table:table-row table:style-name="ro1">
          <table:table-cell office:value-type="string" calcext:value-type="string">
            <text:p>DIMTFILLCLR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RANDBETWEEN([.C40];[.D40])" office:value-type="float" office:value="142" calcext:value-type="float">
            <text:p>142</text:p>
          </table:table-cell>
          <table:table-cell table:number-columns-repeated="3"/>
          <table:table-cell table:formula="of:=&quot;(setvar &quot;&amp;CHAR(34)&amp;[.A40]&amp;CHAR(34)&amp;&quot; &quot;&amp;[.G40]&amp;&quot;)&quot;" office:value-type="string" office:string-value="(setvar &quot;DIMTFILLCLR&quot; 142)" calcext:value-type="string">
            <text:p>(setvar "DIMTFILLCLR" 142)</text:p>
          </table:table-cell>
        </table:table-row>
        <table:table-row table:style-name="ro1">
          <table:table-cell office:value-type="string" calcext:value-type="string">
            <text:p>DIMTMOV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ANDBETWEEN([.C41];[.D41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41]&amp;CHAR(34)&amp;&quot; &quot;&amp;[.G41]&amp;&quot;)&quot;" office:value-type="string" office:string-value="(setvar &quot;DIMTMOVE&quot; 0)" calcext:value-type="string">
            <text:p>(setvar "DIMTMOVE" 0)</text:p>
          </table:table-cell>
        </table:table-row>
        <table:table-row table:style-name="ro1">
          <table:table-cell office:value-type="string" calcext:value-type="string">
            <text:p>DIMTOLJ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ANDBETWEEN([.C42];[.D42])" office:value-type="float" office:value="2" calcext:value-type="float">
            <text:p>2</text:p>
          </table:table-cell>
          <table:table-cell table:number-columns-repeated="3"/>
          <table:table-cell table:formula="of:=&quot;(setvar &quot;&amp;CHAR(34)&amp;[.A42]&amp;CHAR(34)&amp;&quot; &quot;&amp;[.G42]&amp;&quot;)&quot;" office:value-type="string" office:string-value="(setvar &quot;DIMTOLJ&quot; 2)" calcext:value-type="string">
            <text:p>(setvar "DIMTOLJ" 2)</text:p>
          </table:table-cell>
        </table:table-row>
        <table:table-row table:style-name="ro1">
          <table:table-cell office:value-type="string" calcext:value-type="string">
            <text:p>DIMTZIN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RANDBETWEEN([.C43];[.D43])" office:value-type="float" office:value="6" calcext:value-type="float">
            <text:p>6</text:p>
          </table:table-cell>
          <table:table-cell table:number-columns-repeated="3"/>
          <table:table-cell table:formula="of:=&quot;(setvar &quot;&amp;CHAR(34)&amp;[.A43]&amp;CHAR(34)&amp;&quot; &quot;&amp;[.G43]&amp;&quot;)&quot;" office:value-type="string" office:string-value="(setvar &quot;DIMTZIN&quot; 6)" calcext:value-type="string">
            <text:p>(setvar "DIMTZIN" 6)</text:p>
          </table:table-cell>
        </table:table-row>
        <table:table-row table:style-name="ro1">
          <table:table-cell office:value-type="string" calcext:value-type="string">
            <text:p>DIMUNIT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RANDBETWEEN([.C44];[.D44])" office:value-type="float" office:value="7" calcext:value-type="float">
            <text:p>7</text:p>
          </table:table-cell>
          <table:table-cell table:number-columns-repeated="3"/>
          <table:table-cell table:formula="of:=&quot;(setvar &quot;&amp;CHAR(34)&amp;[.A44]&amp;CHAR(34)&amp;&quot; &quot;&amp;[.G44]&amp;&quot;)&quot;" office:value-type="string" office:string-value="(setvar &quot;DIMUNIT&quot; 7)" calcext:value-type="string">
            <text:p>(setvar "DIMUNIT" 7)</text:p>
          </table:table-cell>
        </table:table-row>
        <table:table-row table:style-name="ro1">
          <table:table-cell office:value-type="string" calcext:value-type="string">
            <text:p>DIMZIN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RANDBETWEEN([.C45];[.D45])" office:value-type="float" office:value="2" calcext:value-type="float">
            <text:p>2</text:p>
          </table:table-cell>
          <table:table-cell table:number-columns-repeated="3"/>
          <table:table-cell table:formula="of:=&quot;(setvar &quot;&amp;CHAR(34)&amp;[.A45]&amp;CHAR(34)&amp;&quot; &quot;&amp;[.G45]&amp;&quot;)&quot;" office:value-type="string" office:string-value="(setvar &quot;DIMZIN&quot; 2)" calcext:value-type="string">
            <text:p>(setvar "DIMZIN" 2)</text:p>
          </table:table-cell>
        </table:table-row>
        <table:table-row table:style-name="ro1">
          <table:table-cell office:value-type="string" calcext:value-type="string">
            <text:p>DISPSILH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46];[.D46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46]&amp;CHAR(34)&amp;&quot; &quot;&amp;[.G46]&amp;&quot;)&quot;" office:value-type="string" office:string-value="(setvar &quot;DISPSILH&quot; 1)" calcext:value-type="string">
            <text:p>(setvar "DISPSILH" 1)</text:p>
          </table:table-cell>
        </table:table-row>
        <table:table-row table:style-name="ro1">
          <table:table-cell office:value-type="string" calcext:value-type="string">
            <text:p>DRAWORDERCTL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RANDBETWEEN([.C47];[.D47])" office:value-type="float" office:value="3" calcext:value-type="float">
            <text:p>3</text:p>
          </table:table-cell>
          <table:table-cell table:number-columns-repeated="3"/>
          <table:table-cell table:formula="of:=&quot;(setvar &quot;&amp;CHAR(34)&amp;[.A47]&amp;CHAR(34)&amp;&quot; &quot;&amp;[.G47]&amp;&quot;)&quot;" office:value-type="string" office:string-value="(setvar &quot;DRAWORDERCTL&quot; 3)" calcext:value-type="string">
            <text:p>(setvar "DRAWORDERCTL" 3)</text:p>
          </table:table-cell>
        </table:table-row>
        <table:table-row table:style-name="ro1">
          <table:table-cell office:value-type="string" calcext:value-type="string">
            <text:p>DWFFRAM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ANDBETWEEN([.C48];[.D48])" office:value-type="float" office:value="2" calcext:value-type="float">
            <text:p>2</text:p>
          </table:table-cell>
          <table:table-cell table:number-columns-repeated="3"/>
          <table:table-cell table:formula="of:=&quot;(setvar &quot;&amp;CHAR(34)&amp;[.A48]&amp;CHAR(34)&amp;&quot; &quot;&amp;[.G48]&amp;&quot;)&quot;" office:value-type="string" office:string-value="(setvar &quot;DWFFRAME&quot; 2)" calcext:value-type="string">
            <text:p>(setvar "DWFFRAME" 2)</text:p>
          </table:table-cell>
        </table:table-row>
        <table:table-row table:style-name="ro1">
          <table:table-cell office:value-type="string" calcext:value-type="string">
            <text:p>DXEVAL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formula="of:=RANDBETWEEN([.C49];[.D49])" office:value-type="float" office:value="92" calcext:value-type="float">
            <text:p>92</text:p>
          </table:table-cell>
          <table:table-cell table:number-columns-repeated="3"/>
          <table:table-cell table:formula="of:=&quot;(setvar &quot;&amp;CHAR(34)&amp;[.A49]&amp;CHAR(34)&amp;&quot; &quot;&amp;[.G49]&amp;&quot;)&quot;" office:value-type="string" office:string-value="(setvar &quot;DXEVAL&quot; 92)" calcext:value-type="string">
            <text:p>(setvar "DXEVAL" 92)</text:p>
          </table:table-cell>
        </table:table-row>
        <table:table-row table:style-name="ro1">
          <table:table-cell office:value-type="string" calcext:value-type="string">
            <text:p>EXTNAMES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50];[.D50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50]&amp;CHAR(34)&amp;&quot; &quot;&amp;[.G50]&amp;&quot;)&quot;" office:value-type="string" office:string-value="(setvar &quot;EXTNAMES&quot; 0)" calcext:value-type="string">
            <text:p>(setvar "EXTNAMES" 0)</text:p>
          </table:table-cell>
        </table:table-row>
        <table:table-row table:style-name="ro1">
          <table:table-cell office:value-type="string" calcext:value-type="string">
            <text:p>FIELDEVAL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RANDBETWEEN([.C51];[.D51])" office:value-type="float" office:value="14" calcext:value-type="float">
            <text:p>14</text:p>
          </table:table-cell>
          <table:table-cell table:number-columns-repeated="3"/>
          <table:table-cell table:formula="of:=&quot;(setvar &quot;&amp;CHAR(34)&amp;[.A51]&amp;CHAR(34)&amp;&quot; &quot;&amp;[.G51]&amp;&quot;)&quot;" office:value-type="string" office:string-value="(setvar &quot;FIELDEVAL&quot; 14)" calcext:value-type="string">
            <text:p>(setvar "FIELDEVAL" 14)</text:p>
          </table:table-cell>
        </table:table-row>
        <table:table-row table:style-name="ro1">
          <table:table-cell office:value-type="string" calcext:value-type="string">
            <text:p>FILLMOD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52];[.D52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52]&amp;CHAR(34)&amp;&quot; &quot;&amp;[.G52]&amp;&quot;)&quot;" office:value-type="string" office:string-value="(setvar &quot;FILLMODE&quot; 1)" calcext:value-type="string">
            <text:p>(setvar "FILLMODE" 1)</text:p>
          </table:table-cell>
        </table:table-row>
        <table:table-row table:style-name="ro1">
          <table:table-cell office:value-type="string" calcext:value-type="string">
            <text:p>GRIDMAJOR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RANDBETWEEN([.C53];[.D53])" office:value-type="float" office:value="33" calcext:value-type="float">
            <text:p>33</text:p>
          </table:table-cell>
          <table:table-cell table:number-columns-repeated="3"/>
          <table:table-cell table:formula="of:=&quot;(setvar &quot;&amp;CHAR(34)&amp;[.A53]&amp;CHAR(34)&amp;&quot; &quot;&amp;[.G53]&amp;&quot;)&quot;" office:value-type="string" office:string-value="(setvar &quot;GRIDMAJOR&quot; 33)" calcext:value-type="string">
            <text:p>(setvar "GRIDMAJOR" 33)</text:p>
          </table:table-cell>
        </table:table-row>
        <table:table-row table:style-name="ro1">
          <table:table-cell office:value-type="string" calcext:value-type="string">
            <text:p>GRIDMOD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54];[.D54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54]&amp;CHAR(34)&amp;&quot; &quot;&amp;[.G54]&amp;&quot;)&quot;" office:value-type="string" office:string-value="(setvar &quot;GRIDMODE&quot; 0)" calcext:value-type="string">
            <text:p>(setvar "GRIDMODE" 0)</text:p>
          </table:table-cell>
        </table:table-row>
        <table:table-row table:style-name="ro1">
          <table:table-cell office:value-type="string" calcext:value-type="string">
            <text:p>HALOGAP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RANDBETWEEN([.C55];[.D55])" office:value-type="float" office:value="22" calcext:value-type="float">
            <text:p>22</text:p>
          </table:table-cell>
          <table:table-cell table:number-columns-repeated="3"/>
          <table:table-cell table:formula="of:=&quot;(setvar &quot;&amp;CHAR(34)&amp;[.A55]&amp;CHAR(34)&amp;&quot; &quot;&amp;[.G55]&amp;&quot;)&quot;" office:value-type="string" office:string-value="(setvar &quot;HALOGAP&quot; 22)" calcext:value-type="string">
            <text:p>(setvar "HALOGAP" 22)</text:p>
          </table:table-cell>
        </table:table-row>
        <table:table-row table:style-name="ro1">
          <table:table-cell office:value-type="string" calcext:value-type="string">
            <text:p>HPINHERIT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56];[.D56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56]&amp;CHAR(34)&amp;&quot; &quot;&amp;[.G56]&amp;&quot;)&quot;" office:value-type="string" office:string-value="(setvar &quot;HPINHERIT&quot; 0)" calcext:value-type="string">
            <text:p>(setvar "HPINHERIT" 0)</text:p>
          </table:table-cell>
        </table:table-row>
        <table:table-row table:style-name="ro1">
          <table:table-cell office:value-type="string" calcext:value-type="string">
            <text:p>INDEXCTL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RANDBETWEEN([.C57];[.D57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57]&amp;CHAR(34)&amp;&quot; &quot;&amp;[.G57]&amp;&quot;)&quot;" office:value-type="string" office:string-value="(setvar &quot;INDEXCTL&quot; 1)" calcext:value-type="string">
            <text:p>(setvar "INDEXCTL" 1)</text:p>
          </table:table-cell>
        </table:table-row>
        <table:table-row table:style-name="ro1">
          <table:table-cell office:value-type="string" calcext:value-type="string">
            <text:p>INSUNITS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RANDBETWEEN([.C58];[.D58])" office:value-type="float" office:value="19" calcext:value-type="float">
            <text:p>19</text:p>
          </table:table-cell>
          <table:table-cell table:number-columns-repeated="3"/>
          <table:table-cell table:formula="of:=&quot;(setvar &quot;&amp;CHAR(34)&amp;[.A58]&amp;CHAR(34)&amp;&quot; &quot;&amp;[.G58]&amp;&quot;)&quot;" office:value-type="string" office:string-value="(setvar &quot;INSUNITS&quot; 19)" calcext:value-type="string">
            <text:p>(setvar "INSUNITS" 19)</text:p>
          </table:table-cell>
        </table:table-row>
        <table:table-row table:style-name="ro1">
          <table:table-cell office:value-type="string" calcext:value-type="string">
            <text:p>INTERSECTIONCOLOR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formula="of:=RANDBETWEEN([.C59];[.D59])" office:value-type="float" office:value="171" calcext:value-type="float">
            <text:p>171</text:p>
          </table:table-cell>
          <table:table-cell table:number-columns-repeated="3"/>
          <table:table-cell table:formula="of:=&quot;(setvar &quot;&amp;CHAR(34)&amp;[.A59]&amp;CHAR(34)&amp;&quot; &quot;&amp;[.G59]&amp;&quot;)&quot;" office:value-type="string" office:string-value="(setvar &quot;INTERSECTIONCOLOR&quot; 171)" calcext:value-type="string">
            <text:p>(setvar "INTERSECTIONCOLOR" 171)</text:p>
          </table:table-cell>
        </table:table-row>
        <table:table-row table:style-name="ro1">
          <table:table-cell office:value-type="string" calcext:value-type="string">
            <text:p>ISOLINES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047" calcext:value-type="float">
            <text:p>2047</text:p>
          </table:table-cell>
          <table:table-cell table:number-columns-repeated="2"/>
          <table:table-cell table:formula="of:=RANDBETWEEN([.C60];[.D60])" office:value-type="float" office:value="2033" calcext:value-type="float">
            <text:p>2033</text:p>
          </table:table-cell>
          <table:table-cell table:number-columns-repeated="3"/>
          <table:table-cell table:formula="of:=&quot;(setvar &quot;&amp;CHAR(34)&amp;[.A60]&amp;CHAR(34)&amp;&quot; &quot;&amp;[.G60]&amp;&quot;)&quot;" office:value-type="string" office:string-value="(setvar &quot;ISOLINES&quot; 2033)" calcext:value-type="string">
            <text:p>(setvar "ISOLINES" 2033)</text:p>
          </table:table-cell>
        </table:table-row>
        <table:table-row table:style-name="ro1">
          <table:table-cell office:value-type="string" calcext:value-type="string">
            <text:p>LAYEREVAL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ANDBETWEEN([.C61];[.D61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61]&amp;CHAR(34)&amp;&quot; &quot;&amp;[.G61]&amp;&quot;)&quot;" office:value-type="string" office:string-value="(setvar &quot;LAYEREVAL&quot; 1)" calcext:value-type="string">
            <text:p>(setvar "LAYEREVAL" 1)</text:p>
          </table:table-cell>
        </table:table-row>
        <table:table-row table:style-name="ro1">
          <table:table-cell office:value-type="string" calcext:value-type="string">
            <text:p>LIGHTGLYPHDISPLAY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62];[.D62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62]&amp;CHAR(34)&amp;&quot; &quot;&amp;[.G62]&amp;&quot;)&quot;" office:value-type="string" office:string-value="(setvar &quot;LIGHTGLYPHDISPLAY&quot; 0)" calcext:value-type="string">
            <text:p>(setvar "LIGHTGLYPHDISPLAY" 0)</text:p>
          </table:table-cell>
        </table:table-row>
        <table:table-row table:style-name="ro1">
          <table:table-cell office:value-type="string" calcext:value-type="string">
            <text:p>LIGHTINGUNITS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ANDBETWEEN([.C63];[.D63])" office:value-type="float" office:value="2" calcext:value-type="float">
            <text:p>2</text:p>
          </table:table-cell>
          <table:table-cell table:number-columns-repeated="3"/>
          <table:table-cell table:formula="of:=&quot;(setvar &quot;&amp;CHAR(34)&amp;[.A63]&amp;CHAR(34)&amp;&quot; &quot;&amp;[.G63]&amp;&quot;)&quot;" office:value-type="string" office:string-value="(setvar &quot;LIGHTINGUNITS&quot; 2)" calcext:value-type="string">
            <text:p>(setvar "LIGHTINGUNITS" 2)</text:p>
          </table:table-cell>
        </table:table-row>
        <table:table-row table:style-name="ro1">
          <table:table-cell office:value-type="string" calcext:value-type="string">
            <text:p>LIGHTSINBLOCKS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64];[.D64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64]&amp;CHAR(34)&amp;&quot; &quot;&amp;[.G64]&amp;&quot;)&quot;" office:value-type="string" office:string-value="(setvar &quot;LIGHTSINBLOCKS&quot; 1)" calcext:value-type="string">
            <text:p>(setvar "LIGHTSINBLOCKS" 1)</text:p>
          </table:table-cell>
        </table:table-row>
        <table:table-row table:style-name="ro1">
          <table:table-cell office:value-type="string" calcext:value-type="string">
            <text:p>LIMCHECK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65];[.D65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65]&amp;CHAR(34)&amp;&quot; &quot;&amp;[.G65]&amp;&quot;)&quot;" office:value-type="string" office:string-value="(setvar &quot;LIMCHECK&quot; 1)" calcext:value-type="string">
            <text:p>(setvar "LIMCHECK" 1)</text:p>
          </table:table-cell>
        </table:table-row>
        <table:table-row table:style-name="ro1">
          <table:table-cell office:value-type="string" calcext:value-type="string">
            <text:p>LINEARBRIGHTNESS</text:p>
          </table:table-cell>
          <table:table-cell office:value-type="string" calcext:value-type="string">
            <text:p>Integer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RANDBETWEEN([.C66];[.D66])" office:value-type="float" office:value="-3" calcext:value-type="float">
            <text:p>-3</text:p>
          </table:table-cell>
          <table:table-cell table:number-columns-repeated="3"/>
          <table:table-cell table:formula="of:=&quot;(setvar &quot;&amp;CHAR(34)&amp;[.A66]&amp;CHAR(34)&amp;&quot; &quot;&amp;[.G66]&amp;&quot;)&quot;" office:value-type="string" office:string-value="(setvar &quot;LINEARBRIGHTNESS&quot; -3)" calcext:value-type="string">
            <text:p>(setvar "LINEARBRIGHTNESS" -3)</text:p>
          </table:table-cell>
        </table:table-row>
        <table:table-row table:style-name="ro1">
          <table:table-cell office:value-type="string" calcext:value-type="string">
            <text:p>LINEARCONTRAST</text:p>
          </table:table-cell>
          <table:table-cell office:value-type="string" calcext:value-type="string">
            <text:p>Integer</text:p>
          </table:table-cell>
          <table:table-cell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RANDBETWEEN([.C67];[.D67])" office:value-type="float" office:value="7" calcext:value-type="float">
            <text:p>7</text:p>
          </table:table-cell>
          <table:table-cell table:number-columns-repeated="3"/>
          <table:table-cell table:formula="of:=&quot;(setvar &quot;&amp;CHAR(34)&amp;[.A67]&amp;CHAR(34)&amp;&quot; &quot;&amp;[.G67]&amp;&quot;)&quot;" office:value-type="string" office:string-value="(setvar &quot;LINEARCONTRAST&quot; 7)" calcext:value-type="string">
            <text:p>(setvar "LINEARCONTRAST" 7)</text:p>
          </table:table-cell>
        </table:table-row>
        <table:table-row table:style-name="ro1">
          <table:table-cell office:value-type="string" calcext:value-type="string">
            <text:p>LOFTNORMALS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RANDBETWEEN([.C68];[.D68])" office:value-type="float" office:value="6" calcext:value-type="float">
            <text:p>6</text:p>
          </table:table-cell>
          <table:table-cell table:number-columns-repeated="3"/>
          <table:table-cell table:formula="of:=&quot;(setvar &quot;&amp;CHAR(34)&amp;[.A68]&amp;CHAR(34)&amp;&quot; &quot;&amp;[.G68]&amp;&quot;)&quot;" office:value-type="string" office:string-value="(setvar &quot;LOFTNORMALS&quot; 6)" calcext:value-type="string">
            <text:p>(setvar "LOFTNORMALS" 6)</text:p>
          </table:table-cell>
        </table:table-row>
        <table:table-row table:style-name="ro1">
          <table:table-cell office:value-type="string" calcext:value-type="string">
            <text:p>LOGEXPDAYLIGHT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ANDBETWEEN([.C69];[.D69])" office:value-type="float" office:value="2" calcext:value-type="float">
            <text:p>2</text:p>
          </table:table-cell>
          <table:table-cell table:number-columns-repeated="3"/>
          <table:table-cell table:formula="of:=&quot;(setvar &quot;&amp;CHAR(34)&amp;[.A69]&amp;CHAR(34)&amp;&quot; &quot;&amp;[.G69]&amp;&quot;)&quot;" office:value-type="string" office:string-value="(setvar &quot;LOGEXPDAYLIGHT&quot; 2)" calcext:value-type="string">
            <text:p>(setvar "LOGEXPDAYLIGHT" 2)</text:p>
          </table:table-cell>
        </table:table-row>
        <table:table-row table:style-name="ro1">
          <table:table-cell office:value-type="string" calcext:value-type="string">
            <text:p>LUNITS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RANDBETWEEN([.C70];[.D70])" office:value-type="float" office:value="3" calcext:value-type="float">
            <text:p>3</text:p>
          </table:table-cell>
          <table:table-cell table:number-columns-repeated="3"/>
          <table:table-cell table:formula="of:=&quot;(setvar &quot;&amp;CHAR(34)&amp;[.A70]&amp;CHAR(34)&amp;&quot; &quot;&amp;[.G70]&amp;&quot;)&quot;" office:value-type="string" office:string-value="(setvar &quot;LUNITS&quot; 3)" calcext:value-type="string">
            <text:p>(setvar "LUNITS" 3)</text:p>
          </table:table-cell>
        </table:table-row>
        <table:table-row table:style-name="ro1">
          <table:table-cell office:value-type="string" calcext:value-type="string">
            <text:p>LUPREC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RANDBETWEEN([.C71];[.D71])" office:value-type="float" office:value="8" calcext:value-type="float">
            <text:p>8</text:p>
          </table:table-cell>
          <table:table-cell table:number-columns-repeated="3"/>
          <table:table-cell table:formula="of:=&quot;(setvar &quot;&amp;CHAR(34)&amp;[.A71]&amp;CHAR(34)&amp;&quot; &quot;&amp;[.G71]&amp;&quot;)&quot;" office:value-type="string" office:string-value="(setvar &quot;LUPREC&quot; 8)" calcext:value-type="string">
            <text:p>(setvar "LUPREC" 8)</text:p>
          </table:table-cell>
        </table:table-row>
        <table:table-row table:style-name="ro1">
          <table:table-cell office:value-type="string" calcext:value-type="string">
            <text:p>LWDISPLAY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72];[.D72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72]&amp;CHAR(34)&amp;&quot; &quot;&amp;[.G72]&amp;&quot;)&quot;" office:value-type="string" office:string-value="(setvar &quot;LWDISPLAY&quot; 0)" calcext:value-type="string">
            <text:p>(setvar "LWDISPLAY" 0)</text:p>
          </table:table-cell>
        </table:table-row>
        <table:table-row table:style-name="ro1">
          <table:table-cell office:value-type="string" calcext:value-type="string">
            <text:p>MAXACTVP</text:p>
          </table:table-cell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table:formula="of:=RANDBETWEEN([.C73];[.D73])" office:value-type="float" office:value="35" calcext:value-type="float">
            <text:p>35</text:p>
          </table:table-cell>
          <table:table-cell table:number-columns-repeated="3"/>
          <table:table-cell table:formula="of:=&quot;(setvar &quot;&amp;CHAR(34)&amp;[.A73]&amp;CHAR(34)&amp;&quot; &quot;&amp;[.G73]&amp;&quot;)&quot;" office:value-type="string" office:string-value="(setvar &quot;MAXACTVP&quot; 35)" calcext:value-type="string">
            <text:p>(setvar "MAXACTVP" 35)</text:p>
          </table:table-cell>
        </table:table-row>
        <table:table-row table:style-name="ro1">
          <table:table-cell office:value-type="string" calcext:value-type="string">
            <text:p>MEASUREMENT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74];[.D74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74]&amp;CHAR(34)&amp;&quot; &quot;&amp;[.G74]&amp;&quot;)&quot;" office:value-type="string" office:string-value="(setvar &quot;MEASUREMENT&quot; 1)" calcext:value-type="string">
            <text:p>(setvar "MEASUREMENT" 1)</text:p>
          </table:table-cell>
        </table:table-row>
        <table:table-row table:style-name="ro1">
          <table:table-cell office:value-type="string" calcext:value-type="string">
            <text:p>MIRRTEXT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75];[.D75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75]&amp;CHAR(34)&amp;&quot; &quot;&amp;[.G75]&amp;&quot;)&quot;" office:value-type="string" office:string-value="(setvar &quot;MIRRTEXT&quot; 0)" calcext:value-type="string">
            <text:p>(setvar "MIRRTEXT" 0)</text:p>
          </table:table-cell>
        </table:table-row>
        <table:table-row table:style-name="ro1">
          <table:table-cell office:value-type="string" calcext:value-type="string">
            <text:p>OBSCUREDCOLOR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formula="of:=RANDBETWEEN([.C76];[.D76])" office:value-type="float" office:value="230" calcext:value-type="float">
            <text:p>230</text:p>
          </table:table-cell>
          <table:table-cell table:number-columns-repeated="3"/>
          <table:table-cell table:formula="of:=&quot;(setvar &quot;&amp;CHAR(34)&amp;[.A76]&amp;CHAR(34)&amp;&quot; &quot;&amp;[.G76]&amp;&quot;)&quot;" office:value-type="string" office:string-value="(setvar &quot;OBSCUREDCOLOR&quot; 230)" calcext:value-type="string">
            <text:p>(setvar "OBSCUREDCOLOR" 230)</text:p>
          </table:table-cell>
        </table:table-row>
        <table:table-row table:style-name="ro1">
          <table:table-cell office:value-type="string" calcext:value-type="string">
            <text:p>OBSCUREDLTYP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RANDBETWEEN([.C77];[.D77])" office:value-type="float" office:value="3" calcext:value-type="float">
            <text:p>3</text:p>
          </table:table-cell>
          <table:table-cell table:number-columns-repeated="3"/>
          <table:table-cell table:formula="of:=&quot;(setvar &quot;&amp;CHAR(34)&amp;[.A77]&amp;CHAR(34)&amp;&quot; &quot;&amp;[.G77]&amp;&quot;)&quot;" office:value-type="string" office:string-value="(setvar &quot;OBSCUREDLTYPE&quot; 3)" calcext:value-type="string">
            <text:p>(setvar "OBSCUREDLTYPE" 3)</text:p>
          </table:table-cell>
        </table:table-row>
        <table:table-row table:style-name="ro1">
          <table:table-cell office:value-type="string" calcext:value-type="string">
            <text:p>OLEFRAM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ANDBETWEEN([.C78];[.D78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78]&amp;CHAR(34)&amp;&quot; &quot;&amp;[.G78]&amp;&quot;)&quot;" office:value-type="string" office:string-value="(setvar &quot;OLEFRAME&quot; 0)" calcext:value-type="string">
            <text:p>(setvar "OLEFRAME" 0)</text:p>
          </table:table-cell>
        </table:table-row>
        <table:table-row table:style-name="ro1">
          <table:table-cell office:value-type="string" calcext:value-type="string">
            <text:p>OLESTARTUP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79];[.D79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79]&amp;CHAR(34)&amp;&quot; &quot;&amp;[.G79]&amp;&quot;)&quot;" office:value-type="string" office:string-value="(setvar &quot;OLESTARTUP&quot; 1)" calcext:value-type="string">
            <text:p>(setvar "OLESTARTUP" 1)</text:p>
          </table:table-cell>
        </table:table-row>
        <table:table-row table:style-name="ro1">
          <table:table-cell office:value-type="string" calcext:value-type="string">
            <text:p>ORTHOMOD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80];[.D80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80]&amp;CHAR(34)&amp;&quot; &quot;&amp;[.G80]&amp;&quot;)&quot;" office:value-type="string" office:string-value="(setvar &quot;ORTHOMODE&quot; 1)" calcext:value-type="string">
            <text:p>(setvar "ORTHOMODE" 1)</text:p>
          </table:table-cell>
        </table:table-row>
        <table:table-row table:style-name="ro1">
          <table:table-cell office:value-type="string" calcext:value-type="string">
            <text:p>PDMOD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RANDBETWEEN([.C81];[.D81])" office:value-type="float" office:value="62" calcext:value-type="float">
            <text:p>62</text:p>
          </table:table-cell>
          <table:table-cell table:number-columns-repeated="3"/>
          <table:table-cell table:formula="of:=&quot;(setvar &quot;&amp;CHAR(34)&amp;[.A81]&amp;CHAR(34)&amp;&quot; &quot;&amp;[.G81]&amp;&quot;)&quot;" office:value-type="string" office:string-value="(setvar &quot;PDMODE&quot; 62)" calcext:value-type="string">
            <text:p>(setvar "PDMODE" 62)</text:p>
          </table:table-cell>
        </table:table-row>
        <table:table-row table:style-name="ro1">
          <table:table-cell office:value-type="string" calcext:value-type="string">
            <text:p>PELLIPS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82];[.D82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82]&amp;CHAR(34)&amp;&quot; &quot;&amp;[.G82]&amp;&quot;)&quot;" office:value-type="string" office:string-value="(setvar &quot;PELLIPSE&quot; 0)" calcext:value-type="string">
            <text:p>(setvar "PELLIPSE" 0)</text:p>
          </table:table-cell>
        </table:table-row>
        <table:table-row table:style-name="ro1">
          <table:table-cell office:value-type="string" calcext:value-type="string">
            <text:p>PERSPECTIV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83];[.D83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83]&amp;CHAR(34)&amp;&quot; &quot;&amp;[.G83]&amp;&quot;)&quot;" office:value-type="string" office:string-value="(setvar &quot;PERSPECTIVE&quot; 1)" calcext:value-type="string">
            <text:p>(setvar "PERSPECTIVE" 1)</text:p>
          </table:table-cell>
        </table:table-row>
        <table:table-row table:style-name="ro1">
          <table:table-cell office:value-type="string" calcext:value-type="string">
            <text:p>PLINEGEN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84];[.D84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84]&amp;CHAR(34)&amp;&quot; &quot;&amp;[.G84]&amp;&quot;)&quot;" office:value-type="string" office:string-value="(setvar &quot;PLINEGEN&quot; 0)" calcext:value-type="string">
            <text:p>(setvar "PLINEGEN" 0)</text:p>
          </table:table-cell>
        </table:table-row>
        <table:table-row table:style-name="ro1">
          <table:table-cell office:value-type="string" calcext:value-type="string">
            <text:p>PROXYGRAPHICS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85];[.D85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85]&amp;CHAR(34)&amp;&quot; &quot;&amp;[.G85]&amp;&quot;)&quot;" office:value-type="string" office:string-value="(setvar &quot;PROXYGRAPHICS&quot; 1)" calcext:value-type="string">
            <text:p>(setvar "PROXYGRAPHICS" 1)</text:p>
          </table:table-cell>
        </table:table-row>
        <table:table-row table:style-name="ro1">
          <table:table-cell office:value-type="string" calcext:value-type="string">
            <text:p>PSLTSCAL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86];[.D86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86]&amp;CHAR(34)&amp;&quot; &quot;&amp;[.G86]&amp;&quot;)&quot;" office:value-type="string" office:string-value="(setvar &quot;PSLTSCALE&quot; 1)" calcext:value-type="string">
            <text:p>(setvar "PSLTSCALE" 1)</text:p>
          </table:table-cell>
        </table:table-row>
        <table:table-row table:style-name="ro1">
          <table:table-cell office:value-type="string" calcext:value-type="string">
            <text:p>QTEXTMOD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87];[.D87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87]&amp;CHAR(34)&amp;&quot; &quot;&amp;[.G87]&amp;&quot;)&quot;" office:value-type="string" office:string-value="(setvar &quot;QTEXTMODE&quot; 1)" calcext:value-type="string">
            <text:p>(setvar "QTEXTMODE" 1)</text:p>
          </table:table-cell>
        </table:table-row>
        <table:table-row table:style-name="ro1">
          <table:table-cell office:value-type="string" calcext:value-type="string">
            <text:p>REGENMOD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88];[.D88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88]&amp;CHAR(34)&amp;&quot; &quot;&amp;[.G88]&amp;&quot;)&quot;" office:value-type="string" office:string-value="(setvar &quot;REGENMODE&quot; 0)" calcext:value-type="string">
            <text:p>(setvar "REGENMODE" 0)</text:p>
          </table:table-cell>
        </table:table-row>
        <table:table-row table:style-name="ro1">
          <table:table-cell office:value-type="string" calcext:value-type="string">
            <text:p>RENDERUSERLIGHTS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89];[.D89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89]&amp;CHAR(34)&amp;&quot; &quot;&amp;[.G89]&amp;&quot;)&quot;" office:value-type="string" office:string-value="(setvar &quot;RENDERUSERLIGHTS&quot; 1)" calcext:value-type="string">
            <text:p>(setvar "RENDERUSERLIGHTS" 1)</text:p>
          </table:table-cell>
        </table:table-row>
        <table:table-row table:style-name="ro1">
          <table:table-cell office:value-type="string" calcext:value-type="string">
            <text:p>SHADEDG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RANDBETWEEN([.C90];[.D90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90]&amp;CHAR(34)&amp;&quot; &quot;&amp;[.G90]&amp;&quot;)&quot;" office:value-type="string" office:string-value="(setvar &quot;SHADEDGE&quot; 1)" calcext:value-type="string">
            <text:p>(setvar "SHADEDGE" 1)</text:p>
          </table:table-cell>
        </table:table-row>
        <table:table-row table:style-name="ro1">
          <table:table-cell office:value-type="string" calcext:value-type="string">
            <text:p>SHADEDIF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RANDBETWEEN([.C91];[.D91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91]&amp;CHAR(34)&amp;&quot; &quot;&amp;[.G91]&amp;&quot;)&quot;" office:value-type="string" office:string-value="(setvar &quot;SHADEDIF&quot; 1)" calcext:value-type="string">
            <text:p>(setvar "SHADEDIF" 1)</text:p>
          </table:table-cell>
        </table:table-row>
        <table:table-row table:style-name="ro1">
          <table:table-cell office:value-type="string" calcext:value-type="string">
            <text:p>SHOWHIST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ANDBETWEEN([.C92];[.D92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92]&amp;CHAR(34)&amp;&quot; &quot;&amp;[.G92]&amp;&quot;)&quot;" office:value-type="string" office:string-value="(setvar &quot;SHOWHIST&quot; 0)" calcext:value-type="string">
            <text:p>(setvar "SHOWHIST" 0)</text:p>
          </table:table-cell>
        </table:table-row>
        <table:table-row table:style-name="ro1">
          <table:table-cell office:value-type="string" calcext:value-type="string">
            <text:p>SKPOLY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93];[.D93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93]&amp;CHAR(34)&amp;&quot; &quot;&amp;[.G93]&amp;&quot;)&quot;" office:value-type="string" office:string-value="(setvar &quot;SKPOLY&quot; 1)" calcext:value-type="string">
            <text:p>(setvar "SKPOLY" 1)</text:p>
          </table:table-cell>
        </table:table-row>
        <table:table-row table:style-name="ro1">
          <table:table-cell office:value-type="string" calcext:value-type="string">
            <text:p>SNAPISOPAIR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ANDBETWEEN([.C94];[.D94])" office:value-type="float" office:value="2" calcext:value-type="float">
            <text:p>2</text:p>
          </table:table-cell>
          <table:table-cell table:number-columns-repeated="3"/>
          <table:table-cell table:formula="of:=&quot;(setvar &quot;&amp;CHAR(34)&amp;[.A94]&amp;CHAR(34)&amp;&quot; &quot;&amp;[.G94]&amp;&quot;)&quot;" office:value-type="string" office:string-value="(setvar &quot;SNAPISOPAIR&quot; 2)" calcext:value-type="string">
            <text:p>(setvar "SNAPISOPAIR" 2)</text:p>
          </table:table-cell>
        </table:table-row>
        <table:table-row table:style-name="ro1">
          <table:table-cell office:value-type="string" calcext:value-type="string">
            <text:p>SNAPMOD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ANDBETWEEN([.C95];[.D95])" office:value-type="float" office:value="2" calcext:value-type="float">
            <text:p>2</text:p>
          </table:table-cell>
          <table:table-cell table:number-columns-repeated="3"/>
          <table:table-cell table:formula="of:=&quot;(setvar &quot;&amp;CHAR(34)&amp;[.A95]&amp;CHAR(34)&amp;&quot; &quot;&amp;[.G95]&amp;&quot;)&quot;" office:value-type="string" office:string-value="(setvar &quot;SNAPMODE&quot; 2)" calcext:value-type="string">
            <text:p>(setvar "SNAPMODE" 2)</text:p>
          </table:table-cell>
        </table:table-row>
        <table:table-row table:style-name="ro1">
          <table:table-cell office:value-type="string" calcext:value-type="string">
            <text:p>SNAPSTYL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96];[.D96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96]&amp;CHAR(34)&amp;&quot; &quot;&amp;[.G96]&amp;&quot;)&quot;" office:value-type="string" office:string-value="(setvar &quot;SNAPSTYL&quot; 0)" calcext:value-type="string">
            <text:p>(setvar "SNAPSTYL" 0)</text:p>
          </table:table-cell>
        </table:table-row>
        <table:table-row table:style-name="ro1">
          <table:table-cell office:value-type="string" calcext:value-type="string">
            <text:p>SOLIDHIST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97];[.D97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97]&amp;CHAR(34)&amp;&quot; &quot;&amp;[.G97]&amp;&quot;)&quot;" office:value-type="string" office:string-value="(setvar &quot;SOLIDHIST&quot; 0)" calcext:value-type="string">
            <text:p>(setvar "SOLIDHIST" 0)</text:p>
          </table:table-cell>
        </table:table-row>
        <table:table-row table:style-name="ro1">
          <table:table-cell office:value-type="string" calcext:value-type="string">
            <text:p>SPLFRAM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98];[.D98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98]&amp;CHAR(34)&amp;&quot; &quot;&amp;[.G98]&amp;&quot;)&quot;" office:value-type="string" office:string-value="(setvar &quot;SPLFRAME&quot; 1)" calcext:value-type="string">
            <text:p>(setvar "SPLFRAME" 1)</text:p>
          </table:table-cell>
        </table:table-row>
        <table:table-row table:style-name="ro1">
          <table:table-cell office:value-type="string" calcext:value-type="string">
            <text:p>SPLINESEGS</text:p>
          </table:table-cell>
          <table:table-cell office:value-type="string" calcext:value-type="string">
            <text:p>Integer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  <table:table-cell table:formula="of:=RANDBETWEEN([.C99];[.D99])" office:value-type="float" office:value="-23882" calcext:value-type="float">
            <text:p>-23882</text:p>
          </table:table-cell>
          <table:table-cell table:number-columns-repeated="3"/>
          <table:table-cell table:formula="of:=&quot;(setvar &quot;&amp;CHAR(34)&amp;[.A99]&amp;CHAR(34)&amp;&quot; &quot;&amp;[.G99]&amp;&quot;)&quot;" office:value-type="string" office:string-value="(setvar &quot;SPLINESEGS&quot; -23882)" calcext:value-type="string">
            <text:p>(setvar "SPLINESEGS" -23882)</text:p>
          </table:table-cell>
        </table:table-row>
        <table:table-row table:style-name="ro1">
          <table:table-cell office:value-type="string" calcext:value-type="string">
            <text:p>SUNSTATUS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100];[.D100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100]&amp;CHAR(34)&amp;&quot; &quot;&amp;[.G100]&amp;&quot;)&quot;" office:value-type="string" office:string-value="(setvar &quot;SUNSTATUS&quot; 0)" calcext:value-type="string">
            <text:p>(setvar "SUNSTATUS" 0)</text:p>
          </table:table-cell>
        </table:table-row>
        <table:table-row table:style-name="ro1">
          <table:table-cell office:value-type="string" calcext:value-type="string">
            <text:p>SURFTAB1</text:p>
          </table:table-cell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office:value-type="float" office:value="32766" calcext:value-type="float">
            <text:p>32766</text:p>
          </table:table-cell>
          <table:table-cell table:number-columns-repeated="2"/>
          <table:table-cell table:formula="of:=RANDBETWEEN([.C101];[.D101])" office:value-type="float" office:value="3499" calcext:value-type="float">
            <text:p>3499</text:p>
          </table:table-cell>
          <table:table-cell table:number-columns-repeated="3"/>
          <table:table-cell table:formula="of:=&quot;(setvar &quot;&amp;CHAR(34)&amp;[.A101]&amp;CHAR(34)&amp;&quot; &quot;&amp;[.G101]&amp;&quot;)&quot;" office:value-type="string" office:string-value="(setvar &quot;SURFTAB1&quot; 3499)" calcext:value-type="string">
            <text:p>(setvar "SURFTAB1" 3499)</text:p>
          </table:table-cell>
        </table:table-row>
        <table:table-row table:style-name="ro1">
          <table:table-cell office:value-type="string" calcext:value-type="string">
            <text:p>SURFTAB2</text:p>
          </table:table-cell>
          <table:table-cell office:value-type="string" calcext:value-type="string">
            <text:p>Integer</text:p>
          </table:table-cell>
          <table:table-cell office:value-type="float" office:value="2" calcext:value-type="float">
            <text:p>2</text:p>
          </table:table-cell>
          <table:table-cell office:value-type="float" office:value="32766" calcext:value-type="float">
            <text:p>32766</text:p>
          </table:table-cell>
          <table:table-cell table:number-columns-repeated="2"/>
          <table:table-cell table:formula="of:=RANDBETWEEN([.C102];[.D102])" office:value-type="float" office:value="3828" calcext:value-type="float">
            <text:p>3828</text:p>
          </table:table-cell>
          <table:table-cell table:number-columns-repeated="3"/>
          <table:table-cell table:formula="of:=&quot;(setvar &quot;&amp;CHAR(34)&amp;[.A102]&amp;CHAR(34)&amp;&quot; &quot;&amp;[.G102]&amp;&quot;)&quot;" office:value-type="string" office:string-value="(setvar &quot;SURFTAB2&quot; 3828)" calcext:value-type="string">
            <text:p>(setvar "SURFTAB2" 3828)</text:p>
          </table:table-cell>
        </table:table-row>
        <table:table-row table:style-name="ro1">
          <table:table-cell office:value-type="string" calcext:value-type="string">
            <text:p>SURFU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RANDBETWEEN([.C103];[.D103])" office:value-type="float" office:value="102" calcext:value-type="float">
            <text:p>102</text:p>
          </table:table-cell>
          <table:table-cell table:number-columns-repeated="3"/>
          <table:table-cell table:formula="of:=&quot;(setvar &quot;&amp;CHAR(34)&amp;[.A103]&amp;CHAR(34)&amp;&quot; &quot;&amp;[.G103]&amp;&quot;)&quot;" office:value-type="string" office:string-value="(setvar &quot;SURFU&quot; 102)" calcext:value-type="string">
            <text:p>(setvar "SURFU" 102)</text:p>
          </table:table-cell>
        </table:table-row>
        <table:table-row table:style-name="ro1">
          <table:table-cell office:value-type="string" calcext:value-type="string">
            <text:p>SURFV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RANDBETWEEN([.C104];[.D104])" office:value-type="float" office:value="128" calcext:value-type="float">
            <text:p>128</text:p>
          </table:table-cell>
          <table:table-cell table:number-columns-repeated="3"/>
          <table:table-cell table:formula="of:=&quot;(setvar &quot;&amp;CHAR(34)&amp;[.A104]&amp;CHAR(34)&amp;&quot; &quot;&amp;[.G104]&amp;&quot;)&quot;" office:value-type="string" office:string-value="(setvar &quot;SURFV&quot; 128)" calcext:value-type="string">
            <text:p>(setvar "SURFV" 128)</text:p>
          </table:table-cell>
        </table:table-row>
        <table:table-row table:style-name="ro1">
          <table:table-cell office:value-type="string" calcext:value-type="string">
            <text:p>TILEMOD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105];[.D105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105]&amp;CHAR(34)&amp;&quot; &quot;&amp;[.G105]&amp;&quot;)&quot;" office:value-type="string" office:string-value="(setvar &quot;TILEMODE&quot; 1)" calcext:value-type="string">
            <text:p>(setvar "TILEMODE" 1)</text:p>
          </table:table-cell>
        </table:table-row>
        <table:table-row table:style-name="ro1">
          <table:table-cell office:value-type="string" calcext:value-type="string">
            <text:p>TREEDEPTH</text:p>
          </table:table-cell>
          <table:table-cell office:value-type="string" calcext:value-type="string">
            <text:p>Integer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  <table:table-cell table:formula="of:=RANDBETWEEN([.C106];[.D106])" office:value-type="float" office:value="24418" calcext:value-type="float">
            <text:p>24418</text:p>
          </table:table-cell>
          <table:table-cell table:number-columns-repeated="3"/>
          <table:table-cell table:formula="of:=&quot;(setvar &quot;&amp;CHAR(34)&amp;[.A106]&amp;CHAR(34)&amp;&quot; &quot;&amp;[.G106]&amp;&quot;)&quot;" office:value-type="string" office:string-value="(setvar &quot;TREEDEPTH&quot; 24418)" calcext:value-type="string">
            <text:p>(setvar "TREEDEPTH" 24418)</text:p>
          </table:table-cell>
        </table:table-row>
        <table:table-row table:style-name="ro1">
          <table:table-cell office:value-type="string" calcext:value-type="string">
            <text:p>TSTACKALIGN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ANDBETWEEN([.C107];[.D107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107]&amp;CHAR(34)&amp;&quot; &quot;&amp;[.G107]&amp;&quot;)&quot;" office:value-type="string" office:string-value="(setvar &quot;TSTACKALIGN&quot; 1)" calcext:value-type="string">
            <text:p>(setvar "TSTACKALIGN" 1)</text:p>
          </table:table-cell>
        </table:table-row>
        <table:table-row table:style-name="ro1">
          <table:table-cell office:value-type="string" calcext:value-type="string">
            <text:p>TSTACKSIZE</text:p>
          </table:table-cell>
          <table:table-cell office:value-type="string" calcext:value-type="string">
            <text:p>Integer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RANDBETWEEN([.C108];[.D108])" office:value-type="float" office:value="41" calcext:value-type="float">
            <text:p>41</text:p>
          </table:table-cell>
          <table:table-cell table:number-columns-repeated="3"/>
          <table:table-cell table:formula="of:=&quot;(setvar &quot;&amp;CHAR(34)&amp;[.A108]&amp;CHAR(34)&amp;&quot; &quot;&amp;[.G108]&amp;&quot;)&quot;" office:value-type="string" office:string-value="(setvar &quot;TSTACKSIZE&quot; 41)" calcext:value-type="string">
            <text:p>(setvar "TSTACKSIZE" 41)</text:p>
          </table:table-cell>
        </table:table-row>
        <table:table-row table:style-name="ro1">
          <table:table-cell office:value-type="string" calcext:value-type="string">
            <text:p>UCSDETECT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109];[.D109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109]&amp;CHAR(34)&amp;&quot; &quot;&amp;[.G109]&amp;&quot;)&quot;" office:value-type="string" office:string-value="(setvar &quot;UCSDETECT&quot; 0)" calcext:value-type="string">
            <text:p>(setvar "UCSDETECT" 0)</text:p>
          </table:table-cell>
        </table:table-row>
        <table:table-row table:style-name="ro1">
          <table:table-cell office:value-type="string" calcext:value-type="string">
            <text:p>UCSFOLLOW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110];[.D110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110]&amp;CHAR(34)&amp;&quot; &quot;&amp;[.G110]&amp;&quot;)&quot;" office:value-type="string" office:string-value="(setvar &quot;UCSFOLLOW&quot; 0)" calcext:value-type="string">
            <text:p>(setvar "UCSFOLLOW" 0)</text:p>
          </table:table-cell>
        </table:table-row>
        <table:table-row table:style-name="ro1">
          <table:table-cell office:value-type="string" calcext:value-type="string">
            <text:p>UCSVP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111];[.D111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111]&amp;CHAR(34)&amp;&quot; &quot;&amp;[.G111]&amp;&quot;)&quot;" office:value-type="string" office:string-value="(setvar &quot;UCSVP&quot; 1)" calcext:value-type="string">
            <text:p>(setvar "UCSVP" 1)</text:p>
          </table:table-cell>
        </table:table-row>
        <table:table-row table:style-name="ro1">
          <table:table-cell office:value-type="string" calcext:value-type="string">
            <text:p>UNITMOD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112];[.D112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112]&amp;CHAR(34)&amp;&quot; &quot;&amp;[.G112]&amp;&quot;)&quot;" office:value-type="string" office:string-value="(setvar &quot;UNITMODE&quot; 1)" calcext:value-type="string">
            <text:p>(setvar "UNITMODE" 1)</text:p>
          </table:table-cell>
        </table:table-row>
        <table:table-row table:style-name="ro1">
          <table:table-cell office:value-type="string" calcext:value-type="string">
            <text:p>VISRETAIN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113];[.D113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113]&amp;CHAR(34)&amp;&quot; &quot;&amp;[.G113]&amp;&quot;)&quot;" office:value-type="string" office:string-value="(setvar &quot;VISRETAIN&quot; 0)" calcext:value-type="string">
            <text:p>(setvar "VISRETAIN" 0)</text:p>
          </table:table-cell>
        </table:table-row>
        <table:table-row table:style-name="ro1">
          <table:table-cell office:value-type="string" calcext:value-type="string">
            <text:p>VSBACKGROUNDS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114];[.D114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114]&amp;CHAR(34)&amp;&quot; &quot;&amp;[.G114]&amp;&quot;)&quot;" office:value-type="string" office:string-value="(setvar &quot;VSBACKGROUNDS&quot; 0)" calcext:value-type="string">
            <text:p>(setvar "VSBACKGROUNDS" 0)</text:p>
          </table:table-cell>
        </table:table-row>
        <table:table-row table:style-name="ro1">
          <table:table-cell office:value-type="string" calcext:value-type="string">
            <text:p>VSEDGEJITTER</text:p>
          </table:table-cell>
          <table:table-cell office:value-type="string" calcext:value-type="string">
            <text:p>Integer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RANDBETWEEN([.C115];[.D115])" office:value-type="float" office:value="2" calcext:value-type="float">
            <text:p>2</text:p>
          </table:table-cell>
          <table:table-cell table:number-columns-repeated="3"/>
          <table:table-cell table:formula="of:=&quot;(setvar &quot;&amp;CHAR(34)&amp;[.A115]&amp;CHAR(34)&amp;&quot; &quot;&amp;[.G115]&amp;&quot;)&quot;" office:value-type="string" office:string-value="(setvar &quot;VSEDGEJITTER&quot; 2)" calcext:value-type="string">
            <text:p>(setvar "VSEDGEJITTER" 2)</text:p>
          </table:table-cell>
        </table:table-row>
        <table:table-row table:style-name="ro1">
          <table:table-cell office:value-type="string" calcext:value-type="string">
            <text:p>VSEDGEOVERHANG</text:p>
          </table:table-cell>
          <table:table-cell office:value-type="string" calcext:value-type="string">
            <text:p>Integer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RANDBETWEEN([.C116];[.D116])" office:value-type="float" office:value="74" calcext:value-type="float">
            <text:p>74</text:p>
          </table:table-cell>
          <table:table-cell table:number-columns-repeated="3"/>
          <table:table-cell table:formula="of:=&quot;(setvar &quot;&amp;CHAR(34)&amp;[.A116]&amp;CHAR(34)&amp;&quot; &quot;&amp;[.G116]&amp;&quot;)&quot;" office:value-type="string" office:string-value="(setvar &quot;VSEDGEOVERHANG&quot; 74)" calcext:value-type="string">
            <text:p>(setvar "VSEDGEOVERHANG" 74)</text:p>
          </table:table-cell>
        </table:table-row>
        <table:table-row table:style-name="ro1">
          <table:table-cell office:value-type="string" calcext:value-type="string">
            <text:p>VSEDGES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ANDBETWEEN([.C117];[.D117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117]&amp;CHAR(34)&amp;&quot; &quot;&amp;[.G117]&amp;&quot;)&quot;" office:value-type="string" office:string-value="(setvar &quot;VSEDGES&quot; 0)" calcext:value-type="string">
            <text:p>(setvar "VSEDGES" 0)</text:p>
          </table:table-cell>
        </table:table-row>
        <table:table-row table:style-name="ro1">
          <table:table-cell office:value-type="string" calcext:value-type="string">
            <text:p>VSEDGESMOOTH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RANDBETWEEN([.C118];[.D118])" office:value-type="float" office:value="101" calcext:value-type="float">
            <text:p>101</text:p>
          </table:table-cell>
          <table:table-cell table:number-columns-repeated="3"/>
          <table:table-cell table:formula="of:=&quot;(setvar &quot;&amp;CHAR(34)&amp;[.A118]&amp;CHAR(34)&amp;&quot; &quot;&amp;[.G118]&amp;&quot;)&quot;" office:value-type="string" office:string-value="(setvar &quot;VSEDGESMOOTH&quot; 101)" calcext:value-type="string">
            <text:p>(setvar "VSEDGESMOOTH" 101)</text:p>
          </table:table-cell>
        </table:table-row>
        <table:table-row table:style-name="ro1">
          <table:table-cell office:value-type="string" calcext:value-type="string">
            <text:p>VSFACECOLORMOD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RANDBETWEEN([.C119];[.D119])" office:value-type="float" office:value="3" calcext:value-type="float">
            <text:p>3</text:p>
          </table:table-cell>
          <table:table-cell table:number-columns-repeated="3"/>
          <table:table-cell table:formula="of:=&quot;(setvar &quot;&amp;CHAR(34)&amp;[.A119]&amp;CHAR(34)&amp;&quot; &quot;&amp;[.G119]&amp;&quot;)&quot;" office:value-type="string" office:string-value="(setvar &quot;VSFACECOLORMODE&quot; 3)" calcext:value-type="string">
            <text:p>(setvar "VSFACECOLORMODE" 3)</text:p>
          </table:table-cell>
        </table:table-row>
        <table:table-row table:style-name="ro1">
          <table:table-cell office:value-type="string" calcext:value-type="string">
            <text:p>VSFACEHIGHLIGHT</text:p>
          </table:table-cell>
          <table:table-cell office:value-type="string" calcext:value-type="string">
            <text:p>Integer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RANDBETWEEN([.C120];[.D120])" office:value-type="float" office:value="16" calcext:value-type="float">
            <text:p>16</text:p>
          </table:table-cell>
          <table:table-cell table:number-columns-repeated="3"/>
          <table:table-cell table:formula="of:=&quot;(setvar &quot;&amp;CHAR(34)&amp;[.A120]&amp;CHAR(34)&amp;&quot; &quot;&amp;[.G120]&amp;&quot;)&quot;" office:value-type="string" office:string-value="(setvar &quot;VSFACEHIGHLIGHT&quot; 16)" calcext:value-type="string">
            <text:p>(setvar "VSFACEHIGHLIGHT" 16)</text:p>
          </table:table-cell>
        </table:table-row>
        <table:table-row table:style-name="ro1">
          <table:table-cell office:value-type="string" calcext:value-type="string">
            <text:p>VSFACEOPACITY</text:p>
          </table:table-cell>
          <table:table-cell office:value-type="string" calcext:value-type="string">
            <text:p>Integer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RANDBETWEEN([.C121];[.D121])" office:value-type="float" office:value="89" calcext:value-type="float">
            <text:p>89</text:p>
          </table:table-cell>
          <table:table-cell table:number-columns-repeated="3"/>
          <table:table-cell table:formula="of:=&quot;(setvar &quot;&amp;CHAR(34)&amp;[.A121]&amp;CHAR(34)&amp;&quot; &quot;&amp;[.G121]&amp;&quot;)&quot;" office:value-type="string" office:string-value="(setvar &quot;VSFACEOPACITY&quot; 89)" calcext:value-type="string">
            <text:p>(setvar "VSFACEOPACITY" 89)</text:p>
          </table:table-cell>
        </table:table-row>
        <table:table-row table:style-name="ro1">
          <table:table-cell office:value-type="string" calcext:value-type="string">
            <text:p>VSFACESTYL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ANDBETWEEN([.C122];[.D122])" office:value-type="float" office:value="2" calcext:value-type="float">
            <text:p>2</text:p>
          </table:table-cell>
          <table:table-cell table:number-columns-repeated="3"/>
          <table:table-cell table:formula="of:=&quot;(setvar &quot;&amp;CHAR(34)&amp;[.A122]&amp;CHAR(34)&amp;&quot; &quot;&amp;[.G122]&amp;&quot;)&quot;" office:value-type="string" office:string-value="(setvar &quot;VSFACESTYLE&quot; 2)" calcext:value-type="string">
            <text:p>(setvar "VSFACESTYLE" 2)</text:p>
          </table:table-cell>
        </table:table-row>
        <table:table-row table:style-name="ro1">
          <table:table-cell office:value-type="string" calcext:value-type="string">
            <text:p>VSHALOGAP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RANDBETWEEN([.C123];[.D123])" office:value-type="float" office:value="61" calcext:value-type="float">
            <text:p>61</text:p>
          </table:table-cell>
          <table:table-cell table:number-columns-repeated="3"/>
          <table:table-cell table:formula="of:=&quot;(setvar &quot;&amp;CHAR(34)&amp;[.A123]&amp;CHAR(34)&amp;&quot; &quot;&amp;[.G123]&amp;&quot;)&quot;" office:value-type="string" office:string-value="(setvar &quot;VSHALOGAP&quot; 61)" calcext:value-type="string">
            <text:p>(setvar "VSHALOGAP" 61)</text:p>
          </table:table-cell>
        </table:table-row>
        <table:table-row table:style-name="ro1">
          <table:table-cell office:value-type="string" calcext:value-type="string">
            <text:p>VSINTERSECTIONLTYPE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RANDBETWEEN([.C124];[.D124])" office:value-type="float" office:value="6" calcext:value-type="float">
            <text:p>6</text:p>
          </table:table-cell>
          <table:table-cell table:number-columns-repeated="3"/>
          <table:table-cell table:formula="of:=&quot;(setvar &quot;&amp;CHAR(34)&amp;[.A124]&amp;CHAR(34)&amp;&quot; &quot;&amp;[.G124]&amp;&quot;)&quot;" office:value-type="string" office:string-value="(setvar &quot;VSINTERSECTIONLTYPE&quot; 6)" calcext:value-type="string">
            <text:p>(setvar "VSINTERSECTIONLTYPE" 6)</text:p>
          </table:table-cell>
        </table:table-row>
        <table:table-row table:style-name="ro1">
          <table:table-cell office:value-type="string" calcext:value-type="string">
            <text:p>VSISOONTOP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125];[.D125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125]&amp;CHAR(34)&amp;&quot; &quot;&amp;[.G125]&amp;&quot;)&quot;" office:value-type="string" office:string-value="(setvar &quot;VSISOONTOP&quot; 1)" calcext:value-type="string">
            <text:p>(setvar "VSISOONTOP" 1)</text:p>
          </table:table-cell>
        </table:table-row>
        <table:table-row table:style-name="ro1">
          <table:table-cell office:value-type="string" calcext:value-type="string">
            <text:p>VSLIGHTINGQUALITY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126];[.D126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126]&amp;CHAR(34)&amp;&quot; &quot;&amp;[.G126]&amp;&quot;)&quot;" office:value-type="string" office:string-value="(setvar &quot;VSLIGHTINGQUALITY&quot; 0)" calcext:value-type="string">
            <text:p>(setvar "VSLIGHTINGQUALITY" 0)</text:p>
          </table:table-cell>
        </table:table-row>
        <table:table-row table:style-name="ro1">
          <table:table-cell office:value-type="string" calcext:value-type="string">
            <text:p>VSMATERIALMOD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ANDBETWEEN([.C127];[.D127])" office:value-type="float" office:value="2" calcext:value-type="float">
            <text:p>2</text:p>
          </table:table-cell>
          <table:table-cell table:number-columns-repeated="3"/>
          <table:table-cell table:formula="of:=&quot;(setvar &quot;&amp;CHAR(34)&amp;[.A127]&amp;CHAR(34)&amp;&quot; &quot;&amp;[.G127]&amp;&quot;)&quot;" office:value-type="string" office:string-value="(setvar &quot;VSMATERIALMODE&quot; 2)" calcext:value-type="string">
            <text:p>(setvar "VSMATERIALMODE" 2)</text:p>
          </table:table-cell>
        </table:table-row>
        <table:table-row table:style-name="ro1">
          <table:table-cell office:value-type="string" calcext:value-type="string">
            <text:p>VSOBSCUREDEDGES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128];[.D128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128]&amp;CHAR(34)&amp;&quot; &quot;&amp;[.G128]&amp;&quot;)&quot;" office:value-type="string" office:string-value="(setvar &quot;VSOBSCUREDEDGES&quot; 0)" calcext:value-type="string">
            <text:p>(setvar "VSOBSCUREDEDGES" 0)</text:p>
          </table:table-cell>
        </table:table-row>
        <table:table-row table:style-name="ro1">
          <table:table-cell office:value-type="string" calcext:value-type="string">
            <text:p>VSOBSCUREDLTYPE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RANDBETWEEN([.C129];[.D129])" office:value-type="float" office:value="2" calcext:value-type="float">
            <text:p>2</text:p>
          </table:table-cell>
          <table:table-cell table:number-columns-repeated="3"/>
          <table:table-cell table:formula="of:=&quot;(setvar &quot;&amp;CHAR(34)&amp;[.A129]&amp;CHAR(34)&amp;&quot; &quot;&amp;[.G129]&amp;&quot;)&quot;" office:value-type="string" office:string-value="(setvar &quot;VSOBSCUREDLTYPE&quot; 2)" calcext:value-type="string">
            <text:p>(setvar "VSOBSCUREDLTYPE" 2)</text:p>
          </table:table-cell>
        </table:table-row>
        <table:table-row table:style-name="ro1">
          <table:table-cell office:value-type="string" calcext:value-type="string">
            <text:p>VSSHADOWS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RANDBETWEEN([.C130];[.D130])" office:value-type="float" office:value="2" calcext:value-type="float">
            <text:p>2</text:p>
          </table:table-cell>
          <table:table-cell table:number-columns-repeated="3"/>
          <table:table-cell table:formula="of:=&quot;(setvar &quot;&amp;CHAR(34)&amp;[.A130]&amp;CHAR(34)&amp;&quot; &quot;&amp;[.G130]&amp;&quot;)&quot;" office:value-type="string" office:string-value="(setvar &quot;VSSHADOWS&quot; 2)" calcext:value-type="string">
            <text:p>(setvar "VSSHADOWS" 2)</text:p>
          </table:table-cell>
        </table:table-row>
        <table:table-row table:style-name="ro1">
          <table:table-cell office:value-type="string" calcext:value-type="string">
            <text:p>VSSILHEDGES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131];[.D131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131]&amp;CHAR(34)&amp;&quot; &quot;&amp;[.G131]&amp;&quot;)&quot;" office:value-type="string" office:string-value="(setvar &quot;VSSILHEDGES&quot; 0)" calcext:value-type="string">
            <text:p>(setvar "VSSILHEDGES" 0)</text:p>
          </table:table-cell>
        </table:table-row>
        <table:table-row table:style-name="ro1">
          <table:table-cell office:value-type="string" calcext:value-type="string">
            <text:p>VSSILHWIDTH</text:p>
          </table:table-cell>
          <table:table-cell office:value-type="string" calcext:value-type="string">
            <text:p>Integer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RANDBETWEEN([.C132];[.D132])" office:value-type="float" office:value="7" calcext:value-type="float">
            <text:p>7</text:p>
          </table:table-cell>
          <table:table-cell table:number-columns-repeated="3"/>
          <table:table-cell table:formula="of:=&quot;(setvar &quot;&amp;CHAR(34)&amp;[.A132]&amp;CHAR(34)&amp;&quot; &quot;&amp;[.G132]&amp;&quot;)&quot;" office:value-type="string" office:string-value="(setvar &quot;VSSILHWIDTH&quot; 7)" calcext:value-type="string">
            <text:p>(setvar "VSSILHWIDTH" 7)</text:p>
          </table:table-cell>
        </table:table-row>
        <table:table-row table:style-name="ro1">
          <table:table-cell office:value-type="string" calcext:value-type="string">
            <text:p>WORLDVIEW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133];[.D133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133]&amp;CHAR(34)&amp;&quot; &quot;&amp;[.G133]&amp;&quot;)&quot;" office:value-type="string" office:string-value="(setvar &quot;WORLDVIEW&quot; 0)" calcext:value-type="string">
            <text:p>(setvar "WORLDVIEW" 0)</text:p>
          </table:table-cell>
        </table:table-row>
        <table:table-row table:style-name="ro1">
          <table:table-cell office:value-type="string" calcext:value-type="string">
            <text:p>XCLIPFRAME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134];[.D134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134]&amp;CHAR(34)&amp;&quot; &quot;&amp;[.G134]&amp;&quot;)&quot;" office:value-type="string" office:string-value="(setvar &quot;XCLIPFRAME&quot; 1)" calcext:value-type="string">
            <text:p>(setvar "XCLIPFRAME" 1)</text:p>
          </table:table-cell>
        </table:table-row>
        <table:table-row table:style-name="ro1">
          <table:table-cell office:value-type="string" calcext:value-type="string">
            <text:p>XEDIT</text:p>
          </table:table-cell>
          <table:table-cell office:value-type="string" calcext:value-type="string">
            <text:p>Inte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135];[.D135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135]&amp;CHAR(34)&amp;&quot; &quot;&amp;[.G135]&amp;&quot;)&quot;" office:value-type="string" office:string-value="(setvar &quot;XEDIT&quot; 1)" calcext:value-type="string">
            <text:p>(setvar "XEDIT" 1)</text:p>
          </table:table-cell>
        </table:table-row>
        <table:table-row table:style-name="ro1">
          <table:table-cell table:number-columns-repeated="10"/>
          <table:table-cell table:formula="of:=&quot;(setvar &quot;&amp;CHAR(34)&amp;[.A136]&amp;CHAR(34)&amp;&quot; &quot;&amp;[.G136]&amp;&quot;)&quot;" office:value-type="string" office:string-value="(setvar &quot;&quot; )" calcext:value-type="string">
            <text:p>(setvar "" )</text:p>
          </table:table-cell>
        </table:table-row>
        <table:table-row table:style-name="ro1">
          <table:table-cell office:value-type="string" calcext:value-type="string">
            <text:p>ANGBASE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37];[.D137])*1.04565889" office:value-type="float" office:value="955531.45895312" calcext:value-type="float">
            <text:p>955531.4590</text:p>
          </table:table-cell>
          <table:table-cell table:number-columns-repeated="3"/>
          <table:table-cell table:formula="of:=&quot;(setvar &quot;&amp;CHAR(34)&amp;[.A137]&amp;CHAR(34)&amp;&quot; &quot;&amp;[.G137]&amp;&quot;)&quot;" office:value-type="string" office:string-value="(setvar &quot;ANGBASE&quot; 955531.45895312)" calcext:value-type="string">
            <text:p>(setvar "ANGBASE" 955531.45895312)</text:p>
          </table:table-cell>
        </table:table-row>
        <table:table-row table:style-name="ro1">
          <table:table-cell office:value-type="string" calcext:value-type="string">
            <text:p>BACKZ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38];[.D138])*1.04565889" office:value-type="float" office:value="735290.60090576" calcext:value-type="float">
            <text:p>735290.6009</text:p>
          </table:table-cell>
          <table:table-cell table:number-columns-repeated="3"/>
          <table:table-cell table:formula="of:=&quot;(setvar &quot;&amp;CHAR(34)&amp;[.A138]&amp;CHAR(34)&amp;&quot; &quot;&amp;[.G138]&amp;&quot;)&quot;" office:value-type="string" office:string-value="(setvar &quot;BACKZ&quot; 735290.60090576)" calcext:value-type="string">
            <text:p>(setvar "BACKZ" 735290.60090576)</text:p>
          </table:table-cell>
        </table:table-row>
        <table:table-row table:style-name="ro1">
          <table:table-cell office:value-type="string" calcext:value-type="string">
            <text:p>CAMERAHEIGHT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39];[.D139])*1.04565889" office:value-type="float" office:value="442904.50774285" calcext:value-type="float">
            <text:p>442904.5077</text:p>
          </table:table-cell>
          <table:table-cell table:number-columns-repeated="3"/>
          <table:table-cell table:formula="of:=&quot;(setvar &quot;&amp;CHAR(34)&amp;[.A139]&amp;CHAR(34)&amp;&quot; &quot;&amp;[.G139]&amp;&quot;)&quot;" office:value-type="string" office:string-value="(setvar &quot;CAMERAHEIGHT&quot; 442904.50774285)" calcext:value-type="string">
            <text:p>(setvar "CAMERAHEIGHT" 442904.50774285)</text:p>
          </table:table-cell>
        </table:table-row>
        <table:table-row table:style-name="ro1">
          <table:table-cell office:value-type="string" calcext:value-type="string">
            <text:p>CANNOSCALEVALUE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40];[.D140])*1.04565889" office:value-type="float" office:value="79619.60486127" calcext:value-type="float">
            <text:p>79619.6049</text:p>
          </table:table-cell>
          <table:table-cell table:number-columns-repeated="3"/>
          <table:table-cell table:formula="of:=&quot;(setvar &quot;&amp;CHAR(34)&amp;[.A140]&amp;CHAR(34)&amp;&quot; &quot;&amp;[.G140]&amp;&quot;)&quot;" office:value-type="string" office:string-value="(setvar &quot;CANNOSCALEVALUE&quot; 79619.60486127)" calcext:value-type="string">
            <text:p>(setvar "CANNOSCALEVALUE" 79619.60486127)</text:p>
          </table:table-cell>
        </table:table-row>
        <table:table-row table:style-name="ro1">
          <table:table-cell office:value-type="string" calcext:value-type="string">
            <text:p>CELTSCALE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41];[.D141])*1.04565889" office:value-type="float" office:value="943251.24094896" calcext:value-type="float">
            <text:p>943251.2409</text:p>
          </table:table-cell>
          <table:table-cell table:number-columns-repeated="3"/>
          <table:table-cell table:formula="of:=&quot;(setvar &quot;&amp;CHAR(34)&amp;[.A141]&amp;CHAR(34)&amp;&quot; &quot;&amp;[.G141]&amp;&quot;)&quot;" office:value-type="string" office:string-value="(setvar &quot;CELTSCALE&quot; 943251.24094896)" calcext:value-type="string">
            <text:p>(setvar "CELTSCALE" 943251.24094896)</text:p>
          </table:table-cell>
        </table:table-row>
        <table:table-row table:style-name="ro1">
          <table:table-cell office:value-type="string" calcext:value-type="string">
            <text:p>CHAMFERA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42];[.D142])*1.04565889" office:value-type="float" office:value="615940.14086005" calcext:value-type="float">
            <text:p>615940.1409</text:p>
          </table:table-cell>
          <table:table-cell table:number-columns-repeated="3"/>
          <table:table-cell table:formula="of:=&quot;(setvar &quot;&amp;CHAR(34)&amp;[.A142]&amp;CHAR(34)&amp;&quot; &quot;&amp;[.G142]&amp;&quot;)&quot;" office:value-type="string" office:string-value="(setvar &quot;CHAMFERA&quot; 615940.14086005)" calcext:value-type="string">
            <text:p>(setvar "CHAMFERA" 615940.14086005)</text:p>
          </table:table-cell>
        </table:table-row>
        <table:table-row table:style-name="ro1">
          <table:table-cell office:value-type="string" calcext:value-type="string">
            <text:p>CHAMFERB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43];[.D143])*1.04565889" office:value-type="float" office:value="1040433.73252667" calcext:value-type="float">
            <text:p>1040433.7325</text:p>
          </table:table-cell>
          <table:table-cell table:number-columns-repeated="3"/>
          <table:table-cell table:formula="of:=&quot;(setvar &quot;&amp;CHAR(34)&amp;[.A143]&amp;CHAR(34)&amp;&quot; &quot;&amp;[.G143]&amp;&quot;)&quot;" office:value-type="string" office:string-value="(setvar &quot;CHAMFERB&quot; 1040433.73252667)" calcext:value-type="string">
            <text:p>(setvar "CHAMFERB" 1040433.73252667)</text:p>
          </table:table-cell>
        </table:table-row>
        <table:table-row table:style-name="ro1">
          <table:table-cell office:value-type="string" calcext:value-type="string">
            <text:p>CHAMFERC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44];[.D144])*1.04565889" office:value-type="float" office:value="753370.04311386" calcext:value-type="float">
            <text:p>753370.0431</text:p>
          </table:table-cell>
          <table:table-cell table:number-columns-repeated="3"/>
          <table:table-cell table:formula="of:=&quot;(setvar &quot;&amp;CHAR(34)&amp;[.A144]&amp;CHAR(34)&amp;&quot; &quot;&amp;[.G144]&amp;&quot;)&quot;" office:value-type="string" office:string-value="(setvar &quot;CHAMFERC&quot; 753370.04311386)" calcext:value-type="string">
            <text:p>(setvar "CHAMFERC" 753370.04311386)</text:p>
          </table:table-cell>
        </table:table-row>
        <table:table-row table:style-name="ro1">
          <table:table-cell office:value-type="string" calcext:value-type="string">
            <text:p>CHAMFERD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45];[.D145])*1.04565889" office:value-type="float" office:value="827845.00623633" calcext:value-type="float">
            <text:p>827845.0062</text:p>
          </table:table-cell>
          <table:table-cell table:number-columns-repeated="3"/>
          <table:table-cell table:formula="of:=&quot;(setvar &quot;&amp;CHAR(34)&amp;[.A145]&amp;CHAR(34)&amp;&quot; &quot;&amp;[.G145]&amp;&quot;)&quot;" office:value-type="string" office:string-value="(setvar &quot;CHAMFERD&quot; 827845.00623633)" calcext:value-type="string">
            <text:p>(setvar "CHAMFERD" 827845.00623633)</text:p>
          </table:table-cell>
        </table:table-row>
        <table:table-row table:style-name="ro1">
          <table:table-cell office:value-type="string" calcext:value-type="string">
            <text:p>CMLSCALE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46];[.D146])*1.04565889" office:value-type="float" office:value="517030.22079606" calcext:value-type="float">
            <text:p>517030.2208</text:p>
          </table:table-cell>
          <table:table-cell table:number-columns-repeated="3"/>
          <table:table-cell table:formula="of:=&quot;(setvar &quot;&amp;CHAR(34)&amp;[.A146]&amp;CHAR(34)&amp;&quot; &quot;&amp;[.G146]&amp;&quot;)&quot;" office:value-type="string" office:string-value="(setvar &quot;CMLSCALE&quot; 517030.22079606)" calcext:value-type="string">
            <text:p>(setvar "CMLSCALE" 517030.22079606)</text:p>
          </table:table-cell>
        </table:table-row>
        <table:table-row table:style-name="ro1">
          <table:table-cell office:value-type="string" calcext:value-type="string">
            <text:p>DIMALTF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47];[.D147])*1.04565889" office:value-type="float" office:value="592171.26863146" calcext:value-type="float">
            <text:p>592171.2686</text:p>
          </table:table-cell>
          <table:table-cell table:number-columns-repeated="3"/>
          <table:table-cell table:formula="of:=&quot;(setvar &quot;&amp;CHAR(34)&amp;[.A147]&amp;CHAR(34)&amp;&quot; &quot;&amp;[.G147]&amp;&quot;)&quot;" office:value-type="string" office:string-value="(setvar &quot;DIMALTF&quot; 592171.26863146)" calcext:value-type="string">
            <text:p>(setvar "DIMALTF" 592171.26863146)</text:p>
          </table:table-cell>
        </table:table-row>
        <table:table-row table:style-name="ro1">
          <table:table-cell office:value-type="string" calcext:value-type="string">
            <text:p>DIMALTRND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48];[.D148])*1.04565889" office:value-type="float" office:value="688005.90589996" calcext:value-type="float">
            <text:p>688005.9059</text:p>
          </table:table-cell>
          <table:table-cell table:number-columns-repeated="3"/>
          <table:table-cell table:formula="of:=&quot;(setvar &quot;&amp;CHAR(34)&amp;[.A148]&amp;CHAR(34)&amp;&quot; &quot;&amp;[.G148]&amp;&quot;)&quot;" office:value-type="string" office:string-value="(setvar &quot;DIMALTRND&quot; 688005.90589996)" calcext:value-type="string">
            <text:p>(setvar "DIMALTRND" 688005.90589996)</text:p>
          </table:table-cell>
        </table:table-row>
        <table:table-row table:style-name="ro1">
          <table:table-cell office:value-type="string" calcext:value-type="string">
            <text:p>DIMASZ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49];[.D149])*1.04565889" office:value-type="float" office:value="591694.44817762" calcext:value-type="float">
            <text:p>591694.4482</text:p>
          </table:table-cell>
          <table:table-cell table:number-columns-repeated="3"/>
          <table:table-cell table:formula="of:=&quot;(setvar &quot;&amp;CHAR(34)&amp;[.A149]&amp;CHAR(34)&amp;&quot; &quot;&amp;[.G149]&amp;&quot;)&quot;" office:value-type="string" office:string-value="(setvar &quot;DIMASZ&quot; 591694.44817762)" calcext:value-type="string">
            <text:p>(setvar "DIMASZ" 591694.44817762)</text:p>
          </table:table-cell>
        </table:table-row>
        <table:table-row table:style-name="ro1">
          <table:table-cell office:value-type="string" calcext:value-type="string">
            <text:p>DIMCEN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50];[.D150])*1.04565889" office:value-type="float" office:value="132197.42516825" calcext:value-type="float">
            <text:p>132197.4252</text:p>
          </table:table-cell>
          <table:table-cell table:number-columns-repeated="3"/>
          <table:table-cell table:formula="of:=&quot;(setvar &quot;&amp;CHAR(34)&amp;[.A150]&amp;CHAR(34)&amp;&quot; &quot;&amp;[.G150]&amp;&quot;)&quot;" office:value-type="string" office:string-value="(setvar &quot;DIMCEN&quot; 132197.42516825)" calcext:value-type="string">
            <text:p>(setvar "DIMCEN" 132197.42516825)</text:p>
          </table:table-cell>
        </table:table-row>
        <table:table-row table:style-name="ro1">
          <table:table-cell office:value-type="string" calcext:value-type="string">
            <text:p>DIMDLE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51];[.D151])*1.04565889" office:value-type="float" office:value="570882.69928995" calcext:value-type="float">
            <text:p>570882.6993</text:p>
          </table:table-cell>
          <table:table-cell table:number-columns-repeated="3"/>
          <table:table-cell table:formula="of:=&quot;(setvar &quot;&amp;CHAR(34)&amp;[.A151]&amp;CHAR(34)&amp;&quot; &quot;&amp;[.G151]&amp;&quot;)&quot;" office:value-type="string" office:string-value="(setvar &quot;DIMDLE&quot; 570882.69928995)" calcext:value-type="string">
            <text:p>(setvar "DIMDLE" 570882.69928995)</text:p>
          </table:table-cell>
        </table:table-row>
        <table:table-row table:style-name="ro1">
          <table:table-cell office:value-type="string" calcext:value-type="string">
            <text:p>DIMDLI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52];[.D152])*1.04565889" office:value-type="float" office:value="154595.43859205" calcext:value-type="float">
            <text:p>154595.4386</text:p>
          </table:table-cell>
          <table:table-cell table:number-columns-repeated="3"/>
          <table:table-cell table:formula="of:=&quot;(setvar &quot;&amp;CHAR(34)&amp;[.A152]&amp;CHAR(34)&amp;&quot; &quot;&amp;[.G152]&amp;&quot;)&quot;" office:value-type="string" office:string-value="(setvar &quot;DIMDLI&quot; 154595.43859205)" calcext:value-type="string">
            <text:p>(setvar "DIMDLI" 154595.43859205)</text:p>
          </table:table-cell>
        </table:table-row>
        <table:table-row table:style-name="ro1">
          <table:table-cell office:value-type="string" calcext:value-type="string">
            <text:p>DIMEXE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53];[.D153])*1.04565889" office:value-type="float" office:value="69991.17780215" calcext:value-type="float">
            <text:p>69991.1778</text:p>
          </table:table-cell>
          <table:table-cell table:number-columns-repeated="3"/>
          <table:table-cell table:formula="of:=&quot;(setvar &quot;&amp;CHAR(34)&amp;[.A153]&amp;CHAR(34)&amp;&quot; &quot;&amp;[.G153]&amp;&quot;)&quot;" office:value-type="string" office:string-value="(setvar &quot;DIMEXE&quot; 69991.17780215)" calcext:value-type="string">
            <text:p>(setvar "DIMEXE" 69991.17780215)</text:p>
          </table:table-cell>
        </table:table-row>
        <table:table-row table:style-name="ro1">
          <table:table-cell office:value-type="string" calcext:value-type="string">
            <text:p>DIMEXO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54];[.D154])*1.04565889" office:value-type="float" office:value="468988.4687539" calcext:value-type="float">
            <text:p>468988.4688</text:p>
          </table:table-cell>
          <table:table-cell table:number-columns-repeated="3"/>
          <table:table-cell table:formula="of:=&quot;(setvar &quot;&amp;CHAR(34)&amp;[.A154]&amp;CHAR(34)&amp;&quot; &quot;&amp;[.G154]&amp;&quot;)&quot;" office:value-type="string" office:string-value="(setvar &quot;DIMEXO&quot; 468988.4687539)" calcext:value-type="string">
            <text:p>(setvar "DIMEXO" 468988.4687539)</text:p>
          </table:table-cell>
        </table:table-row>
        <table:table-row table:style-name="ro1">
          <table:table-cell office:value-type="string" calcext:value-type="string">
            <text:p>DIMFXL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55];[.D155])*1.04565889" office:value-type="float" office:value="794880.60972908" calcext:value-type="float">
            <text:p>794880.6097</text:p>
          </table:table-cell>
          <table:table-cell table:number-columns-repeated="3"/>
          <table:table-cell table:formula="of:=&quot;(setvar &quot;&amp;CHAR(34)&amp;[.A155]&amp;CHAR(34)&amp;&quot; &quot;&amp;[.G155]&amp;&quot;)&quot;" office:value-type="string" office:string-value="(setvar &quot;DIMFXL&quot; 794880.60972908)" calcext:value-type="string">
            <text:p>(setvar "DIMFXL" 794880.60972908)</text:p>
          </table:table-cell>
        </table:table-row>
        <table:table-row table:style-name="ro1">
          <table:table-cell office:value-type="string" calcext:value-type="string">
            <text:p>DIMGAP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56];[.D156])*1.04565889" office:value-type="float" office:value="181113.34804245" calcext:value-type="float">
            <text:p>181113.3480</text:p>
          </table:table-cell>
          <table:table-cell table:number-columns-repeated="3"/>
          <table:table-cell table:formula="of:=&quot;(setvar &quot;&amp;CHAR(34)&amp;[.A156]&amp;CHAR(34)&amp;&quot; &quot;&amp;[.G156]&amp;&quot;)&quot;" office:value-type="string" office:string-value="(setvar &quot;DIMGAP&quot; 181113.34804245)" calcext:value-type="string">
            <text:p>(setvar "DIMGAP" 181113.34804245)</text:p>
          </table:table-cell>
        </table:table-row>
        <table:table-row table:style-name="ro1">
          <table:table-cell office:value-type="string" calcext:value-type="string">
            <text:p>DIMJOGANG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57];[.D157])*1.04565889" office:value-type="float" office:value="581993.87065509" calcext:value-type="float">
            <text:p>581993.8707</text:p>
          </table:table-cell>
          <table:table-cell table:number-columns-repeated="3"/>
          <table:table-cell table:formula="of:=&quot;(setvar &quot;&amp;CHAR(34)&amp;[.A157]&amp;CHAR(34)&amp;&quot; &quot;&amp;[.G157]&amp;&quot;)&quot;" office:value-type="string" office:string-value="(setvar &quot;DIMJOGANG&quot; 581993.87065509)" calcext:value-type="string">
            <text:p>(setvar "DIMJOGANG" 581993.87065509)</text:p>
          </table:table-cell>
        </table:table-row>
        <table:table-row table:style-name="ro1">
          <table:table-cell office:value-type="string" calcext:value-type="string">
            <text:p>DIMLFAC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58];[.D158])*1.04565889" office:value-type="float" office:value="779243.82668802" calcext:value-type="float">
            <text:p>779243.8267</text:p>
          </table:table-cell>
          <table:table-cell table:number-columns-repeated="3"/>
          <table:table-cell table:formula="of:=&quot;(setvar &quot;&amp;CHAR(34)&amp;[.A158]&amp;CHAR(34)&amp;&quot; &quot;&amp;[.G158]&amp;&quot;)&quot;" office:value-type="string" office:string-value="(setvar &quot;DIMLFAC&quot; 779243.82668802)" calcext:value-type="string">
            <text:p>(setvar "DIMLFAC" 779243.82668802)</text:p>
          </table:table-cell>
        </table:table-row>
        <table:table-row table:style-name="ro1">
          <table:table-cell office:value-type="string" calcext:value-type="string">
            <text:p>DIMRND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59];[.D159])*1.04565889" office:value-type="float" office:value="63295.82392948" calcext:value-type="float">
            <text:p>63295.8239</text:p>
          </table:table-cell>
          <table:table-cell table:number-columns-repeated="3"/>
          <table:table-cell table:formula="of:=&quot;(setvar &quot;&amp;CHAR(34)&amp;[.A159]&amp;CHAR(34)&amp;&quot; &quot;&amp;[.G159]&amp;&quot;)&quot;" office:value-type="string" office:string-value="(setvar &quot;DIMRND&quot; 63295.82392948)" calcext:value-type="string">
            <text:p>(setvar "DIMRND" 63295.82392948)</text:p>
          </table:table-cell>
        </table:table-row>
        <table:table-row table:style-name="ro1">
          <table:table-cell office:value-type="string" calcext:value-type="string">
            <text:p>DIMSCALE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60];[.D160])*1.04565889" office:value-type="float" office:value="542807.80375234" calcext:value-type="float">
            <text:p>542807.8038</text:p>
          </table:table-cell>
          <table:table-cell table:number-columns-repeated="3"/>
          <table:table-cell table:formula="of:=&quot;(setvar &quot;&amp;CHAR(34)&amp;[.A160]&amp;CHAR(34)&amp;&quot; &quot;&amp;[.G160]&amp;&quot;)&quot;" office:value-type="string" office:string-value="(setvar &quot;DIMSCALE&quot; 542807.80375234)" calcext:value-type="string">
            <text:p>(setvar "DIMSCALE" 542807.80375234)</text:p>
          </table:table-cell>
        </table:table-row>
        <table:table-row table:style-name="ro1">
          <table:table-cell office:value-type="string" calcext:value-type="string">
            <text:p>DIMTFAC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61];[.D161])*1.04565889" office:value-type="float" office:value="819729.64759104" calcext:value-type="float">
            <text:p>819729.6476</text:p>
          </table:table-cell>
          <table:table-cell table:number-columns-repeated="3"/>
          <table:table-cell table:formula="of:=&quot;(setvar &quot;&amp;CHAR(34)&amp;[.A161]&amp;CHAR(34)&amp;&quot; &quot;&amp;[.G161]&amp;&quot;)&quot;" office:value-type="string" office:string-value="(setvar &quot;DIMTFAC&quot; 819729.64759104)" calcext:value-type="string">
            <text:p>(setvar "DIMTFAC" 819729.64759104)</text:p>
          </table:table-cell>
        </table:table-row>
        <table:table-row table:style-name="ro1">
          <table:table-cell office:value-type="string" calcext:value-type="string">
            <text:p>DIMTM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62];[.D162])*1.04565889" office:value-type="float" office:value="426588.04642329" calcext:value-type="float">
            <text:p>426588.0464</text:p>
          </table:table-cell>
          <table:table-cell table:number-columns-repeated="3"/>
          <table:table-cell table:formula="of:=&quot;(setvar &quot;&amp;CHAR(34)&amp;[.A162]&amp;CHAR(34)&amp;&quot; &quot;&amp;[.G162]&amp;&quot;)&quot;" office:value-type="string" office:string-value="(setvar &quot;DIMTM&quot; 426588.04642329)" calcext:value-type="string">
            <text:p>(setvar "DIMTM" 426588.04642329)</text:p>
          </table:table-cell>
        </table:table-row>
        <table:table-row table:style-name="ro1">
          <table:table-cell office:value-type="string" calcext:value-type="string">
            <text:p>DIMTP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63];[.D163])*1.04565889" office:value-type="float" office:value="787352.91137997" calcext:value-type="float">
            <text:p>787352.9114</text:p>
          </table:table-cell>
          <table:table-cell table:number-columns-repeated="3"/>
          <table:table-cell table:formula="of:=&quot;(setvar &quot;&amp;CHAR(34)&amp;[.A163]&amp;CHAR(34)&amp;&quot; &quot;&amp;[.G163]&amp;&quot;)&quot;" office:value-type="string" office:string-value="(setvar &quot;DIMTP&quot; 787352.91137997)" calcext:value-type="string">
            <text:p>(setvar "DIMTP" 787352.91137997)</text:p>
          </table:table-cell>
        </table:table-row>
        <table:table-row table:style-name="ro1">
          <table:table-cell office:value-type="string" calcext:value-type="string">
            <text:p>DIMTSZ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64];[.D164])*1.04565889" office:value-type="float" office:value="899964.09987963" calcext:value-type="float">
            <text:p>899964.0999</text:p>
          </table:table-cell>
          <table:table-cell table:number-columns-repeated="3"/>
          <table:table-cell table:formula="of:=&quot;(setvar &quot;&amp;CHAR(34)&amp;[.A164]&amp;CHAR(34)&amp;&quot; &quot;&amp;[.G164]&amp;&quot;)&quot;" office:value-type="string" office:string-value="(setvar &quot;DIMTSZ&quot; 899964.09987963)" calcext:value-type="string">
            <text:p>(setvar "DIMTSZ" 899964.09987963)</text:p>
          </table:table-cell>
        </table:table-row>
        <table:table-row table:style-name="ro1">
          <table:table-cell office:value-type="string" calcext:value-type="string">
            <text:p>DIMTVP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65];[.D165])*1.04565889" office:value-type="float" office:value="353002.93901621" calcext:value-type="float">
            <text:p>353002.9390</text:p>
          </table:table-cell>
          <table:table-cell table:number-columns-repeated="3"/>
          <table:table-cell table:formula="of:=&quot;(setvar &quot;&amp;CHAR(34)&amp;[.A165]&amp;CHAR(34)&amp;&quot; &quot;&amp;[.G165]&amp;&quot;)&quot;" office:value-type="string" office:string-value="(setvar &quot;DIMTVP&quot; 353002.93901621)" calcext:value-type="string">
            <text:p>(setvar "DIMTVP" 353002.93901621)</text:p>
          </table:table-cell>
        </table:table-row>
        <table:table-row table:style-name="ro1">
          <table:table-cell office:value-type="string" calcext:value-type="string">
            <text:p>DIMTXT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66];[.D166])*1.04565889" office:value-type="float" office:value="741100.2816986" calcext:value-type="float">
            <text:p>741100.2817</text:p>
          </table:table-cell>
          <table:table-cell table:number-columns-repeated="3"/>
          <table:table-cell table:formula="of:=&quot;(setvar &quot;&amp;CHAR(34)&amp;[.A166]&amp;CHAR(34)&amp;&quot; &quot;&amp;[.G166]&amp;&quot;)&quot;" office:value-type="string" office:string-value="(setvar &quot;DIMTXT&quot; 741100.2816986)" calcext:value-type="string">
            <text:p>(setvar "DIMTXT" 741100.2816986)</text:p>
          </table:table-cell>
        </table:table-row>
        <table:table-row table:style-name="ro1">
          <table:table-cell office:value-type="string" calcext:value-type="string">
            <text:p>ELEVATION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67];[.D167])*1.04565889" office:value-type="float" office:value="919165.5340767" calcext:value-type="float">
            <text:p>919165.5341</text:p>
          </table:table-cell>
          <table:table-cell table:number-columns-repeated="3"/>
          <table:table-cell table:formula="of:=&quot;(setvar &quot;&amp;CHAR(34)&amp;[.A167]&amp;CHAR(34)&amp;&quot; &quot;&amp;[.G167]&amp;&quot;)&quot;" office:value-type="string" office:string-value="(setvar &quot;ELEVATION&quot; 919165.5340767)" calcext:value-type="string">
            <text:p>(setvar "ELEVATION" 919165.5340767)</text:p>
          </table:table-cell>
        </table:table-row>
        <table:table-row table:style-name="ro1">
          <table:table-cell office:value-type="string" calcext:value-type="string">
            <text:p>FACETRES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68];[.D168])*1.04565889" office:value-type="float" office:value="944305.26511008" calcext:value-type="float">
            <text:p>944305.2651</text:p>
          </table:table-cell>
          <table:table-cell table:number-columns-repeated="3"/>
          <table:table-cell table:formula="of:=&quot;(setvar &quot;&amp;CHAR(34)&amp;[.A168]&amp;CHAR(34)&amp;&quot; &quot;&amp;[.G168]&amp;&quot;)&quot;" office:value-type="string" office:string-value="(setvar &quot;FACETRES&quot; 944305.26511008)" calcext:value-type="string">
            <text:p>(setvar "FACETRES" 944305.26511008)</text:p>
          </table:table-cell>
        </table:table-row>
        <table:table-row table:style-name="ro1">
          <table:table-cell office:value-type="string" calcext:value-type="string">
            <text:p>FILLETRAD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69];[.D169])*1.04565889" office:value-type="float" office:value="662781.47649649" calcext:value-type="float">
            <text:p>662781.4765</text:p>
          </table:table-cell>
          <table:table-cell table:number-columns-repeated="3"/>
          <table:table-cell table:formula="of:=&quot;(setvar &quot;&amp;CHAR(34)&amp;[.A169]&amp;CHAR(34)&amp;&quot; &quot;&amp;[.G169]&amp;&quot;)&quot;" office:value-type="string" office:string-value="(setvar &quot;FILLETRAD&quot; 662781.47649649)" calcext:value-type="string">
            <text:p>(setvar "FILLETRAD" 662781.47649649)</text:p>
          </table:table-cell>
        </table:table-row>
        <table:table-row table:style-name="ro1">
          <table:table-cell office:value-type="string" calcext:value-type="string">
            <text:p>FRONTZ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70];[.D170])*1.04565889" office:value-type="float" office:value="589641.81977655" calcext:value-type="float">
            <text:p>589641.8198</text:p>
          </table:table-cell>
          <table:table-cell table:number-columns-repeated="3"/>
          <table:table-cell table:formula="of:=&quot;(setvar &quot;&amp;CHAR(34)&amp;[.A170]&amp;CHAR(34)&amp;&quot; &quot;&amp;[.G170]&amp;&quot;)&quot;" office:value-type="string" office:string-value="(setvar &quot;FRONTZ&quot; 589641.81977655)" calcext:value-type="string">
            <text:p>(setvar "FRONTZ" 589641.81977655)</text:p>
          </table:table-cell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71];[.D171])*1.04565889" office:value-type="float" office:value="532700.4649216" calcext:value-type="float">
            <text:p>532700.4649</text:p>
          </table:table-cell>
          <table:table-cell table:number-columns-repeated="3"/>
          <table:table-cell table:formula="of:=&quot;(setvar &quot;&amp;CHAR(34)&amp;[.A171]&amp;CHAR(34)&amp;&quot; &quot;&amp;[.G171]&amp;&quot;)&quot;" office:value-type="string" office:string-value="(setvar &quot;LATITUDE&quot; 532700.4649216)" calcext:value-type="string">
            <text:p>(setvar "LATITUDE" 532700.4649216)</text:p>
          </table:table-cell>
        </table:table-row>
        <table:table-row table:style-name="ro1">
          <table:table-cell office:value-type="string" calcext:value-type="string">
            <text:p>LENSLENGTH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72];[.D172])*1.04565889" office:value-type="float" office:value="815605.56892888" calcext:value-type="float">
            <text:p>815605.5689</text:p>
          </table:table-cell>
          <table:table-cell table:number-columns-repeated="3"/>
          <table:table-cell table:formula="of:=&quot;(setvar &quot;&amp;CHAR(34)&amp;[.A172]&amp;CHAR(34)&amp;&quot; &quot;&amp;[.G172]&amp;&quot;)&quot;" office:value-type="string" office:string-value="(setvar &quot;LENSLENGTH&quot; 815605.56892888)" calcext:value-type="string">
            <text:p>(setvar "LENSLENGTH" 815605.56892888)</text:p>
          </table:table-cell>
        </table:table-row>
        <table:table-row table:style-name="ro1">
          <table:table-cell office:value-type="string" calcext:value-type="string">
            <text:p>LOFTANG1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73];[.D173])*1.04565889" office:value-type="float" office:value="732320.92965816" calcext:value-type="float">
            <text:p>732320.9297</text:p>
          </table:table-cell>
          <table:table-cell table:number-columns-repeated="3"/>
          <table:table-cell table:formula="of:=&quot;(setvar &quot;&amp;CHAR(34)&amp;[.A173]&amp;CHAR(34)&amp;&quot; &quot;&amp;[.G173]&amp;&quot;)&quot;" office:value-type="string" office:string-value="(setvar &quot;LOFTANG1&quot; 732320.92965816)" calcext:value-type="string">
            <text:p>(setvar "LOFTANG1" 732320.92965816)</text:p>
          </table:table-cell>
        </table:table-row>
        <table:table-row table:style-name="ro1">
          <table:table-cell office:value-type="string" calcext:value-type="string">
            <text:p>LOFTANG2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74];[.D174])*1.04565889" office:value-type="float" office:value="583528.89790561" calcext:value-type="float">
            <text:p>583528.8979</text:p>
          </table:table-cell>
          <table:table-cell table:number-columns-repeated="3"/>
          <table:table-cell table:formula="of:=&quot;(setvar &quot;&amp;CHAR(34)&amp;[.A174]&amp;CHAR(34)&amp;&quot; &quot;&amp;[.G174]&amp;&quot;)&quot;" office:value-type="string" office:string-value="(setvar &quot;LOFTANG2&quot; 583528.89790561)" calcext:value-type="string">
            <text:p>(setvar "LOFTANG2" 583528.89790561)</text:p>
          </table:table-cell>
        </table:table-row>
        <table:table-row table:style-name="ro1">
          <table:table-cell office:value-type="string" calcext:value-type="string">
            <text:p>LOFTMAG1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75];[.D175])*1.04565889" office:value-type="float" office:value="886092.38904489" calcext:value-type="float">
            <text:p>886092.3890</text:p>
          </table:table-cell>
          <table:table-cell table:number-columns-repeated="3"/>
          <table:table-cell table:formula="of:=&quot;(setvar &quot;&amp;CHAR(34)&amp;[.A175]&amp;CHAR(34)&amp;&quot; &quot;&amp;[.G175]&amp;&quot;)&quot;" office:value-type="string" office:string-value="(setvar &quot;LOFTMAG1&quot; 886092.38904489)" calcext:value-type="string">
            <text:p>(setvar "LOFTMAG1" 886092.38904489)</text:p>
          </table:table-cell>
        </table:table-row>
        <table:table-row table:style-name="ro1">
          <table:table-cell office:value-type="string" calcext:value-type="string">
            <text:p>LOFTMAG2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76];[.D176])*1.04565889" office:value-type="float" office:value="171789.20772032" calcext:value-type="float">
            <text:p>171789.2077</text:p>
          </table:table-cell>
          <table:table-cell table:number-columns-repeated="3"/>
          <table:table-cell table:formula="of:=&quot;(setvar &quot;&amp;CHAR(34)&amp;[.A176]&amp;CHAR(34)&amp;&quot; &quot;&amp;[.G176]&amp;&quot;)&quot;" office:value-type="string" office:string-value="(setvar &quot;LOFTMAG2&quot; 171789.20772032)" calcext:value-type="string">
            <text:p>(setvar "LOFTMAG2" 171789.20772032)</text:p>
          </table:table-cell>
        </table:table-row>
        <table:table-row table:style-name="ro1">
          <table:table-cell office:value-type="string" calcext:value-type="string">
            <text:p>LOGEXPBRIGHTNESS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77];[.D177])*1.04565889" office:value-type="float" office:value="297116.65398127" calcext:value-type="float">
            <text:p>297116.6540</text:p>
          </table:table-cell>
          <table:table-cell table:number-columns-repeated="3"/>
          <table:table-cell table:formula="of:=&quot;(setvar &quot;&amp;CHAR(34)&amp;[.A177]&amp;CHAR(34)&amp;&quot; &quot;&amp;[.G177]&amp;&quot;)&quot;" office:value-type="string" office:string-value="(setvar &quot;LOGEXPBRIGHTNESS&quot; 297116.65398127)" calcext:value-type="string">
            <text:p>(setvar "LOGEXPBRIGHTNESS" 297116.65398127)</text:p>
          </table:table-cell>
        </table:table-row>
        <table:table-row table:style-name="ro1">
          <table:table-cell office:value-type="string" calcext:value-type="string">
            <text:p>LOGEXPCONTRAST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78];[.D178])*1.04565889" office:value-type="float" office:value="287370.06746758" calcext:value-type="float">
            <text:p>287370.0675</text:p>
          </table:table-cell>
          <table:table-cell table:number-columns-repeated="3"/>
          <table:table-cell table:formula="of:=&quot;(setvar &quot;&amp;CHAR(34)&amp;[.A178]&amp;CHAR(34)&amp;&quot; &quot;&amp;[.G178]&amp;&quot;)&quot;" office:value-type="string" office:string-value="(setvar &quot;LOGEXPCONTRAST&quot; 287370.06746758)" calcext:value-type="string">
            <text:p>(setvar "LOGEXPCONTRAST" 287370.06746758)</text:p>
          </table:table-cell>
        </table:table-row>
        <table:table-row table:style-name="ro1">
          <table:table-cell office:value-type="string" calcext:value-type="string">
            <text:p>LOGEXPMIDTONES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79];[.D179])*1.04565889" office:value-type="float" office:value="822726.50596978" calcext:value-type="float">
            <text:p>822726.5060</text:p>
          </table:table-cell>
          <table:table-cell table:number-columns-repeated="3"/>
          <table:table-cell table:formula="of:=&quot;(setvar &quot;&amp;CHAR(34)&amp;[.A179]&amp;CHAR(34)&amp;&quot; &quot;&amp;[.G179]&amp;&quot;)&quot;" office:value-type="string" office:string-value="(setvar &quot;LOGEXPMIDTONES&quot; 822726.50596978)" calcext:value-type="string">
            <text:p>(setvar "LOGEXPMIDTONES" 822726.50596978)</text:p>
          </table:table-cell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80];[.D180])*1.04565889" office:value-type="float" office:value="144851.98905503" calcext:value-type="float">
            <text:p>144851.9891</text:p>
          </table:table-cell>
          <table:table-cell table:number-columns-repeated="3"/>
          <table:table-cell table:formula="of:=&quot;(setvar &quot;&amp;CHAR(34)&amp;[.A180]&amp;CHAR(34)&amp;&quot; &quot;&amp;[.G180]&amp;&quot;)&quot;" office:value-type="string" office:string-value="(setvar &quot;LONGITUDE&quot; 144851.98905503)" calcext:value-type="string">
            <text:p>(setvar "LONGITUDE" 144851.98905503)</text:p>
          </table:table-cell>
        </table:table-row>
        <table:table-row table:style-name="ro1">
          <table:table-cell office:value-type="string" calcext:value-type="string">
            <text:p>LTSCALE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81];[.D181])*1.04565889" office:value-type="float" office:value="416137.73147663" calcext:value-type="float">
            <text:p>416137.7315</text:p>
          </table:table-cell>
          <table:table-cell table:number-columns-repeated="3"/>
          <table:table-cell table:formula="of:=&quot;(setvar &quot;&amp;CHAR(34)&amp;[.A181]&amp;CHAR(34)&amp;&quot; &quot;&amp;[.G181]&amp;&quot;)&quot;" office:value-type="string" office:string-value="(setvar &quot;LTSCALE&quot; 416137.73147663)" calcext:value-type="string">
            <text:p>(setvar "LTSCALE" 416137.73147663)</text:p>
          </table:table-cell>
        </table:table-row>
        <table:table-row table:style-name="ro1">
          <table:table-cell office:value-type="string" calcext:value-type="string">
            <text:p>MSOLESCALE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82];[.D182])*1.04565889" office:value-type="float" office:value="337819.97193341" calcext:value-type="float">
            <text:p>337819.9719</text:p>
          </table:table-cell>
          <table:table-cell table:number-columns-repeated="3"/>
          <table:table-cell table:formula="of:=&quot;(setvar &quot;&amp;CHAR(34)&amp;[.A182]&amp;CHAR(34)&amp;&quot; &quot;&amp;[.G182]&amp;&quot;)&quot;" office:value-type="string" office:string-value="(setvar &quot;MSOLESCALE&quot; 337819.97193341)" calcext:value-type="string">
            <text:p>(setvar "MSOLESCALE" 337819.97193341)</text:p>
          </table:table-cell>
        </table:table-row>
        <table:table-row table:style-name="ro1">
          <table:table-cell office:value-type="string" calcext:value-type="string">
            <text:p>MSLTSCALE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83];[.D183])*1.04565889" office:value-type="float" office:value="716196.86957436" calcext:value-type="float">
            <text:p>716196.8696</text:p>
          </table:table-cell>
          <table:table-cell table:number-columns-repeated="3"/>
          <table:table-cell table:formula="of:=&quot;(setvar &quot;&amp;CHAR(34)&amp;[.A183]&amp;CHAR(34)&amp;&quot; &quot;&amp;[.G183]&amp;&quot;)&quot;" office:value-type="string" office:string-value="(setvar &quot;MSLTSCALE&quot; 716196.86957436)" calcext:value-type="string">
            <text:p>(setvar "MSLTSCALE" 716196.86957436)</text:p>
          </table:table-cell>
        </table:table-row>
        <table:table-row table:style-name="ro1">
          <table:table-cell office:value-type="string" calcext:value-type="string">
            <text:p>NORTHDIRECTION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84];[.D184])*1.04565889" office:value-type="float" office:value="943059.88537209" calcext:value-type="float">
            <text:p>943059.8854</text:p>
          </table:table-cell>
          <table:table-cell table:number-columns-repeated="3"/>
          <table:table-cell table:formula="of:=&quot;(setvar &quot;&amp;CHAR(34)&amp;[.A184]&amp;CHAR(34)&amp;&quot; &quot;&amp;[.G184]&amp;&quot;)&quot;" office:value-type="string" office:string-value="(setvar &quot;NORTHDIRECTION&quot; 943059.88537209)" calcext:value-type="string">
            <text:p>(setvar "NORTHDIRECTION" 943059.88537209)</text:p>
          </table:table-cell>
        </table:table-row>
        <table:table-row table:style-name="ro1">
          <table:table-cell office:value-type="string" calcext:value-type="string">
            <text:p>PDSIZE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85];[.D185])*1.04565889" office:value-type="float" office:value="688247.45310355" calcext:value-type="float">
            <text:p>688247.4531</text:p>
          </table:table-cell>
          <table:table-cell table:number-columns-repeated="3"/>
          <table:table-cell table:formula="of:=&quot;(setvar &quot;&amp;CHAR(34)&amp;[.A185]&amp;CHAR(34)&amp;&quot; &quot;&amp;[.G185]&amp;&quot;)&quot;" office:value-type="string" office:string-value="(setvar &quot;PDSIZE&quot; 688247.45310355)" calcext:value-type="string">
            <text:p>(setvar "PDSIZE" 688247.45310355)</text:p>
          </table:table-cell>
        </table:table-row>
        <table:table-row table:style-name="ro1">
          <table:table-cell office:value-type="string" calcext:value-type="string">
            <text:p>PLINEWID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86];[.D186])*1.04565889" office:value-type="float" office:value="39186.06690275" calcext:value-type="float">
            <text:p>39186.0669</text:p>
          </table:table-cell>
          <table:table-cell table:number-columns-repeated="3"/>
          <table:table-cell table:formula="of:=&quot;(setvar &quot;&amp;CHAR(34)&amp;[.A186]&amp;CHAR(34)&amp;&quot; &quot;&amp;[.G186]&amp;&quot;)&quot;" office:value-type="string" office:string-value="(setvar &quot;PLINEWID&quot; 39186.06690275)" calcext:value-type="string">
            <text:p>(setvar "PLINEWID" 39186.06690275)</text:p>
          </table:table-cell>
        </table:table-row>
        <table:table-row table:style-name="ro1">
          <table:table-cell office:value-type="string" calcext:value-type="string">
            <text:p>PSOLHEIGHT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87];[.D187])*1.04565889" office:value-type="float" office:value="1005175.16041476" calcext:value-type="float">
            <text:p>1005175.1604</text:p>
          </table:table-cell>
          <table:table-cell table:number-columns-repeated="3"/>
          <table:table-cell table:formula="of:=&quot;(setvar &quot;&amp;CHAR(34)&amp;[.A187]&amp;CHAR(34)&amp;&quot; &quot;&amp;[.G187]&amp;&quot;)&quot;" office:value-type="string" office:string-value="(setvar &quot;PSOLHEIGHT&quot; 1005175.16041476)" calcext:value-type="string">
            <text:p>(setvar "PSOLHEIGHT" 1005175.16041476)</text:p>
          </table:table-cell>
        </table:table-row>
        <table:table-row table:style-name="ro1">
          <table:table-cell office:value-type="string" calcext:value-type="string">
            <text:p>PSOLWIDTH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88];[.D188])*1.04565889" office:value-type="float" office:value="181301.56664265" calcext:value-type="float">
            <text:p>181301.5666</text:p>
          </table:table-cell>
          <table:table-cell table:number-columns-repeated="3"/>
          <table:table-cell table:formula="of:=&quot;(setvar &quot;&amp;CHAR(34)&amp;[.A188]&amp;CHAR(34)&amp;&quot; &quot;&amp;[.G188]&amp;&quot;)&quot;" office:value-type="string" office:string-value="(setvar &quot;PSOLWIDTH&quot; 181301.56664265)" calcext:value-type="string">
            <text:p>(setvar "PSOLWIDTH" 181301.56664265)</text:p>
          </table:table-cell>
        </table:table-row>
        <table:table-row table:style-name="ro1">
          <table:table-cell office:value-type="string" calcext:value-type="string">
            <text:p>PSVPSCALE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89];[.D189])*1.04565889" office:value-type="float" office:value="801115.87369015" calcext:value-type="float">
            <text:p>801115.8737</text:p>
          </table:table-cell>
          <table:table-cell table:number-columns-repeated="3"/>
          <table:table-cell table:formula="of:=&quot;(setvar &quot;&amp;CHAR(34)&amp;[.A189]&amp;CHAR(34)&amp;&quot; &quot;&amp;[.G189]&amp;&quot;)&quot;" office:value-type="string" office:string-value="(setvar &quot;PSVPSCALE&quot; 801115.87369015)" calcext:value-type="string">
            <text:p>(setvar "PSVPSCALE" 801115.87369015)</text:p>
          </table:table-cell>
        </table:table-row>
        <table:table-row table:style-name="ro1">
          <table:table-cell office:value-type="string" calcext:value-type="string">
            <text:p>SHADOWPLANELOCATION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90];[.D190])*1.04565889" office:value-type="float" office:value="965425.4833703" calcext:value-type="float">
            <text:p>965425.4834</text:p>
          </table:table-cell>
          <table:table-cell table:number-columns-repeated="3"/>
          <table:table-cell table:formula="of:=&quot;(setvar &quot;&amp;CHAR(34)&amp;[.A190]&amp;CHAR(34)&amp;&quot; &quot;&amp;[.G190]&amp;&quot;)&quot;" office:value-type="string" office:string-value="(setvar &quot;SHADOWPLANELOCATION&quot; 965425.4833703)" calcext:value-type="string">
            <text:p>(setvar "SHADOWPLANELOCATION" 965425.4833703)</text:p>
          </table:table-cell>
        </table:table-row>
        <table:table-row table:style-name="ro1">
          <table:table-cell office:value-type="string" calcext:value-type="string">
            <text:p>SKETCHINC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91];[.D191])*1.04565889" office:value-type="float" office:value="117817.52411297" calcext:value-type="float">
            <text:p>117817.5241</text:p>
          </table:table-cell>
          <table:table-cell table:number-columns-repeated="3"/>
          <table:table-cell table:formula="of:=&quot;(setvar &quot;&amp;CHAR(34)&amp;[.A191]&amp;CHAR(34)&amp;&quot; &quot;&amp;[.G191]&amp;&quot;)&quot;" office:value-type="string" office:string-value="(setvar &quot;SKETCHINC&quot; 117817.52411297)" calcext:value-type="string">
            <text:p>(setvar "SKETCHINC" 117817.52411297)</text:p>
          </table:table-cell>
        </table:table-row>
        <table:table-row table:style-name="ro1">
          <table:table-cell office:value-type="string" calcext:value-type="string">
            <text:p>SNAPANG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92];[.D192])*1.04565889" office:value-type="float" office:value="46251.58402248" calcext:value-type="float">
            <text:p>46251.5840</text:p>
          </table:table-cell>
          <table:table-cell table:number-columns-repeated="3"/>
          <table:table-cell table:formula="of:=&quot;(setvar &quot;&amp;CHAR(34)&amp;[.A192]&amp;CHAR(34)&amp;&quot; &quot;&amp;[.G192]&amp;&quot;)&quot;" office:value-type="string" office:string-value="(setvar &quot;SNAPANG&quot; 46251.58402248)" calcext:value-type="string">
            <text:p>(setvar "SNAPANG" 46251.58402248)</text:p>
          </table:table-cell>
        </table:table-row>
        <table:table-row table:style-name="ro1">
          <table:table-cell office:value-type="string" calcext:value-type="string">
            <text:p>STEPSIZE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93];[.D193])*1.04565889" office:value-type="float" office:value="1026458.50146182" calcext:value-type="float">
            <text:p>1026458.5015</text:p>
          </table:table-cell>
          <table:table-cell table:number-columns-repeated="3"/>
          <table:table-cell table:formula="of:=&quot;(setvar &quot;&amp;CHAR(34)&amp;[.A193]&amp;CHAR(34)&amp;&quot; &quot;&amp;[.G193]&amp;&quot;)&quot;" office:value-type="string" office:string-value="(setvar &quot;STEPSIZE&quot; 1026458.50146182)" calcext:value-type="string">
            <text:p>(setvar "STEPSIZE" 1026458.50146182)</text:p>
          </table:table-cell>
        </table:table-row>
        <table:table-row table:style-name="ro1">
          <table:table-cell office:value-type="string" calcext:value-type="string">
            <text:p>STEPSPERSEC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94];[.D194])*1.04565889" office:value-type="float" office:value="682367.71316508" calcext:value-type="float">
            <text:p>682367.7132</text:p>
          </table:table-cell>
          <table:table-cell table:number-columns-repeated="3"/>
          <table:table-cell table:formula="of:=&quot;(setvar &quot;&amp;CHAR(34)&amp;[.A194]&amp;CHAR(34)&amp;&quot; &quot;&amp;[.G194]&amp;&quot;)&quot;" office:value-type="string" office:string-value="(setvar &quot;STEPSPERSEC&quot; 682367.71316508)" calcext:value-type="string">
            <text:p>(setvar "STEPSPERSEC" 682367.71316508)</text:p>
          </table:table-cell>
        </table:table-row>
        <table:table-row table:style-name="ro1">
          <table:table-cell office:value-type="string" calcext:value-type="string">
            <text:p>TDCREATE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95];[.D195])*1.04565889" office:value-type="float" office:value="78317.75954322" calcext:value-type="float">
            <text:p>78317.7595</text:p>
          </table:table-cell>
          <table:table-cell table:number-columns-repeated="3"/>
          <table:table-cell table:formula="of:=&quot;(setvar &quot;&amp;CHAR(34)&amp;[.A195]&amp;CHAR(34)&amp;&quot; &quot;&amp;[.G195]&amp;&quot;)&quot;" office:value-type="string" office:string-value="(setvar &quot;TDCREATE&quot; 78317.75954322)" calcext:value-type="string">
            <text:p>(setvar "TDCREATE" 78317.75954322)</text:p>
          </table:table-cell>
        </table:table-row>
        <table:table-row table:style-name="ro1">
          <table:table-cell office:value-type="string" calcext:value-type="string">
            <text:p>TDINDWG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96];[.D196])*1.04565889" office:value-type="float" office:value="329523.71430015" calcext:value-type="float">
            <text:p>329523.7143</text:p>
          </table:table-cell>
          <table:table-cell table:number-columns-repeated="3"/>
          <table:table-cell table:formula="of:=&quot;(setvar &quot;&amp;CHAR(34)&amp;[.A196]&amp;CHAR(34)&amp;&quot; &quot;&amp;[.G196]&amp;&quot;)&quot;" office:value-type="string" office:string-value="(setvar &quot;TDINDWG&quot; 329523.71430015)" calcext:value-type="string">
            <text:p>(setvar "TDINDWG" 329523.71430015)</text:p>
          </table:table-cell>
        </table:table-row>
        <table:table-row table:style-name="ro1">
          <table:table-cell office:value-type="string" calcext:value-type="string">
            <text:p>TDUCREATE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97];[.D197])*1.04565889" office:value-type="float" office:value="73585.10740708" calcext:value-type="float">
            <text:p>73585.1074</text:p>
          </table:table-cell>
          <table:table-cell table:number-columns-repeated="3"/>
          <table:table-cell table:formula="of:=&quot;(setvar &quot;&amp;CHAR(34)&amp;[.A197]&amp;CHAR(34)&amp;&quot; &quot;&amp;[.G197]&amp;&quot;)&quot;" office:value-type="string" office:string-value="(setvar &quot;TDUCREATE&quot; 73585.10740708)" calcext:value-type="string">
            <text:p>(setvar "TDUCREATE" 73585.10740708)</text:p>
          </table:table-cell>
        </table:table-row>
        <table:table-row table:style-name="ro1">
          <table:table-cell office:value-type="string" calcext:value-type="string">
            <text:p>TDUPDATE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98];[.D198])*1.04565889" office:value-type="float" office:value="892836.88888539" calcext:value-type="float">
            <text:p>892836.8889</text:p>
          </table:table-cell>
          <table:table-cell table:number-columns-repeated="3"/>
          <table:table-cell table:formula="of:=&quot;(setvar &quot;&amp;CHAR(34)&amp;[.A198]&amp;CHAR(34)&amp;&quot; &quot;&amp;[.G198]&amp;&quot;)&quot;" office:value-type="string" office:string-value="(setvar &quot;TDUPDATE&quot; 892836.88888539)" calcext:value-type="string">
            <text:p>(setvar "TDUPDATE" 892836.88888539)</text:p>
          </table:table-cell>
        </table:table-row>
        <table:table-row table:style-name="ro1">
          <table:table-cell office:value-type="string" calcext:value-type="string">
            <text:p>TDUSRTIMER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199];[.D199])*1.04565889" office:value-type="float" office:value="902980.82577728" calcext:value-type="float">
            <text:p>902980.8258</text:p>
          </table:table-cell>
          <table:table-cell table:number-columns-repeated="3"/>
          <table:table-cell table:formula="of:=&quot;(setvar &quot;&amp;CHAR(34)&amp;[.A199]&amp;CHAR(34)&amp;&quot; &quot;&amp;[.G199]&amp;&quot;)&quot;" office:value-type="string" office:string-value="(setvar &quot;TDUSRTIMER&quot; 902980.82577728)" calcext:value-type="string">
            <text:p>(setvar "TDUSRTIMER" 902980.82577728)</text:p>
          </table:table-cell>
        </table:table-row>
        <table:table-row table:style-name="ro1">
          <table:table-cell office:value-type="string" calcext:value-type="string">
            <text:p>TDUUPDATE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200];[.D200])*1.04565889" office:value-type="float" office:value="454358.65522391" calcext:value-type="float">
            <text:p>454358.6552</text:p>
          </table:table-cell>
          <table:table-cell table:number-columns-repeated="3"/>
          <table:table-cell table:formula="of:=&quot;(setvar &quot;&amp;CHAR(34)&amp;[.A200]&amp;CHAR(34)&amp;&quot; &quot;&amp;[.G200]&amp;&quot;)&quot;" office:value-type="string" office:string-value="(setvar &quot;TDUUPDATE&quot; 454358.65522391)" calcext:value-type="string">
            <text:p>(setvar "TDUUPDATE" 454358.65522391)</text:p>
          </table:table-cell>
        </table:table-row>
        <table:table-row table:style-name="ro1">
          <table:table-cell office:value-type="string" calcext:value-type="string">
            <text:p>TEXTSIZE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201];[.D201])*1.04565889" office:value-type="float" office:value="975173.11554288" calcext:value-type="float">
            <text:p>975173.1155</text:p>
          </table:table-cell>
          <table:table-cell table:number-columns-repeated="3"/>
          <table:table-cell table:formula="of:=&quot;(setvar &quot;&amp;CHAR(34)&amp;[.A201]&amp;CHAR(34)&amp;&quot; &quot;&amp;[.G201]&amp;&quot;)&quot;" office:value-type="string" office:string-value="(setvar &quot;TEXTSIZE&quot; 975173.11554288)" calcext:value-type="string">
            <text:p>(setvar "TEXTSIZE" 975173.11554288)</text:p>
          </table:table-cell>
        </table:table-row>
        <table:table-row table:style-name="ro1">
          <table:table-cell office:value-type="string" calcext:value-type="string">
            <text:p>THICKNESS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202];[.D202])*1.04565889" office:value-type="float" office:value="560531.72193784" calcext:value-type="float">
            <text:p>560531.7219</text:p>
          </table:table-cell>
          <table:table-cell table:number-columns-repeated="3"/>
          <table:table-cell table:formula="of:=&quot;(setvar &quot;&amp;CHAR(34)&amp;[.A202]&amp;CHAR(34)&amp;&quot; &quot;&amp;[.G202]&amp;&quot;)&quot;" office:value-type="string" office:string-value="(setvar &quot;THICKNESS&quot; 560531.72193784)" calcext:value-type="string">
            <text:p>(setvar "THICKNESS" 560531.72193784)</text:p>
          </table:table-cell>
        </table:table-row>
        <table:table-row table:style-name="ro1">
          <table:table-cell office:value-type="string" calcext:value-type="string">
            <text:p>TRACEWID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203];[.D203])*1.04565889" office:value-type="float" office:value="411603.75452959" calcext:value-type="float">
            <text:p>411603.7545</text:p>
          </table:table-cell>
          <table:table-cell table:number-columns-repeated="3"/>
          <table:table-cell table:formula="of:=&quot;(setvar &quot;&amp;CHAR(34)&amp;[.A203]&amp;CHAR(34)&amp;&quot; &quot;&amp;[.G203]&amp;&quot;)&quot;" office:value-type="string" office:string-value="(setvar &quot;TRACEWID&quot; 411603.75452959)" calcext:value-type="string">
            <text:p>(setvar "TRACEWID" 411603.75452959)</text:p>
          </table:table-cell>
        </table:table-row>
        <table:table-row table:style-name="ro1">
          <table:table-cell office:value-type="string" calcext:value-type="string">
            <text:p>USERR1-5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204];[.D204])*1.04565889" office:value-type="float" office:value="598722.32157731" calcext:value-type="float">
            <text:p>598722.3216</text:p>
          </table:table-cell>
          <table:table-cell table:number-columns-repeated="3"/>
          <table:table-cell table:formula="of:=&quot;(setvar &quot;&amp;CHAR(34)&amp;[.A204]&amp;CHAR(34)&amp;&quot; &quot;&amp;[.G204]&amp;&quot;)&quot;" office:value-type="string" office:string-value="(setvar &quot;USERR1-5&quot; 598722.32157731)" calcext:value-type="string">
            <text:p>(setvar "USERR1-5" 598722.32157731)</text:p>
          </table:table-cell>
        </table:table-row>
        <table:table-row table:style-name="ro1">
          <table:table-cell office:value-type="string" calcext:value-type="string">
            <text:p>VIEWSIZE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205];[.D205])*1.04565889" office:value-type="float" office:value="394722.63740943" calcext:value-type="float">
            <text:p>394722.6374</text:p>
          </table:table-cell>
          <table:table-cell table:number-columns-repeated="3"/>
          <table:table-cell table:formula="of:=&quot;(setvar &quot;&amp;CHAR(34)&amp;[.A205]&amp;CHAR(34)&amp;&quot; &quot;&amp;[.G205]&amp;&quot;)&quot;" office:value-type="string" office:string-value="(setvar &quot;VIEWSIZE&quot; 394722.63740943)" calcext:value-type="string">
            <text:p>(setvar "VIEWSIZE" 394722.63740943)</text:p>
          </table:table-cell>
        </table:table-row>
        <table:table-row table:style-name="ro1">
          <table:table-cell office:value-type="string" calcext:value-type="string">
            <text:p>VIEWTWIST</text:p>
          </table:table-cell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206];[.D206])*1.04565889" office:value-type="float" office:value="994832.54833377" calcext:value-type="float">
            <text:p>994832.5483</text:p>
          </table:table-cell>
          <table:table-cell table:number-columns-repeated="3"/>
          <table:table-cell table:formula="of:=&quot;(setvar &quot;&amp;CHAR(34)&amp;[.A206]&amp;CHAR(34)&amp;&quot; &quot;&amp;[.G206]&amp;&quot;)&quot;" office:value-type="string" office:string-value="(setvar &quot;VIEWTWIST&quot; 994832.54833377)" calcext:value-type="string">
            <text:p>(setvar "VIEWTWIST" 994832.54833377)</text:p>
          </table:table-cell>
        </table:table-row>
        <table:table-row table:style-name="ro1">
          <table:table-cell office:value-type="string" calcext:value-type="string">
            <text:p>DIMDSEP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CHAR(RANDBETWEEN(65;90))" office:value-type="string" office:string-value="O" calcext:value-type="string">
            <text:p>O</text:p>
          </table:table-cell>
          <table:table-cell table:number-columns-repeated="3"/>
          <table:table-cell table:formula="of:=&quot;(setvar &quot;&amp;CHAR(34)&amp;[.A207]&amp;CHAR(34)&amp;&quot; &quot;&amp;CHAR(34)&amp;[.G207]&amp;CHAR(34)&amp;&quot;)&quot;" office:value-type="string" office:string-value="(setvar &quot;DIMDSEP&quot; &quot;O&quot;)" calcext:value-type="string">
            <text:p>(setvar "DIMDSEP" "O")</text:p>
          </table:table-cell>
        </table:table-row>
        <table:table-row table:style-name="ro1">
          <table:table-cell office:value-type="string" calcext:value-type="string">
            <text:p>CANNOSCALE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OBPDVYJLZTNHKVKQZR" calcext:value-type="string">
            <text:p>OBPDVYJLZTNHKVKQZR</text:p>
          </table:table-cell>
          <table:table-cell table:number-columns-repeated="3"/>
          <table:table-cell table:formula="of:=&quot;(setvar &quot;&amp;CHAR(34)&amp;[.A208]&amp;CHAR(34)&amp;&quot; &quot;&amp;CHAR(34)&amp;[.G208]&amp;CHAR(34)&amp;&quot;)&quot;" office:value-type="string" office:string-value="(setvar &quot;CANNOSCALE&quot; &quot;OBPDVYJLZTNHKVKQZR&quot;)" calcext:value-type="string">
            <text:p>(setvar "CANNOSCALE" "OBPDVYJLZTNHKVKQZR")</text:p>
          </table:table-cell>
        </table:table-row>
        <table:table-row table:style-name="ro1">
          <table:table-cell office:value-type="string" calcext:value-type="string">
            <text:p>CECOLOR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PIFJNJGWPGRMDKYFHN" calcext:value-type="string">
            <text:p>PIFJNJGWPGRMDKYFHN</text:p>
          </table:table-cell>
          <table:table-cell table:number-columns-repeated="3"/>
          <table:table-cell table:formula="of:=&quot;(setvar &quot;&amp;CHAR(34)&amp;[.A209]&amp;CHAR(34)&amp;&quot; &quot;&amp;CHAR(34)&amp;[.G209]&amp;CHAR(34)&amp;&quot;)&quot;" office:value-type="string" office:string-value="(setvar &quot;CECOLOR&quot; &quot;PIFJNJGWPGRMDKYFHN&quot;)" calcext:value-type="string">
            <text:p>(setvar "CECOLOR" "PIFJNJGWPGRMDKYFHN")</text:p>
          </table:table-cell>
        </table:table-row>
        <table:table-row table:style-name="ro1">
          <table:table-cell office:value-type="string" calcext:value-type="string">
            <text:p>CELTYPE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FAHSPZHSNLUYFJHKSV" calcext:value-type="string">
            <text:p>FAHSPZHSNLUYFJHKSV</text:p>
          </table:table-cell>
          <table:table-cell table:number-columns-repeated="3"/>
          <table:table-cell table:formula="of:=&quot;(setvar &quot;&amp;CHAR(34)&amp;[.A210]&amp;CHAR(34)&amp;&quot; &quot;&amp;CHAR(34)&amp;[.G210]&amp;CHAR(34)&amp;&quot;)&quot;" office:value-type="string" office:string-value="(setvar &quot;CELTYPE&quot; &quot;FAHSPZHSNLUYFJHKSV&quot;)" calcext:value-type="string">
            <text:p>(setvar "CELTYPE" "FAHSPZHSNLUYFJHKSV")</text:p>
          </table:table-cell>
        </table:table-row>
        <table:table-row table:style-name="ro1">
          <table:table-cell office:value-type="string" calcext:value-type="string">
            <text:p>CLAYER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TYRJFJWJTUOBHUBPNQ" calcext:value-type="string">
            <text:p>TYRJFJWJTUOBHUBPNQ</text:p>
          </table:table-cell>
          <table:table-cell table:number-columns-repeated="3"/>
          <table:table-cell table:formula="of:=&quot;(setvar &quot;&amp;CHAR(34)&amp;[.A211]&amp;CHAR(34)&amp;&quot; &quot;&amp;CHAR(34)&amp;[.G211]&amp;CHAR(34)&amp;&quot;)&quot;" office:value-type="string" office:string-value="(setvar &quot;CLAYER&quot; &quot;TYRJFJWJTUOBHUBPNQ&quot;)" calcext:value-type="string">
            <text:p>(setvar "CLAYER" "TYRJFJWJTUOBHUBPNQ")</text:p>
          </table:table-cell>
        </table:table-row>
        <table:table-row table:style-name="ro1">
          <table:table-cell office:value-type="string" calcext:value-type="string">
            <text:p>CMATERIAL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OUJCGDALMIVFDPEVZJ" calcext:value-type="string">
            <text:p>OUJCGDALMIVFDPEVZJ</text:p>
          </table:table-cell>
          <table:table-cell table:number-columns-repeated="3"/>
          <table:table-cell table:formula="of:=&quot;(setvar &quot;&amp;CHAR(34)&amp;[.A212]&amp;CHAR(34)&amp;&quot; &quot;&amp;CHAR(34)&amp;[.G212]&amp;CHAR(34)&amp;&quot;)&quot;" office:value-type="string" office:string-value="(setvar &quot;CMATERIAL&quot; &quot;OUJCGDALMIVFDPEVZJ&quot;)" calcext:value-type="string">
            <text:p>(setvar "CMATERIAL" "OUJCGDALMIVFDPEVZJ")</text:p>
          </table:table-cell>
        </table:table-row>
        <table:table-row table:style-name="ro1">
          <table:table-cell office:value-type="string" calcext:value-type="string">
            <text:p>CMLEADERSTYLE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FVSYQHAYCCOPSDKCFQ" calcext:value-type="string">
            <text:p>FVSYQHAYCCOPSDKCFQ</text:p>
          </table:table-cell>
          <table:table-cell table:number-columns-repeated="3"/>
          <table:table-cell table:formula="of:=&quot;(setvar &quot;&amp;CHAR(34)&amp;[.A213]&amp;CHAR(34)&amp;&quot; &quot;&amp;CHAR(34)&amp;[.G213]&amp;CHAR(34)&amp;&quot;)&quot;" office:value-type="string" office:string-value="(setvar &quot;CMLEADERSTYLE&quot; &quot;FVSYQHAYCCOPSDKCFQ&quot;)" calcext:value-type="string">
            <text:p>(setvar "CMLEADERSTYLE" "FVSYQHAYCCOPSDKCFQ")</text:p>
          </table:table-cell>
        </table:table-row>
        <table:table-row table:style-name="ro1">
          <table:table-cell office:value-type="string" calcext:value-type="string">
            <text:p>CMLSTYLE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FFCSOXXSNCNMLSIERY" calcext:value-type="string">
            <text:p>FFCSOXXSNCNMLSIERY</text:p>
          </table:table-cell>
          <table:table-cell table:number-columns-repeated="3"/>
          <table:table-cell table:formula="of:=&quot;(setvar &quot;&amp;CHAR(34)&amp;[.A214]&amp;CHAR(34)&amp;&quot; &quot;&amp;CHAR(34)&amp;[.G214]&amp;CHAR(34)&amp;&quot;)&quot;" office:value-type="string" office:string-value="(setvar &quot;CMLSTYLE&quot; &quot;FFCSOXXSNCNMLSIERY&quot;)" calcext:value-type="string">
            <text:p>(setvar "CMLSTYLE" "FFCSOXXSNCNMLSIERY")</text:p>
          </table:table-cell>
        </table:table-row>
        <table:table-row table:style-name="ro1">
          <table:table-cell office:value-type="string" calcext:value-type="string">
            <text:p>CPLOTSTYLE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LSWOULDNOOPTFVZHNN" calcext:value-type="string">
            <text:p>LSWOULDNOOPTFVZHNN</text:p>
          </table:table-cell>
          <table:table-cell table:number-columns-repeated="3"/>
          <table:table-cell table:formula="of:=&quot;(setvar &quot;&amp;CHAR(34)&amp;[.A215]&amp;CHAR(34)&amp;&quot; &quot;&amp;CHAR(34)&amp;[.G215]&amp;CHAR(34)&amp;&quot;)&quot;" office:value-type="string" office:string-value="(setvar &quot;CPLOTSTYLE&quot; &quot;LSWOULDNOOPTFVZHNN&quot;)" calcext:value-type="string">
            <text:p>(setvar "CPLOTSTYLE" "LSWOULDNOOPTFVZHNN")</text:p>
          </table:table-cell>
        </table:table-row>
        <table:table-row table:style-name="ro1">
          <table:table-cell office:value-type="string" calcext:value-type="string">
            <text:p>CTAB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FLFSNTEZMMDELPWIDR" calcext:value-type="string">
            <text:p>FLFSNTEZMMDELPWIDR</text:p>
          </table:table-cell>
          <table:table-cell table:number-columns-repeated="3"/>
          <table:table-cell table:formula="of:=&quot;(setvar &quot;&amp;CHAR(34)&amp;[.A216]&amp;CHAR(34)&amp;&quot; &quot;&amp;CHAR(34)&amp;[.G216]&amp;CHAR(34)&amp;&quot;)&quot;" office:value-type="string" office:string-value="(setvar &quot;CTAB&quot; &quot;FLFSNTEZMMDELPWIDR&quot;)" calcext:value-type="string">
            <text:p>(setvar "CTAB" "FLFSNTEZMMDELPWIDR")</text:p>
          </table:table-cell>
        </table:table-row>
        <table:table-row table:style-name="ro1">
          <table:table-cell office:value-type="string" calcext:value-type="string">
            <text:p>CTABLESTYLE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THEHVUABPZICNNOTGB" calcext:value-type="string">
            <text:p>THEHVUABPZICNNOTGB</text:p>
          </table:table-cell>
          <table:table-cell table:number-columns-repeated="3"/>
          <table:table-cell table:formula="of:=&quot;(setvar &quot;&amp;CHAR(34)&amp;[.A217]&amp;CHAR(34)&amp;&quot; &quot;&amp;CHAR(34)&amp;[.G217]&amp;CHAR(34)&amp;&quot;)&quot;" office:value-type="string" office:string-value="(setvar &quot;CTABLESTYLE&quot; &quot;THEHVUABPZICNNOTGB&quot;)" calcext:value-type="string">
            <text:p>(setvar "CTABLESTYLE" "THEHVUABPZICNNOTGB")</text:p>
          </table:table-cell>
        </table:table-row>
        <table:table-row table:style-name="ro1">
          <table:table-cell office:value-type="string" calcext:value-type="string">
            <text:p>DIMAPOST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MKBZXFDJUARYRKFWSB" calcext:value-type="string">
            <text:p>MKBZXFDJUARYRKFWSB</text:p>
          </table:table-cell>
          <table:table-cell table:number-columns-repeated="3"/>
          <table:table-cell table:formula="of:=&quot;(setvar &quot;&amp;CHAR(34)&amp;[.A218]&amp;CHAR(34)&amp;&quot; &quot;&amp;CHAR(34)&amp;[.G218]&amp;CHAR(34)&amp;&quot;)&quot;" office:value-type="string" office:string-value="(setvar &quot;DIMAPOST&quot; &quot;MKBZXFDJUARYRKFWSB&quot;)" calcext:value-type="string">
            <text:p>(setvar "DIMAPOST" "MKBZXFDJUARYRKFWSB")</text:p>
          </table:table-cell>
        </table:table-row>
        <table:table-row table:style-name="ro1">
          <table:table-cell office:value-type="string" calcext:value-type="string">
            <text:p>DIMBLK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QTDGSLJGZXZFYMQALO" calcext:value-type="string">
            <text:p>QTDGSLJGZXZFYMQALO</text:p>
          </table:table-cell>
          <table:table-cell table:number-columns-repeated="3"/>
          <table:table-cell table:formula="of:=&quot;(setvar &quot;&amp;CHAR(34)&amp;[.A219]&amp;CHAR(34)&amp;&quot; &quot;&amp;CHAR(34)&amp;[.G219]&amp;CHAR(34)&amp;&quot;)&quot;" office:value-type="string" office:string-value="(setvar &quot;DIMBLK&quot; &quot;QTDGSLJGZXZFYMQALO&quot;)" calcext:value-type="string">
            <text:p>(setvar "DIMBLK" "QTDGSLJGZXZFYMQALO")</text:p>
          </table:table-cell>
        </table:table-row>
        <table:table-row table:style-name="ro1">
          <table:table-cell office:value-type="string" calcext:value-type="string">
            <text:p>DIMBLK1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FPXAQOYHZEESFVLIBE" calcext:value-type="string">
            <text:p>FPXAQOYHZEESFVLIBE</text:p>
          </table:table-cell>
          <table:table-cell table:number-columns-repeated="3"/>
          <table:table-cell table:formula="of:=&quot;(setvar &quot;&amp;CHAR(34)&amp;[.A220]&amp;CHAR(34)&amp;&quot; &quot;&amp;CHAR(34)&amp;[.G220]&amp;CHAR(34)&amp;&quot;)&quot;" office:value-type="string" office:string-value="(setvar &quot;DIMBLK1&quot; &quot;FPXAQOYHZEESFVLIBE&quot;)" calcext:value-type="string">
            <text:p>(setvar "DIMBLK1" "FPXAQOYHZEESFVLIBE")</text:p>
          </table:table-cell>
        </table:table-row>
        <table:table-row table:style-name="ro1">
          <table:table-cell office:value-type="string" calcext:value-type="string">
            <text:p>DIMBLK2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ULKUIKAHWQHIFMXCMO" calcext:value-type="string">
            <text:p>ULKUIKAHWQHIFMXCMO</text:p>
          </table:table-cell>
          <table:table-cell table:number-columns-repeated="3"/>
          <table:table-cell table:formula="of:=&quot;(setvar &quot;&amp;CHAR(34)&amp;[.A221]&amp;CHAR(34)&amp;&quot; &quot;&amp;CHAR(34)&amp;[.G221]&amp;CHAR(34)&amp;&quot;)&quot;" office:value-type="string" office:string-value="(setvar &quot;DIMBLK2&quot; &quot;ULKUIKAHWQHIFMXCMO&quot;)" calcext:value-type="string">
            <text:p>(setvar "DIMBLK2" "ULKUIKAHWQHIFMXCMO")</text:p>
          </table:table-cell>
        </table:table-row>
        <table:table-row table:style-name="ro1">
          <table:table-cell office:value-type="string" calcext:value-type="string">
            <text:p>DIMLDRBLK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RLWRPAJUWUDYYYJJSR" calcext:value-type="string">
            <text:p>RLWRPAJUWUDYYYJJSR</text:p>
          </table:table-cell>
          <table:table-cell table:number-columns-repeated="3"/>
          <table:table-cell table:formula="of:=&quot;(setvar &quot;&amp;CHAR(34)&amp;[.A222]&amp;CHAR(34)&amp;&quot; &quot;&amp;CHAR(34)&amp;[.G222]&amp;CHAR(34)&amp;&quot;)&quot;" office:value-type="string" office:string-value="(setvar &quot;DIMLDRBLK&quot; &quot;RLWRPAJUWUDYYYJJSR&quot;)" calcext:value-type="string">
            <text:p>(setvar "DIMLDRBLK" "RLWRPAJUWUDYYYJJSR")</text:p>
          </table:table-cell>
        </table:table-row>
        <table:table-row table:style-name="ro1">
          <table:table-cell office:value-type="string" calcext:value-type="string">
            <text:p>DIMLTEX1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TSYQJGYOSWQFKIQGZF" calcext:value-type="string">
            <text:p>TSYQJGYOSWQFKIQGZF</text:p>
          </table:table-cell>
          <table:table-cell table:number-columns-repeated="3"/>
          <table:table-cell table:formula="of:=&quot;(setvar &quot;&amp;CHAR(34)&amp;[.A223]&amp;CHAR(34)&amp;&quot; &quot;&amp;CHAR(34)&amp;[.G223]&amp;CHAR(34)&amp;&quot;)&quot;" office:value-type="string" office:string-value="(setvar &quot;DIMLTEX1&quot; &quot;TSYQJGYOSWQFKIQGZF&quot;)" calcext:value-type="string">
            <text:p>(setvar "DIMLTEX1" "TSYQJGYOSWQFKIQGZF")</text:p>
          </table:table-cell>
        </table:table-row>
        <table:table-row table:style-name="ro1">
          <table:table-cell office:value-type="string" calcext:value-type="string">
            <text:p>DIMLTEX2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HJADDEBCCLLUCFNBVW" calcext:value-type="string">
            <text:p>HJADDEBCCLLUCFNBVW</text:p>
          </table:table-cell>
          <table:table-cell table:number-columns-repeated="3"/>
          <table:table-cell table:formula="of:=&quot;(setvar &quot;&amp;CHAR(34)&amp;[.A224]&amp;CHAR(34)&amp;&quot; &quot;&amp;CHAR(34)&amp;[.G224]&amp;CHAR(34)&amp;&quot;)&quot;" office:value-type="string" office:string-value="(setvar &quot;DIMLTEX2&quot; &quot;HJADDEBCCLLUCFNBVW&quot;)" calcext:value-type="string">
            <text:p>(setvar "DIMLTEX2" "HJADDEBCCLLUCFNBVW")</text:p>
          </table:table-cell>
        </table:table-row>
        <table:table-row table:style-name="ro1">
          <table:table-cell office:value-type="string" calcext:value-type="string">
            <text:p>DIMLTYPE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HTKAQBGAKWHKCOTDSX" calcext:value-type="string">
            <text:p>HTKAQBGAKWHKCOTDSX</text:p>
          </table:table-cell>
          <table:table-cell table:number-columns-repeated="3"/>
          <table:table-cell table:formula="of:=&quot;(setvar &quot;&amp;CHAR(34)&amp;[.A225]&amp;CHAR(34)&amp;&quot; &quot;&amp;CHAR(34)&amp;[.G225]&amp;CHAR(34)&amp;&quot;)&quot;" office:value-type="string" office:string-value="(setvar &quot;DIMLTYPE&quot; &quot;HTKAQBGAKWHKCOTDSX&quot;)" calcext:value-type="string">
            <text:p>(setvar "DIMLTYPE" "HTKAQBGAKWHKCOTDSX")</text:p>
          </table:table-cell>
        </table:table-row>
        <table:table-row table:style-name="ro1">
          <table:table-cell office:value-type="string" calcext:value-type="string">
            <text:p>DIMPOST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HUAJFLEIRRJMORGZRW" calcext:value-type="string">
            <text:p>HUAJFLEIRRJMORGZRW</text:p>
          </table:table-cell>
          <table:table-cell table:number-columns-repeated="3"/>
          <table:table-cell table:formula="of:=&quot;(setvar &quot;&amp;CHAR(34)&amp;[.A226]&amp;CHAR(34)&amp;&quot; &quot;&amp;CHAR(34)&amp;[.G226]&amp;CHAR(34)&amp;&quot;)&quot;" office:value-type="string" office:string-value="(setvar &quot;DIMPOST&quot; &quot;HUAJFLEIRRJMORGZRW&quot;)" calcext:value-type="string">
            <text:p>(setvar "DIMPOST" "HUAJFLEIRRJMORGZRW")</text:p>
          </table:table-cell>
        </table:table-row>
        <table:table-row table:style-name="ro1">
          <table:table-cell office:value-type="string" calcext:value-type="string">
            <text:p>DIMSTYLE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AXXLUEVWTPZLMHFMQL" calcext:value-type="string">
            <text:p>AXXLUEVWTPZLMHFMQL</text:p>
          </table:table-cell>
          <table:table-cell table:number-columns-repeated="3"/>
          <table:table-cell table:formula="of:=&quot;(setvar &quot;&amp;CHAR(34)&amp;[.A227]&amp;CHAR(34)&amp;&quot; &quot;&amp;CHAR(34)&amp;[.G227]&amp;CHAR(34)&amp;&quot;)&quot;" office:value-type="string" office:string-value="(setvar &quot;DIMSTYLE&quot; &quot;AXXLUEVWTPZLMHFMQL&quot;)" calcext:value-type="string">
            <text:p>(setvar "DIMSTYLE" "AXXLUEVWTPZLMHFMQL")</text:p>
          </table:table-cell>
        </table:table-row>
        <table:table-row table:style-name="ro1">
          <table:table-cell office:value-type="string" calcext:value-type="string">
            <text:p>DIMTXSTY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YVTPMCBBTIALEBJBMD" calcext:value-type="string">
            <text:p>YVTPMCBBTIALEBJBMD</text:p>
          </table:table-cell>
          <table:table-cell table:number-columns-repeated="3"/>
          <table:table-cell table:formula="of:=&quot;(setvar &quot;&amp;CHAR(34)&amp;[.A228]&amp;CHAR(34)&amp;&quot; &quot;&amp;CHAR(34)&amp;[.G228]&amp;CHAR(34)&amp;&quot;)&quot;" office:value-type="string" office:string-value="(setvar &quot;DIMTXSTY&quot; &quot;YVTPMCBBTIALEBJBMD&quot;)" calcext:value-type="string">
            <text:p>(setvar "DIMTXSTY" "YVTPMCBBTIALEBJBMD")</text:p>
          </table:table-cell>
        </table:table-row>
        <table:table-row table:style-name="ro1">
          <table:table-cell office:value-type="string" calcext:value-type="string">
            <text:p>DRAGVS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GIAZXALKHRXYCVTWLG" calcext:value-type="string">
            <text:p>GIAZXALKHRXYCVTWLG</text:p>
          </table:table-cell>
          <table:table-cell table:number-columns-repeated="3"/>
          <table:table-cell table:formula="of:=&quot;(setvar &quot;&amp;CHAR(34)&amp;[.A229]&amp;CHAR(34)&amp;&quot; &quot;&amp;CHAR(34)&amp;[.G229]&amp;CHAR(34)&amp;&quot;)&quot;" office:value-type="string" office:string-value="(setvar &quot;DRAGVS&quot; &quot;GIAZXALKHRXYCVTWLG&quot;)" calcext:value-type="string">
            <text:p>(setvar "DRAGVS" "GIAZXALKHRXYCVTWLG")</text:p>
          </table:table-cell>
        </table:table-row>
        <table:table-row table:style-name="ro1">
          <table:table-cell office:value-type="string" calcext:value-type="string">
            <text:p>DWGCODEPAGE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YNHSVIEZJNBWQHEQHC" calcext:value-type="string">
            <text:p>YNHSVIEZJNBWQHEQHC</text:p>
          </table:table-cell>
          <table:table-cell table:number-columns-repeated="3"/>
          <table:table-cell table:formula="of:=&quot;(setvar &quot;&amp;CHAR(34)&amp;[.A230]&amp;CHAR(34)&amp;&quot; &quot;&amp;CHAR(34)&amp;[.G230]&amp;CHAR(34)&amp;&quot;)&quot;" office:value-type="string" office:string-value="(setvar &quot;DWGCODEPAGE&quot; &quot;YNHSVIEZJNBWQHEQHC&quot;)" calcext:value-type="string">
            <text:p>(setvar "DWGCODEPAGE" "YNHSVIEZJNBWQHEQHC")</text:p>
          </table:table-cell>
        </table:table-row>
        <table:table-row table:style-name="ro1">
          <table:table-cell office:value-type="string" calcext:value-type="string">
            <text:p>HYPERLINKBASE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QSMYKJWMFPIQVHDDAZ" calcext:value-type="string">
            <text:p>QSMYKJWMFPIQVHDDAZ</text:p>
          </table:table-cell>
          <table:table-cell table:number-columns-repeated="3"/>
          <table:table-cell table:formula="of:=&quot;(setvar &quot;&amp;CHAR(34)&amp;[.A231]&amp;CHAR(34)&amp;&quot; &quot;&amp;CHAR(34)&amp;[.G231]&amp;CHAR(34)&amp;&quot;)&quot;" office:value-type="string" office:string-value="(setvar &quot;HYPERLINKBASE&quot; &quot;QSMYKJWMFPIQVHDDAZ&quot;)" calcext:value-type="string">
            <text:p>(setvar "HYPERLINKBASE" "QSMYKJWMFPIQVHDDAZ")</text:p>
          </table:table-cell>
        </table:table-row>
        <table:table-row table:style-name="ro1">
          <table:table-cell office:value-type="string" calcext:value-type="string">
            <text:p>INTERFERECOLOR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LEYUSZRIHVZOXQHKOR" calcext:value-type="string">
            <text:p>LEYUSZRIHVZOXQHKOR</text:p>
          </table:table-cell>
          <table:table-cell table:number-columns-repeated="3"/>
          <table:table-cell table:formula="of:=&quot;(setvar &quot;&amp;CHAR(34)&amp;[.A232]&amp;CHAR(34)&amp;&quot; &quot;&amp;CHAR(34)&amp;[.G232]&amp;CHAR(34)&amp;&quot;)&quot;" office:value-type="string" office:string-value="(setvar &quot;INTERFERECOLOR&quot; &quot;LEYUSZRIHVZOXQHKOR&quot;)" calcext:value-type="string">
            <text:p>(setvar "INTERFERECOLOR" "LEYUSZRIHVZOXQHKOR")</text:p>
          </table:table-cell>
        </table:table-row>
        <table:table-row table:style-name="ro1">
          <table:table-cell office:value-type="string" calcext:value-type="string">
            <text:p>INTERFEREOBJVS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UKEZANQWUUZVTLASGS" calcext:value-type="string">
            <text:p>UKEZANQWUUZVTLASGS</text:p>
          </table:table-cell>
          <table:table-cell table:number-columns-repeated="3"/>
          <table:table-cell table:formula="of:=&quot;(setvar &quot;&amp;CHAR(34)&amp;[.A233]&amp;CHAR(34)&amp;&quot; &quot;&amp;CHAR(34)&amp;[.G233]&amp;CHAR(34)&amp;&quot;)&quot;" office:value-type="string" office:string-value="(setvar &quot;INTERFEREOBJVS&quot; &quot;UKEZANQWUUZVTLASGS&quot;)" calcext:value-type="string">
            <text:p>(setvar "INTERFEREOBJVS" "UKEZANQWUUZVTLASGS")</text:p>
          </table:table-cell>
        </table:table-row>
        <table:table-row table:style-name="ro1">
          <table:table-cell office:value-type="string" calcext:value-type="string">
            <text:p>INTERFEREVPVS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SXAZTAORQVBFNWQRWR" calcext:value-type="string">
            <text:p>SXAZTAORQVBFNWQRWR</text:p>
          </table:table-cell>
          <table:table-cell table:number-columns-repeated="3"/>
          <table:table-cell table:formula="of:=&quot;(setvar &quot;&amp;CHAR(34)&amp;[.A234]&amp;CHAR(34)&amp;&quot; &quot;&amp;CHAR(34)&amp;[.G234]&amp;CHAR(34)&amp;&quot;)&quot;" office:value-type="string" office:string-value="(setvar &quot;INTERFEREVPVS&quot; &quot;SXAZTAORQVBFNWQRWR&quot;)" calcext:value-type="string">
            <text:p>(setvar "INTERFEREVPVS" "SXAZTAORQVBFNWQRWR")</text:p>
          </table:table-cell>
        </table:table-row>
        <table:table-row table:style-name="ro1">
          <table:table-cell office:value-type="string" calcext:value-type="string">
            <text:p>LOGFILENAME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EMNZGNUAYUSFNKCNKW" calcext:value-type="string">
            <text:p>EMNZGNUAYUSFNKCNKW</text:p>
          </table:table-cell>
          <table:table-cell table:number-columns-repeated="3"/>
          <table:table-cell table:formula="of:=&quot;(setvar &quot;&amp;CHAR(34)&amp;[.A235]&amp;CHAR(34)&amp;&quot; &quot;&amp;CHAR(34)&amp;[.G235]&amp;CHAR(34)&amp;&quot;)&quot;" office:value-type="string" office:string-value="(setvar &quot;LOGFILENAME&quot; &quot;EMNZGNUAYUSFNKCNKW&quot;)" calcext:value-type="string">
            <text:p>(setvar "LOGFILENAME" "EMNZGNUAYUSFNKCNKW")</text:p>
          </table:table-cell>
        </table:table-row>
        <table:table-row table:style-name="ro1">
          <table:table-cell office:value-type="string" calcext:value-type="string">
            <text:p>PUCSBASE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OYNFUPKHLBZHSEUFDA" calcext:value-type="string">
            <text:p>OYNFUPKHLBZHSEUFDA</text:p>
          </table:table-cell>
          <table:table-cell table:number-columns-repeated="3"/>
          <table:table-cell table:formula="of:=&quot;(setvar &quot;&amp;CHAR(34)&amp;[.A236]&amp;CHAR(34)&amp;&quot; &quot;&amp;CHAR(34)&amp;[.G236]&amp;CHAR(34)&amp;&quot;)&quot;" office:value-type="string" office:string-value="(setvar &quot;PUCSBASE&quot; &quot;OYNFUPKHLBZHSEUFDA&quot;)" calcext:value-type="string">
            <text:p>(setvar "PUCSBASE" "OYNFUPKHLBZHSEUFDA")</text:p>
          </table:table-cell>
        </table:table-row>
        <table:table-row table:style-name="ro1">
          <table:table-cell office:value-type="string" calcext:value-type="string">
            <text:p>TEXTSTYLE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TYBSTTXGEAUOWJMKOH" calcext:value-type="string">
            <text:p>TYBSTTXGEAUOWJMKOH</text:p>
          </table:table-cell>
          <table:table-cell table:number-columns-repeated="3"/>
          <table:table-cell table:formula="of:=&quot;(setvar &quot;&amp;CHAR(34)&amp;[.A237]&amp;CHAR(34)&amp;&quot; &quot;&amp;CHAR(34)&amp;[.G237]&amp;CHAR(34)&amp;&quot;)&quot;" office:value-type="string" office:string-value="(setvar &quot;TEXTSTYLE&quot; &quot;TYBSTTXGEAUOWJMKOH&quot;)" calcext:value-type="string">
            <text:p>(setvar "TEXTSTYLE" "TYBSTTXGEAUOWJMKOH")</text:p>
          </table:table-cell>
        </table:table-row>
        <table:table-row table:style-name="ro1">
          <table:table-cell office:value-type="string" calcext:value-type="string">
            <text:p>UCSBASE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ZZOKAOSSSMYWNSUOKO" calcext:value-type="string">
            <text:p>ZZOKAOSSSMYWNSUOKO</text:p>
          </table:table-cell>
          <table:table-cell table:number-columns-repeated="3"/>
          <table:table-cell table:formula="of:=&quot;(setvar &quot;&amp;CHAR(34)&amp;[.A238]&amp;CHAR(34)&amp;&quot; &quot;&amp;CHAR(34)&amp;[.G238]&amp;CHAR(34)&amp;&quot;)&quot;" office:value-type="string" office:string-value="(setvar &quot;UCSBASE&quot; &quot;ZZOKAOSSSMYWNSUOKO&quot;)" calcext:value-type="string">
            <text:p>(setvar "UCSBASE" "ZZOKAOSSSMYWNSUOKO")</text:p>
          </table:table-cell>
        </table:table-row>
        <table:table-row table:style-name="ro1">
          <table:table-cell office:value-type="string" calcext:value-type="string">
            <text:p>UCSNAME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IHVMIPBFZOPNVOMJZN" calcext:value-type="string">
            <text:p>IHVMIPBFZOPNVOMJZN</text:p>
          </table:table-cell>
          <table:table-cell table:number-columns-repeated="3"/>
          <table:table-cell table:formula="of:=&quot;(setvar &quot;&amp;CHAR(34)&amp;[.A239]&amp;CHAR(34)&amp;&quot; &quot;&amp;CHAR(34)&amp;[.G239]&amp;CHAR(34)&amp;&quot;)&quot;" office:value-type="string" office:string-value="(setvar &quot;UCSNAME&quot; &quot;IHVMIPBFZOPNVOMJZN&quot;)" calcext:value-type="string">
            <text:p>(setvar "UCSNAME" "IHVMIPBFZOPNVOMJZN")</text:p>
          </table:table-cell>
        </table:table-row>
        <table:table-row table:style-name="ro1">
          <table:table-cell office:value-type="string" calcext:value-type="string">
            <text:p>VSEDGECOLOR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XRGQEEMRWHFHWOPRBX" calcext:value-type="string">
            <text:p>XRGQEEMRWHFHWOPRBX</text:p>
          </table:table-cell>
          <table:table-cell table:number-columns-repeated="3"/>
          <table:table-cell table:formula="of:=&quot;(setvar &quot;&amp;CHAR(34)&amp;[.A240]&amp;CHAR(34)&amp;&quot; &quot;&amp;CHAR(34)&amp;[.G240]&amp;CHAR(34)&amp;&quot;)&quot;" office:value-type="string" office:string-value="(setvar &quot;VSEDGECOLOR&quot; &quot;XRGQEEMRWHFHWOPRBX&quot;)" calcext:value-type="string">
            <text:p>(setvar "VSEDGECOLOR" "XRGQEEMRWHFHWOPRBX")</text:p>
          </table:table-cell>
        </table:table-row>
        <table:table-row table:style-name="ro1">
          <table:table-cell office:value-type="string" calcext:value-type="string">
            <text:p>VSMONOCOLOR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HCDGQSULHGVGTTYAJC" calcext:value-type="string">
            <text:p>HCDGQSULHGVGTTYAJC</text:p>
          </table:table-cell>
          <table:table-cell table:number-columns-repeated="3"/>
          <table:table-cell table:formula="of:=&quot;(setvar &quot;&amp;CHAR(34)&amp;[.A241]&amp;CHAR(34)&amp;&quot; &quot;&amp;CHAR(34)&amp;[.G241]&amp;CHAR(34)&amp;&quot;)&quot;" office:value-type="string" office:string-value="(setvar &quot;VSMONOCOLOR&quot; &quot;HCDGQSULHGVGTTYAJC&quot;)" calcext:value-type="string">
            <text:p>(setvar "VSMONOCOLOR" "HCDGQSULHGVGTTYAJC")</text:p>
          </table:table-cell>
        </table:table-row>
        <table:table-row table:style-name="ro1">
          <table:table-cell office:value-type="string" calcext:value-type="string">
            <text:p>VSOBSCUREDCOLOR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EWUBEAJAOYRPWZSZFI" calcext:value-type="string">
            <text:p>EWUBEAJAOYRPWZSZFI</text:p>
          </table:table-cell>
          <table:table-cell table:number-columns-repeated="3"/>
          <table:table-cell table:formula="of:=&quot;(setvar &quot;&amp;CHAR(34)&amp;[.A242]&amp;CHAR(34)&amp;&quot; &quot;&amp;CHAR(34)&amp;[.G242]&amp;CHAR(34)&amp;&quot;)&quot;" office:value-type="string" office:string-value="(setvar &quot;VSOBSCUREDCOLOR&quot; &quot;EWUBEAJAOYRPWZSZFI&quot;)" calcext:value-type="string">
            <text:p>(setvar "VSOBSCUREDCOLOR" "EWUBEAJAOYRPWZSZFI")</text:p>
          </table:table-cell>
        </table:table-row>
        <table:table-row table:style-name="ro1">
          <table:table-cell office:value-type="string" calcext:value-type="string">
            <text:p>PROJECTNAME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formula="of:=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&amp;CHAR(RANDBETWEEN(65;90))" office:value-type="string" office:string-value="RZUYGPFAIDASGFPAHT" calcext:value-type="string">
            <text:p>RZUYGPFAIDASGFPAHT</text:p>
          </table:table-cell>
          <table:table-cell table:number-columns-repeated="3"/>
          <table:table-cell table:formula="of:=&quot;(setvar &quot;&amp;CHAR(34)&amp;[.A243]&amp;CHAR(34)&amp;&quot; &quot;&amp;CHAR(34)&amp;[.G243]&amp;CHAR(34)&amp;&quot;)&quot;" office:value-type="string" office:string-value="(setvar &quot;PROJECTNAME&quot; &quot;RZUYGPFAIDASGFPAHT&quot;)" calcext:value-type="string">
            <text:p>(setvar "PROJECTNAME" "RZUYGPFAIDASGFPAHT")</text:p>
          </table:table-cell>
        </table:table-row>
        <table:table-row table:style-name="ro1">
          <table:table-cell office:value-type="string" calcext:value-type="string">
            <text:p>DIMALT</text:p>
          </table:table-cell>
          <table:table-cell office:value-type="string" calcext:value-type="string">
            <text:p>Swit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244];[.D244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244]&amp;CHAR(34)&amp;&quot; &quot;&amp;[.G244]&amp;&quot;)&quot;" office:value-type="string" office:string-value="(setvar &quot;DIMALT&quot; 1)" calcext:value-type="string">
            <text:p>(setvar "DIMALT" 1)</text:p>
          </table:table-cell>
        </table:table-row>
        <table:table-row table:style-name="ro1">
          <table:table-cell office:value-type="string" calcext:value-type="string">
            <text:p>DIMASO</text:p>
          </table:table-cell>
          <table:table-cell office:value-type="string" calcext:value-type="string">
            <text:p>Swit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245];[.D245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245]&amp;CHAR(34)&amp;&quot; &quot;&amp;[.G245]&amp;&quot;)&quot;" office:value-type="string" office:string-value="(setvar &quot;DIMASO&quot; 0)" calcext:value-type="string">
            <text:p>(setvar "DIMASO" 0)</text:p>
          </table:table-cell>
        </table:table-row>
        <table:table-row table:style-name="ro1">
          <table:table-cell office:value-type="string" calcext:value-type="string">
            <text:p>DIMFXLON</text:p>
          </table:table-cell>
          <table:table-cell office:value-type="string" calcext:value-type="string">
            <text:p>Swit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246];[.D246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246]&amp;CHAR(34)&amp;&quot; &quot;&amp;[.G246]&amp;&quot;)&quot;" office:value-type="string" office:string-value="(setvar &quot;DIMFXLON&quot; 0)" calcext:value-type="string">
            <text:p>(setvar "DIMFXLON" 0)</text:p>
          </table:table-cell>
        </table:table-row>
        <table:table-row table:style-name="ro1">
          <table:table-cell office:value-type="string" calcext:value-type="string">
            <text:p>DIMLIM</text:p>
          </table:table-cell>
          <table:table-cell office:value-type="string" calcext:value-type="string">
            <text:p>Swit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247];[.D247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247]&amp;CHAR(34)&amp;&quot; &quot;&amp;[.G247]&amp;&quot;)&quot;" office:value-type="string" office:string-value="(setvar &quot;DIMLIM&quot; 1)" calcext:value-type="string">
            <text:p>(setvar "DIMLIM" 1)</text:p>
          </table:table-cell>
        </table:table-row>
        <table:table-row table:style-name="ro1">
          <table:table-cell office:value-type="string" calcext:value-type="string">
            <text:p>DIMSAH</text:p>
          </table:table-cell>
          <table:table-cell office:value-type="string" calcext:value-type="string">
            <text:p>Swit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248];[.D248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248]&amp;CHAR(34)&amp;&quot; &quot;&amp;[.G248]&amp;&quot;)&quot;" office:value-type="string" office:string-value="(setvar &quot;DIMSAH&quot; 1)" calcext:value-type="string">
            <text:p>(setvar "DIMSAH" 1)</text:p>
          </table:table-cell>
        </table:table-row>
        <table:table-row table:style-name="ro1">
          <table:table-cell office:value-type="string" calcext:value-type="string">
            <text:p>DIMSD1</text:p>
          </table:table-cell>
          <table:table-cell office:value-type="string" calcext:value-type="string">
            <text:p>Swit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249];[.D249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249]&amp;CHAR(34)&amp;&quot; &quot;&amp;[.G249]&amp;&quot;)&quot;" office:value-type="string" office:string-value="(setvar &quot;DIMSD1&quot; 1)" calcext:value-type="string">
            <text:p>(setvar "DIMSD1" 1)</text:p>
          </table:table-cell>
        </table:table-row>
        <table:table-row table:style-name="ro1">
          <table:table-cell office:value-type="string" calcext:value-type="string">
            <text:p>DIMSD2</text:p>
          </table:table-cell>
          <table:table-cell office:value-type="string" calcext:value-type="string">
            <text:p>Swit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250];[.D250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250]&amp;CHAR(34)&amp;&quot; &quot;&amp;[.G250]&amp;&quot;)&quot;" office:value-type="string" office:string-value="(setvar &quot;DIMSD2&quot; 1)" calcext:value-type="string">
            <text:p>(setvar "DIMSD2" 1)</text:p>
          </table:table-cell>
        </table:table-row>
        <table:table-row table:style-name="ro1">
          <table:table-cell office:value-type="string" calcext:value-type="string">
            <text:p>DIMSE1</text:p>
          </table:table-cell>
          <table:table-cell office:value-type="string" calcext:value-type="string">
            <text:p>Swit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251];[.D251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251]&amp;CHAR(34)&amp;&quot; &quot;&amp;[.G251]&amp;&quot;)&quot;" office:value-type="string" office:string-value="(setvar &quot;DIMSE1&quot; 1)" calcext:value-type="string">
            <text:p>(setvar "DIMSE1" 1)</text:p>
          </table:table-cell>
        </table:table-row>
        <table:table-row table:style-name="ro1">
          <table:table-cell office:value-type="string" calcext:value-type="string">
            <text:p>DIMSE2</text:p>
          </table:table-cell>
          <table:table-cell office:value-type="string" calcext:value-type="string">
            <text:p>Swit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252];[.D252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252]&amp;CHAR(34)&amp;&quot; &quot;&amp;[.G252]&amp;&quot;)&quot;" office:value-type="string" office:string-value="(setvar &quot;DIMSE2&quot; 1)" calcext:value-type="string">
            <text:p>(setvar "DIMSE2" 1)</text:p>
          </table:table-cell>
        </table:table-row>
        <table:table-row table:style-name="ro1">
          <table:table-cell office:value-type="string" calcext:value-type="string">
            <text:p>DIMSHO</text:p>
          </table:table-cell>
          <table:table-cell office:value-type="string" calcext:value-type="string">
            <text:p>Swit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253];[.D253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253]&amp;CHAR(34)&amp;&quot; &quot;&amp;[.G253]&amp;&quot;)&quot;" office:value-type="string" office:string-value="(setvar &quot;DIMSHO&quot; 0)" calcext:value-type="string">
            <text:p>(setvar "DIMSHO" 0)</text:p>
          </table:table-cell>
        </table:table-row>
        <table:table-row table:style-name="ro1">
          <table:table-cell office:value-type="string" calcext:value-type="string">
            <text:p>DIMSOXD</text:p>
          </table:table-cell>
          <table:table-cell office:value-type="string" calcext:value-type="string">
            <text:p>Swit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254];[.D254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254]&amp;CHAR(34)&amp;&quot; &quot;&amp;[.G254]&amp;&quot;)&quot;" office:value-type="string" office:string-value="(setvar &quot;DIMSOXD&quot; 0)" calcext:value-type="string">
            <text:p>(setvar "DIMSOXD" 0)</text:p>
          </table:table-cell>
        </table:table-row>
        <table:table-row table:style-name="ro1">
          <table:table-cell office:value-type="string" calcext:value-type="string">
            <text:p>DIMTIH</text:p>
          </table:table-cell>
          <table:table-cell office:value-type="string" calcext:value-type="string">
            <text:p>Swit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255];[.D255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255]&amp;CHAR(34)&amp;&quot; &quot;&amp;[.G255]&amp;&quot;)&quot;" office:value-type="string" office:string-value="(setvar &quot;DIMTIH&quot; 0)" calcext:value-type="string">
            <text:p>(setvar "DIMTIH" 0)</text:p>
          </table:table-cell>
        </table:table-row>
        <table:table-row table:style-name="ro1">
          <table:table-cell office:value-type="string" calcext:value-type="string">
            <text:p>DIMTIX</text:p>
          </table:table-cell>
          <table:table-cell office:value-type="string" calcext:value-type="string">
            <text:p>Swit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256];[.D256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256]&amp;CHAR(34)&amp;&quot; &quot;&amp;[.G256]&amp;&quot;)&quot;" office:value-type="string" office:string-value="(setvar &quot;DIMTIX&quot; 0)" calcext:value-type="string">
            <text:p>(setvar "DIMTIX" 0)</text:p>
          </table:table-cell>
        </table:table-row>
        <table:table-row table:style-name="ro1">
          <table:table-cell office:value-type="string" calcext:value-type="string">
            <text:p>DIMTOFL</text:p>
          </table:table-cell>
          <table:table-cell office:value-type="string" calcext:value-type="string">
            <text:p>Swit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257];[.D257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257]&amp;CHAR(34)&amp;&quot; &quot;&amp;[.G257]&amp;&quot;)&quot;" office:value-type="string" office:string-value="(setvar &quot;DIMTOFL&quot; 1)" calcext:value-type="string">
            <text:p>(setvar "DIMTOFL" 1)</text:p>
          </table:table-cell>
        </table:table-row>
        <table:table-row table:style-name="ro1">
          <table:table-cell office:value-type="string" calcext:value-type="string">
            <text:p>DIMTOH</text:p>
          </table:table-cell>
          <table:table-cell office:value-type="string" calcext:value-type="string">
            <text:p>Swit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258];[.D258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258]&amp;CHAR(34)&amp;&quot; &quot;&amp;[.G258]&amp;&quot;)&quot;" office:value-type="string" office:string-value="(setvar &quot;DIMTOH&quot; 1)" calcext:value-type="string">
            <text:p>(setvar "DIMTOH" 1)</text:p>
          </table:table-cell>
        </table:table-row>
        <table:table-row table:style-name="ro1">
          <table:table-cell office:value-type="string" calcext:value-type="string">
            <text:p>DIMTOL</text:p>
          </table:table-cell>
          <table:table-cell office:value-type="string" calcext:value-type="string">
            <text:p>Swit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259];[.D259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259]&amp;CHAR(34)&amp;&quot; &quot;&amp;[.G259]&amp;&quot;)&quot;" office:value-type="string" office:string-value="(setvar &quot;DIMTOL&quot; 0)" calcext:value-type="string">
            <text:p>(setvar "DIMTOL" 0)</text:p>
          </table:table-cell>
        </table:table-row>
        <table:table-row table:style-name="ro1">
          <table:table-cell office:value-type="string" calcext:value-type="string">
            <text:p>DIMUPT</text:p>
          </table:table-cell>
          <table:table-cell office:value-type="string" calcext:value-type="string">
            <text:p>Swit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260];[.D260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260]&amp;CHAR(34)&amp;&quot; &quot;&amp;[.G260]&amp;&quot;)&quot;" office:value-type="string" office:string-value="(setvar &quot;DIMUPT&quot; 0)" calcext:value-type="string">
            <text:p>(setvar "DIMUPT" 0)</text:p>
          </table:table-cell>
        </table:table-row>
        <table:table-row table:style-name="ro1">
          <table:table-cell office:value-type="string" calcext:value-type="string">
            <text:p>HIDETEXT</text:p>
          </table:table-cell>
          <table:table-cell office:value-type="string" calcext:value-type="string">
            <text:p>Swit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261];[.D261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261]&amp;CHAR(34)&amp;&quot; &quot;&amp;[.G261]&amp;&quot;)&quot;" office:value-type="string" office:string-value="(setvar &quot;HIDETEXT&quot; 0)" calcext:value-type="string">
            <text:p>(setvar "HIDETEXT" 0)</text:p>
          </table:table-cell>
        </table:table-row>
        <table:table-row table:style-name="ro1">
          <table:table-cell office:value-type="string" calcext:value-type="string">
            <text:p>INTERSECTIONDISPLAY</text:p>
          </table:table-cell>
          <table:table-cell office:value-type="string" calcext:value-type="string">
            <text:p>Swit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262];[.D262])" office:value-type="float" office:value="1" calcext:value-type="float">
            <text:p>1</text:p>
          </table:table-cell>
          <table:table-cell table:number-columns-repeated="3"/>
          <table:table-cell table:formula="of:=&quot;(setvar &quot;&amp;CHAR(34)&amp;[.A262]&amp;CHAR(34)&amp;&quot; &quot;&amp;[.G262]&amp;&quot;)&quot;" office:value-type="string" office:string-value="(setvar &quot;INTERSECTIONDISPLAY&quot; 1)" calcext:value-type="string">
            <text:p>(setvar "INTERSECTIONDISPLAY" 1)</text:p>
          </table:table-cell>
        </table:table-row>
        <table:table-row table:style-name="ro1">
          <table:table-cell office:value-type="string" calcext:value-type="string">
            <text:p>VSINTERSECTIONEDGES</text:p>
          </table:table-cell>
          <table:table-cell office:value-type="string" calcext:value-type="string">
            <text:p>Swit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RANDBETWEEN([.C263];[.D263])" office:value-type="float" office:value="0" calcext:value-type="float">
            <text:p>0</text:p>
          </table:table-cell>
          <table:table-cell table:number-columns-repeated="3"/>
          <table:table-cell table:formula="of:=&quot;(setvar &quot;&amp;CHAR(34)&amp;[.A263]&amp;CHAR(34)&amp;&quot; &quot;&amp;[.G263]&amp;&quot;)&quot;" office:value-type="string" office:string-value="(setvar &quot;VSINTERSECTIONEDGES&quot; 0)" calcext:value-type="string">
            <text:p>(setvar "VSINTERSECTIONEDGES" 0)</text:p>
          </table:table-cell>
        </table:table-row>
        <table:table-row table:style-name="ro1">
          <table:table-cell office:value-type="string" calcext:value-type="string">
            <text:p>GRIDUNIT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264];[.D264])*1.04565889" office:value-type="float" office:value="657748.72025892" calcext:value-type="float">
            <text:p>657748.7203</text:p>
          </table:table-cell>
          <table:table-cell table:style-name="ce1" table:formula="of:=RANDBETWEEN([.C264];[.D264])*1.04565889" office:value-type="float" office:value="192026.88987738" calcext:value-type="float">
            <text:p>192026.8899</text:p>
          </table:table-cell>
          <table:table-cell table:number-columns-repeated="2"/>
          <table:table-cell table:formula="of:=&quot;(setvar &quot;&amp;CHAR(34)&amp;[.A264]&amp;CHAR(34)&amp;&quot; (list &quot;&amp;[.G264]&amp;&quot;,&quot;&amp;[.H264]&amp;&quot;))&quot;" office:value-type="string" office:string-value="(setvar &quot;GRIDUNIT&quot; (list 657748.72025892,192026.88987738))" calcext:value-type="string">
            <text:p>(setvar "GRIDUNIT" (list 657748.72025892,192026.88987738))</text:p>
          </table:table-cell>
        </table:table-row>
        <table:table-row table:style-name="ro1">
          <table:table-cell office:value-type="string" calcext:value-type="string">
            <text:p>HPORIGIN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float" office:value="1000001.0001" calcext:value-type="float">
            <text:p>1000001.0001</text:p>
          </table:table-cell>
          <table:table-cell table:number-columns-repeated="2"/>
          <table:table-cell table:style-name="ce1" table:formula="of:=RANDBETWEEN([.C265];[.D265])*1.04565889" office:value-type="float" office:value="643665.7863284" calcext:value-type="float">
            <text:p>643665.7863</text:p>
          </table:table-cell>
          <table:table-cell table:style-name="ce1" table:formula="of:=RANDBETWEEN([.C265];[.D265])*1.04565889" office:value-type="float" office:value="213281.99813441" calcext:value-type="float">
            <text:p>213281.9981</text:p>
          </table:table-cell>
          <table:table-cell table:number-columns-repeated="2"/>
          <table:table-cell table:formula="of:=&quot;(setvar &quot;&amp;CHAR(34)&amp;[.A265]&amp;CHAR(34)&amp;&quot; (list &quot;&amp;[.G265]&amp;&quot;,&quot;&amp;[.H265]&amp;&quot;))&quot;" office:value-type="string" office:string-value="(setvar &quot;HPORIGIN&quot; (list 643665.7863284,213281.99813441))" calcext:value-type="string">
            <text:p>(setvar "HPORIGIN" (list 643665.7863284,213281.99813441))</text:p>
          </table:table-cell>
        </table:table-row>
        <table:table-row table:style-name="ro1">
          <table:table-cell office:value-type="string" calcext:value-type="string">
            <text:p>LIMMIN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float" office:value="1000002.0001" calcext:value-type="float">
            <text:p>1000002.0001</text:p>
          </table:table-cell>
          <table:table-cell table:number-columns-repeated="2"/>
          <table:table-cell table:style-name="ce1" table:formula="of:=RANDBETWEEN([.C266];[.D266])*1.04565889" office:value-type="float" office:value="76053.90804637" calcext:value-type="float">
            <text:p>76053.9080</text:p>
          </table:table-cell>
          <table:table-cell table:style-name="ce1" table:formula="of:=RANDBETWEEN([.C266];[.D266])*1.04565889" office:value-type="float" office:value="634726.44847779" calcext:value-type="float">
            <text:p>634726.4485</text:p>
          </table:table-cell>
          <table:table-cell table:number-columns-repeated="2"/>
          <table:table-cell table:formula="of:=&quot;(setvar &quot;&amp;CHAR(34)&amp;[.A266]&amp;CHAR(34)&amp;&quot; (list &quot;&amp;[.G266]&amp;&quot;,&quot;&amp;[.H266]&amp;&quot;))&quot;" office:value-type="string" office:string-value="(setvar &quot;LIMMIN&quot; (list 76053.90804637,634726.44847779))" calcext:value-type="string">
            <text:p>(setvar "LIMMIN" (list 76053.90804637,634726.44847779))</text:p>
          </table:table-cell>
        </table:table-row>
        <table:table-row table:style-name="ro1">
          <table:table-cell office:value-type="string" calcext:value-type="string">
            <text:p>SNAPBASE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float" office:value="1000003.0001" calcext:value-type="float">
            <text:p>1000003.0001</text:p>
          </table:table-cell>
          <table:table-cell table:number-columns-repeated="2"/>
          <table:table-cell table:style-name="ce1" table:formula="of:=RANDBETWEEN([.C267];[.D267])*1.04565889" office:value-type="float" office:value="1019892.80929151" calcext:value-type="float">
            <text:p>1019892.8093</text:p>
          </table:table-cell>
          <table:table-cell table:style-name="ce1" table:formula="of:=RANDBETWEEN([.C267];[.D267])*1.04565889" office:value-type="float" office:value="23017.04348668" calcext:value-type="float">
            <text:p>23017.0435</text:p>
          </table:table-cell>
          <table:table-cell table:number-columns-repeated="2"/>
          <table:table-cell table:formula="of:=&quot;(setvar &quot;&amp;CHAR(34)&amp;[.A267]&amp;CHAR(34)&amp;&quot; (list &quot;&amp;[.G267]&amp;&quot;,&quot;&amp;[.H267]&amp;&quot;))&quot;" office:value-type="string" office:string-value="(setvar &quot;SNAPBASE&quot; (list 1019892.80929151,23017.04348668))" calcext:value-type="string">
            <text:p>(setvar "SNAPBASE" (list 1019892.80929151,23017.04348668))</text:p>
          </table:table-cell>
        </table:table-row>
        <table:table-row table:style-name="ro1">
          <table:table-cell office:value-type="string" calcext:value-type="string">
            <text:p>SNAPUNIT</text:p>
          </table:table-cell>
          <table:table-cell office:value-type="string" calcext:value-type="string">
            <text:p>2D</text:p>
          </table:table-cell>
          <table:table-cell office:value-type="float" office:value="0" calcext:value-type="float">
            <text:p>0</text:p>
          </table:table-cell>
          <table:table-cell office:value-type="float" office:value="1000004.0001" calcext:value-type="float">
            <text:p>1000004.0001</text:p>
          </table:table-cell>
          <table:table-cell table:number-columns-repeated="2"/>
          <table:table-cell table:style-name="ce1" table:formula="of:=RANDBETWEEN([.C268];[.D268])*1.04565889" office:value-type="float" office:value="893927.51110766" calcext:value-type="float">
            <text:p>893927.5111</text:p>
          </table:table-cell>
          <table:table-cell table:style-name="ce1" table:formula="of:=RANDBETWEEN([.C268];[.D268])*1.04565889" office:value-type="float" office:value="596831.77030419" calcext:value-type="float">
            <text:p>596831.7703</text:p>
          </table:table-cell>
          <table:table-cell table:number-columns-repeated="2"/>
          <table:table-cell table:formula="of:=&quot;(setvar &quot;&amp;CHAR(34)&amp;[.A268]&amp;CHAR(34)&amp;&quot; (list &quot;&amp;[.G268]&amp;&quot;,&quot;&amp;[.H268]&amp;&quot;))&quot;" office:value-type="string" office:string-value="(setvar &quot;SNAPUNIT&quot; (list 893927.51110766,596831.77030419))" calcext:value-type="string">
            <text:p>(setvar "SNAPUNIT" (list 893927.51110766,596831.77030419))</text:p>
          </table:table-cell>
        </table:table-row>
        <table:table-row table:style-name="ro1">
          <table:table-cell office:value-type="string" calcext:value-type="string">
            <text:p>EXTMAX</text:p>
          </table:table-cell>
          <table:table-cell office:value-type="string" calcext:value-type="string">
            <text:p>3D</text:p>
          </table:table-cell>
          <table:table-cell office:value-type="float" office:value="0" calcext:value-type="float">
            <text:p>0</text:p>
          </table:table-cell>
          <table:table-cell office:value-type="float" office:value="1000000.0001" calcext:value-type="float">
            <text:p>1000000.0001</text:p>
          </table:table-cell>
          <table:table-cell table:number-columns-repeated="2"/>
          <table:table-cell table:style-name="ce1" table:formula="of:=RANDBETWEEN([.C269];[.D269])*1.04565889" office:value-type="float" office:value="236946.304474" calcext:value-type="float">
            <text:p>236946.3045</text:p>
          </table:table-cell>
          <table:table-cell table:style-name="ce1" table:formula="of:=RANDBETWEEN([.C269];[.D269])*1.04565889" office:value-type="float" office:value="661079.14382357" calcext:value-type="float">
            <text:p>661079.1438</text:p>
          </table:table-cell>
          <table:table-cell table:style-name="ce1" table:formula="of:=RANDBETWEEN([.C269];[.D269])*1.04565889" office:value-type="float" office:value="374535.14687909" calcext:value-type="float">
            <text:p>374535.1469</text:p>
          </table:table-cell>
          <table:table-cell/>
          <table:table-cell table:formula="of:=&quot;(setvar &quot;&amp;CHAR(34)&amp;[.A269]&amp;CHAR(34)&amp;&quot; (list &quot;&amp;[.G269]&amp;&quot;,&quot;&amp;[.H269]&amp;&quot;,&quot;&amp;[.H269]&amp;&quot;))&quot;" office:value-type="string" office:string-value="(setvar &quot;EXTMAX&quot; (list 236946.304474,661079.14382357,661079.14382357))" calcext:value-type="string">
            <text:p>(setvar "EXTMAX" (list 236946.304474,661079.14382357,661079.14382357))</text:p>
          </table:table-cell>
        </table:table-row>
        <table:table-row table:style-name="ro1">
          <table:table-cell office:value-type="string" calcext:value-type="string">
            <text:p>EXTMIN</text:p>
          </table:table-cell>
          <table:table-cell office:value-type="string" calcext:value-type="string">
            <text:p>3D</text:p>
          </table:table-cell>
          <table:table-cell office:value-type="float" office:value="0" calcext:value-type="float">
            <text:p>0</text:p>
          </table:table-cell>
          <table:table-cell office:value-type="float" office:value="1000001.0001" calcext:value-type="float">
            <text:p>1000001.0001</text:p>
          </table:table-cell>
          <table:table-cell table:number-columns-repeated="2"/>
          <table:table-cell table:style-name="ce1" table:formula="of:=RANDBETWEEN([.C270];[.D270])*1.04565889" office:value-type="float" office:value="907027.52568158" calcext:value-type="float">
            <text:p>907027.5257</text:p>
          </table:table-cell>
          <table:table-cell table:style-name="ce1" table:formula="of:=RANDBETWEEN([.C270];[.D270])*1.04565889" office:value-type="float" office:value="650942.52654391" calcext:value-type="float">
            <text:p>650942.5265</text:p>
          </table:table-cell>
          <table:table-cell table:style-name="ce1" table:formula="of:=RANDBETWEEN([.C270];[.D270])*1.04565889" office:value-type="float" office:value="993654.09076474" calcext:value-type="float">
            <text:p>993654.0908</text:p>
          </table:table-cell>
          <table:table-cell/>
          <table:table-cell table:formula="of:=&quot;(setvar &quot;&amp;CHAR(34)&amp;[.A270]&amp;CHAR(34)&amp;&quot; (list &quot;&amp;[.G270]&amp;&quot;,&quot;&amp;[.H270]&amp;&quot;,&quot;&amp;[.H270]&amp;&quot;))&quot;" office:value-type="string" office:string-value="(setvar &quot;EXTMIN&quot; (list 907027.52568158,650942.52654391,650942.52654391))" calcext:value-type="string">
            <text:p>(setvar "EXTMIN" (list 907027.52568158,650942.52654391,650942.52654391))</text:p>
          </table:table-cell>
        </table:table-row>
        <table:table-row table:style-name="ro1">
          <table:table-cell office:value-type="string" calcext:value-type="string">
            <text:p>INSBASE</text:p>
          </table:table-cell>
          <table:table-cell office:value-type="string" calcext:value-type="string">
            <text:p>3D</text:p>
          </table:table-cell>
          <table:table-cell office:value-type="float" office:value="0" calcext:value-type="float">
            <text:p>0</text:p>
          </table:table-cell>
          <table:table-cell office:value-type="float" office:value="1000002.0001" calcext:value-type="float">
            <text:p>1000002.0001</text:p>
          </table:table-cell>
          <table:table-cell table:number-columns-repeated="2"/>
          <table:table-cell table:style-name="ce1" table:formula="of:=RANDBETWEEN([.C271];[.D271])*1.04565889" office:value-type="float" office:value="954693.88618223" calcext:value-type="float">
            <text:p>954693.8862</text:p>
          </table:table-cell>
          <table:table-cell table:style-name="ce1" table:formula="of:=RANDBETWEEN([.C271];[.D271])*1.04565889" office:value-type="float" office:value="86712.30911214" calcext:value-type="float">
            <text:p>86712.3091</text:p>
          </table:table-cell>
          <table:table-cell table:style-name="ce1" table:formula="of:=RANDBETWEEN([.C271];[.D271])*1.04565889" office:value-type="float" office:value="699299.02191196" calcext:value-type="float">
            <text:p>699299.0219</text:p>
          </table:table-cell>
          <table:table-cell/>
          <table:table-cell table:formula="of:=&quot;(setvar &quot;&amp;CHAR(34)&amp;[.A271]&amp;CHAR(34)&amp;&quot; (list &quot;&amp;[.G271]&amp;&quot;,&quot;&amp;[.H271]&amp;&quot;,&quot;&amp;[.H271]&amp;&quot;))&quot;" office:value-type="string" office:string-value="(setvar &quot;INSBASE&quot; (list 954693.88618223,86712.30911214,86712.30911214))" calcext:value-type="string">
            <text:p>(setvar "INSBASE" (list 954693.88618223,86712.30911214,86712.30911214))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3D</text:p>
          </table:table-cell>
          <table:table-cell office:value-type="float" office:value="0" calcext:value-type="float">
            <text:p>0</text:p>
          </table:table-cell>
          <table:table-cell office:value-type="float" office:value="1000003.0001" calcext:value-type="float">
            <text:p>1000003.0001</text:p>
          </table:table-cell>
          <table:table-cell table:number-columns-repeated="2"/>
          <table:table-cell table:style-name="ce1" table:formula="of:=RANDBETWEEN([.C272];[.D272])*1.04565889" office:value-type="float" office:value="390375.8334037" calcext:value-type="float">
            <text:p>390375.8334</text:p>
          </table:table-cell>
          <table:table-cell table:style-name="ce1" table:formula="of:=RANDBETWEEN([.C272];[.D272])*1.04565889" office:value-type="float" office:value="223820.14842783" calcext:value-type="float">
            <text:p>223820.1484</text:p>
          </table:table-cell>
          <table:table-cell table:style-name="ce1" table:formula="of:=RANDBETWEEN([.C272];[.D272])*1.04565889" office:value-type="float" office:value="1032287.00411468" calcext:value-type="float">
            <text:p>1032287.0041</text:p>
          </table:table-cell>
          <table:table-cell/>
          <table:table-cell table:formula="of:=&quot;(setvar &quot;&amp;CHAR(34)&amp;[.A272]&amp;CHAR(34)&amp;&quot; (list &quot;&amp;[.G272]&amp;&quot;,&quot;&amp;[.H272]&amp;&quot;,&quot;&amp;[.H272]&amp;&quot;))&quot;" office:value-type="string" office:string-value="(setvar &quot;TARGET&quot; (list 390375.8334037,223820.14842783,223820.14842783))" calcext:value-type="string">
            <text:p>(setvar "TARGET" (list 390375.8334037,223820.14842783,223820.14842783))</text:p>
          </table:table-cell>
        </table:table-row>
        <table:table-row table:style-name="ro1">
          <table:table-cell office:value-type="string" calcext:value-type="string">
            <text:p>UCSORG</text:p>
          </table:table-cell>
          <table:table-cell office:value-type="string" calcext:value-type="string">
            <text:p>3D</text:p>
          </table:table-cell>
          <table:table-cell office:value-type="float" office:value="0" calcext:value-type="float">
            <text:p>0</text:p>
          </table:table-cell>
          <table:table-cell office:value-type="float" office:value="1000004.0001" calcext:value-type="float">
            <text:p>1000004.0001</text:p>
          </table:table-cell>
          <table:table-cell table:number-columns-repeated="2"/>
          <table:table-cell table:style-name="ce1" table:formula="of:=RANDBETWEEN([.C273];[.D273])*1.04565889" office:value-type="float" office:value="920775.8487673" calcext:value-type="float">
            <text:p>920775.8488</text:p>
          </table:table-cell>
          <table:table-cell table:style-name="ce1" table:formula="of:=RANDBETWEEN([.C273];[.D273])*1.04565889" office:value-type="float" office:value="673538.16949792" calcext:value-type="float">
            <text:p>673538.1695</text:p>
          </table:table-cell>
          <table:table-cell table:style-name="ce1" table:formula="of:=RANDBETWEEN([.C273];[.D273])*1.04565889" office:value-type="float" office:value="725809.61175013" calcext:value-type="float">
            <text:p>725809.6118</text:p>
          </table:table-cell>
          <table:table-cell/>
          <table:table-cell table:formula="of:=&quot;(setvar &quot;&amp;CHAR(34)&amp;[.A273]&amp;CHAR(34)&amp;&quot; (list &quot;&amp;[.G273]&amp;&quot;,&quot;&amp;[.H273]&amp;&quot;,&quot;&amp;[.H273]&amp;&quot;))&quot;" office:value-type="string" office:string-value="(setvar &quot;UCSORG&quot; (list 920775.8487673,673538.16949792,673538.16949792))" calcext:value-type="string">
            <text:p>(setvar "UCSORG" (list 920775.8487673,673538.16949792,673538.16949792))</text:p>
          </table:table-cell>
        </table:table-row>
        <table:table-row table:style-name="ro1">
          <table:table-cell office:value-type="string" calcext:value-type="string">
            <text:p>UCSXDIR</text:p>
          </table:table-cell>
          <table:table-cell office:value-type="string" calcext:value-type="string">
            <text:p>3D</text:p>
          </table:table-cell>
          <table:table-cell office:value-type="float" office:value="1" calcext:value-type="float">
            <text:p>1</text:p>
          </table:table-cell>
          <table:table-cell office:value-type="float" office:value="1000005.0001" calcext:value-type="float">
            <text:p>1000005.0001</text:p>
          </table:table-cell>
          <table:table-cell table:number-columns-repeated="2"/>
          <table:table-cell table:style-name="ce1" table:formula="of:=RANDBETWEEN([.C274];[.D274])*1.04565889" office:value-type="float" office:value="261758.74427481" calcext:value-type="float">
            <text:p>261758.7443</text:p>
          </table:table-cell>
          <table:table-cell table:style-name="ce1" table:formula="of:=RANDBETWEEN([.C274];[.D274])*1.04565889" office:value-type="float" office:value="325780.25547395" calcext:value-type="float">
            <text:p>325780.2555</text:p>
          </table:table-cell>
          <table:table-cell table:style-name="ce1" table:formula="of:=RANDBETWEEN([.C274];[.D274])*1.04565889" office:value-type="float" office:value="513293.0359232" calcext:value-type="float">
            <text:p>513293.0359</text:p>
          </table:table-cell>
          <table:table-cell/>
          <table:table-cell table:formula="of:=&quot;(setvar &quot;&amp;CHAR(34)&amp;[.A274]&amp;CHAR(34)&amp;&quot; (list &quot;&amp;[.G274]&amp;&quot;,&quot;&amp;[.H274]&amp;&quot;,&quot;&amp;[.H274]&amp;&quot;))&quot;" office:value-type="string" office:string-value="(setvar &quot;UCSXDIR&quot; (list 261758.74427481,325780.25547395,325780.25547395))" calcext:value-type="string">
            <text:p>(setvar "UCSXDIR" (list 261758.74427481,325780.25547395,325780.25547395))</text:p>
          </table:table-cell>
        </table:table-row>
        <table:table-row table:style-name="ro1">
          <table:table-cell office:value-type="string" calcext:value-type="string">
            <text:p>UCSYDIR</text:p>
          </table:table-cell>
          <table:table-cell office:value-type="string" calcext:value-type="string">
            <text:p>3D</text:p>
          </table:table-cell>
          <table:table-cell office:value-type="float" office:value="2" calcext:value-type="float">
            <text:p>2</text:p>
          </table:table-cell>
          <table:table-cell office:value-type="float" office:value="1000006.0001" calcext:value-type="float">
            <text:p>1000006.0001</text:p>
          </table:table-cell>
          <table:table-cell table:number-columns-repeated="2"/>
          <table:table-cell table:style-name="ce1" table:formula="of:=RANDBETWEEN([.C275];[.D275])*1.04565889" office:value-type="float" office:value="582516.70010009" calcext:value-type="float">
            <text:p>582516.7001</text:p>
          </table:table-cell>
          <table:table-cell table:style-name="ce1" table:formula="of:=RANDBETWEEN([.C275];[.D275])*1.04565889" office:value-type="float" office:value="395323.89127118" calcext:value-type="float">
            <text:p>395323.8913</text:p>
          </table:table-cell>
          <table:table-cell table:style-name="ce1" table:formula="of:=RANDBETWEEN([.C275];[.D275])*1.04565889" office:value-type="float" office:value="494395.88846312" calcext:value-type="float">
            <text:p>494395.8885</text:p>
          </table:table-cell>
          <table:table-cell/>
          <table:table-cell table:formula="of:=&quot;(setvar &quot;&amp;CHAR(34)&amp;[.A275]&amp;CHAR(34)&amp;&quot; (list &quot;&amp;[.G275]&amp;&quot;,&quot;&amp;[.H275]&amp;&quot;,&quot;&amp;[.H275]&amp;&quot;))&quot;" office:value-type="string" office:string-value="(setvar &quot;UCSYDIR&quot; (list 582516.70010009,395323.89127118,395323.89127118))" calcext:value-type="string">
            <text:p>(setvar "UCSYDIR" (list 582516.70010009,395323.89127118,395323.89127118))</text:p>
          </table:table-cell>
        </table:table-row>
        <table:table-row table:style-name="ro1">
          <table:table-cell office:value-type="string" calcext:value-type="string">
            <text:p>VIEWCTR</text:p>
          </table:table-cell>
          <table:table-cell office:value-type="string" calcext:value-type="string">
            <text:p>3D</text:p>
          </table:table-cell>
          <table:table-cell office:value-type="float" office:value="3" calcext:value-type="float">
            <text:p>3</text:p>
          </table:table-cell>
          <table:table-cell office:value-type="float" office:value="1000007.0001" calcext:value-type="float">
            <text:p>1000007.0001</text:p>
          </table:table-cell>
          <table:table-cell table:number-columns-repeated="2"/>
          <table:table-cell table:style-name="ce1" table:formula="of:=RANDBETWEEN([.C276];[.D276])*1.04565889" office:value-type="float" office:value="124133.30380857" calcext:value-type="float">
            <text:p>124133.3038</text:p>
          </table:table-cell>
          <table:table-cell table:style-name="ce1" table:formula="of:=RANDBETWEEN([.C276];[.D276])*1.04565889" office:value-type="float" office:value="133844.33792" calcext:value-type="float">
            <text:p>133844.3379</text:p>
          </table:table-cell>
          <table:table-cell table:style-name="ce1" table:formula="of:=RANDBETWEEN([.C276];[.D276])*1.04565889" office:value-type="float" office:value="616835.22486989" calcext:value-type="float">
            <text:p>616835.2249</text:p>
          </table:table-cell>
          <table:table-cell/>
          <table:table-cell table:formula="of:=&quot;(setvar &quot;&amp;CHAR(34)&amp;[.A276]&amp;CHAR(34)&amp;&quot; (list &quot;&amp;[.G276]&amp;&quot;,&quot;&amp;[.H276]&amp;&quot;,&quot;&amp;[.H276]&amp;&quot;))&quot;" office:value-type="string" office:string-value="(setvar &quot;VIEWCTR&quot; (list 124133.30380857,133844.33792,133844.33792))" calcext:value-type="string">
            <text:p>(setvar "VIEWCTR" (list 124133.30380857,133844.33792,133844.33792))</text:p>
          </table:table-cell>
        </table:table-row>
        <table:table-row table:style-name="ro1">
          <table:table-cell office:value-type="string" calcext:value-type="string">
            <text:p>VSMAX</text:p>
          </table:table-cell>
          <table:table-cell office:value-type="string" calcext:value-type="string">
            <text:p>3D</text:p>
          </table:table-cell>
          <table:table-cell office:value-type="float" office:value="4" calcext:value-type="float">
            <text:p>4</text:p>
          </table:table-cell>
          <table:table-cell office:value-type="float" office:value="1000008.0001" calcext:value-type="float">
            <text:p>1000008.0001</text:p>
          </table:table-cell>
          <table:table-cell table:number-columns-repeated="2"/>
          <table:table-cell table:style-name="ce1" table:formula="of:=RANDBETWEEN([.C277];[.D277])*1.04565889" office:value-type="float" office:value="453789.81678775" calcext:value-type="float">
            <text:p>453789.8168</text:p>
          </table:table-cell>
          <table:table-cell table:style-name="ce1" table:formula="of:=RANDBETWEEN([.C277];[.D277])*1.04565889" office:value-type="float" office:value="539066.43624392" calcext:value-type="float">
            <text:p>539066.4362</text:p>
          </table:table-cell>
          <table:table-cell table:style-name="ce1" table:formula="of:=RANDBETWEEN([.C277];[.D277])*1.04565889" office:value-type="float" office:value="64462.77925072" calcext:value-type="float">
            <text:p>64462.7793</text:p>
          </table:table-cell>
          <table:table-cell/>
          <table:table-cell table:formula="of:=&quot;(setvar &quot;&amp;CHAR(34)&amp;[.A277]&amp;CHAR(34)&amp;&quot; (list &quot;&amp;[.G277]&amp;&quot;,&quot;&amp;[.H277]&amp;&quot;,&quot;&amp;[.H277]&amp;&quot;))&quot;" office:value-type="string" office:string-value="(setvar &quot;VSMAX&quot; (list 453789.81678775,539066.43624392,539066.43624392))" calcext:value-type="string">
            <text:p>(setvar "VSMAX" (list 453789.81678775,539066.43624392,539066.43624392))</text:p>
          </table:table-cell>
        </table:table-row>
        <table:table-row table:style-name="ro1">
          <table:table-cell office:value-type="string" calcext:value-type="string">
            <text:p>VSMIN</text:p>
          </table:table-cell>
          <table:table-cell office:value-type="string" calcext:value-type="string">
            <text:p>3D</text:p>
          </table:table-cell>
          <table:table-cell office:value-type="float" office:value="5" calcext:value-type="float">
            <text:p>5</text:p>
          </table:table-cell>
          <table:table-cell office:value-type="float" office:value="1000009.0001" calcext:value-type="float">
            <text:p>1000009.0001</text:p>
          </table:table-cell>
          <table:table-cell table:number-columns-repeated="2"/>
          <table:table-cell table:style-name="ce1" table:formula="of:=RANDBETWEEN([.C278];[.D278])*1.04565889" office:value-type="float" office:value="1027032.56819243" calcext:value-type="float">
            <text:p>1027032.5682</text:p>
          </table:table-cell>
          <table:table-cell table:style-name="ce1" table:formula="of:=RANDBETWEEN([.C278];[.D278])*1.04565889" office:value-type="float" office:value="471381.98195311" calcext:value-type="float">
            <text:p>471381.9820</text:p>
          </table:table-cell>
          <table:table-cell table:style-name="ce1" table:formula="of:=RANDBETWEEN([.C278];[.D278])*1.04565889" office:value-type="float" office:value="731346.37557268" calcext:value-type="float">
            <text:p>731346.3756</text:p>
          </table:table-cell>
          <table:table-cell/>
          <table:table-cell table:formula="of:=&quot;(setvar &quot;&amp;CHAR(34)&amp;[.A278]&amp;CHAR(34)&amp;&quot; (list &quot;&amp;[.G278]&amp;&quot;,&quot;&amp;[.H278]&amp;&quot;,&quot;&amp;[.H278]&amp;&quot;))&quot;" office:value-type="string" office:string-value="(setvar &quot;VSMIN&quot; (list 1027032.56819243,471381.98195311,471381.98195311))" calcext:value-type="string">
            <text:p>(setvar "VSMIN" (list 1027032.56819243,471381.98195311,471381.98195311))</text:p>
          </table:table-cell>
        </table:table-row>
        <table:table-row table:style-name="ro1">
          <table:table-cell office:value-type="string" calcext:value-type="string">
            <text:p>VIEWDIR</text:p>
          </table:table-cell>
          <table:table-cell office:value-type="string" calcext:value-type="string">
            <text:p>3D</text:p>
          </table:table-cell>
          <table:table-cell office:value-type="float" office:value="6" calcext:value-type="float">
            <text:p>6</text:p>
          </table:table-cell>
          <table:table-cell office:value-type="float" office:value="1000010.0001" calcext:value-type="float">
            <text:p>1000010.0001</text:p>
          </table:table-cell>
          <table:table-cell table:number-columns-repeated="2"/>
          <table:table-cell table:style-name="ce1" table:formula="of:=RANDBETWEEN([.C279];[.D279])*1.04565889" office:value-type="float" office:value="535843.71554494" calcext:value-type="float">
            <text:p>535843.7155</text:p>
          </table:table-cell>
          <table:table-cell table:style-name="ce1" table:formula="of:=RANDBETWEEN([.C279];[.D279])*1.04565889" office:value-type="float" office:value="768576.01469224" calcext:value-type="float">
            <text:p>768576.0147</text:p>
          </table:table-cell>
          <table:table-cell table:style-name="ce1" table:formula="of:=RANDBETWEEN([.C279];[.D279])*1.04565889" office:value-type="float" office:value="478204.90621036" calcext:value-type="float">
            <text:p>478204.9062</text:p>
          </table:table-cell>
          <table:table-cell/>
          <table:table-cell table:formula="of:=&quot;(setvar &quot;&amp;CHAR(34)&amp;[.A279]&amp;CHAR(34)&amp;&quot; (list &quot;&amp;[.G279]&amp;&quot;,&quot;&amp;[.H279]&amp;&quot;,&quot;&amp;[.H279]&amp;&quot;))&quot;" office:value-type="string" office:string-value="(setvar &quot;VIEWDIR&quot; (list 535843.71554494,768576.01469224,768576.01469224))" calcext:value-type="string">
            <text:p>(setvar "VIEWDIR" (list 535843.71554494,768576.01469224,768576.01469224))</text:p>
          </table:table-cell>
        </table:table-row>
        <table:table-row table:style-name="ro1">
          <table:table-cell office:value-type="string" calcext:value-type="string">
            <text:p>GRIDDISPLAY</text:p>
          </table:table-cell>
          <table:table-cell office:value-type="string" calcext:value-type="string">
            <text:p>Bitcod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RANDBETWEEN([.C280];[.D280])" office:value-type="float" office:value="15" calcext:value-type="float">
            <text:p>15</text:p>
          </table:table-cell>
          <table:table-cell table:number-columns-repeated="3"/>
          <table:table-cell table:formula="of:=&quot;(setvar &quot;&amp;CHAR(34)&amp;[.A280]&amp;CHAR(34)&amp;&quot; &quot;&amp;[.G280]&amp;&quot;)&quot;" office:value-type="string" office:string-value="(setvar &quot;GRIDDISPLAY&quot; 15)" calcext:value-type="string">
            <text:p>(setvar "GRIDDISPLAY" 15)</text:p>
          </table:table-cell>
        </table:table-row>
        <table:table-row table:style-name="ro1">
          <table:table-cell office:value-type="string" calcext:value-type="string">
            <text:p>LAYERNOTIFY</text:p>
          </table:table-cell>
          <table:table-cell office:value-type="string" calcext:value-type="string">
            <text:p>Bitcode</text:p>
          </table:table-cell>
          <table:table-cell office:value-type="float" office:value="-63" calcext:value-type="float">
            <text:p>-63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formula="of:=RANDBETWEEN([.C281];[.D281])" office:value-type="float" office:value="-54" calcext:value-type="float">
            <text:p>-54</text:p>
          </table:table-cell>
          <table:table-cell table:number-columns-repeated="3"/>
          <table:table-cell table:formula="of:=&quot;(setvar &quot;&amp;CHAR(34)&amp;[.A281]&amp;CHAR(34)&amp;&quot; &quot;&amp;[.G281]&amp;&quot;)&quot;" office:value-type="string" office:string-value="(setvar &quot;LAYERNOTIFY&quot; -54)" calcext:value-type="string">
            <text:p>(setvar "LAYERNOTIFY" -54)</text:p>
          </table:table-cell>
        </table:table-row>
        <table:table-row table:style-name="ro1">
          <table:table-cell office:value-type="string" calcext:value-type="string">
            <text:p>LOFTPARAM</text:p>
          </table:table-cell>
          <table:table-cell office:value-type="string" calcext:value-type="string">
            <text:p>Bitcode</text:p>
          </table:table-cell>
          <table:table-cell office:value-type="float" office:value="-32768" calcext:value-type="float">
            <text:p>-32768</text:p>
          </table:table-cell>
          <table:table-cell office:value-type="float" office:value="32767" calcext:value-type="float">
            <text:p>32767</text:p>
          </table:table-cell>
          <table:table-cell table:number-columns-repeated="2"/>
          <table:table-cell table:formula="of:=RANDBETWEEN([.C282];[.D282])" office:value-type="float" office:value="-10625" calcext:value-type="float">
            <text:p>-10625</text:p>
          </table:table-cell>
          <table:table-cell table:number-columns-repeated="3"/>
          <table:table-cell table:formula="of:=&quot;(setvar &quot;&amp;CHAR(34)&amp;[.A282]&amp;CHAR(34)&amp;&quot; &quot;&amp;[.G282]&amp;&quot;)&quot;" office:value-type="string" office:string-value="(setvar &quot;LOFTPARAM&quot; -10625)" calcext:value-type="string">
            <text:p>(setvar "LOFTPARAM" -10625)</text:p>
          </table:table-cell>
        </table:table-row>
        <table:table-row table:style-name="ro1">
          <table:table-cell office:value-type="string" calcext:value-type="string">
            <text:p>UPDATETHUMBNAIL</text:p>
          </table:table-cell>
          <table:table-cell office:value-type="string" calcext:value-type="string">
            <text:p>Bitcode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RANDBETWEEN([.C283];[.D283])" office:value-type="float" office:value="19" calcext:value-type="float">
            <text:p>19</text:p>
          </table:table-cell>
          <table:table-cell table:number-columns-repeated="3"/>
          <table:table-cell table:formula="of:=&quot;(setvar &quot;&amp;CHAR(34)&amp;[.A283]&amp;CHAR(34)&amp;&quot; &quot;&amp;[.G283]&amp;&quot;)&quot;" office:value-type="string" office:string-value="(setvar &quot;UPDATETHUMBNAIL&quot; 19)" calcext:value-type="string">
            <text:p>(setvar "UPDATETHUMBNAIL" 19)</text:p>
          </table:table-cell>
        </table:table-row>
        <table:table-row table:style-name="ro1">
          <table:table-cell office:value-type="string" calcext:value-type="string">
            <text:p>DIMLWD</text:p>
          </table:table-cell>
          <table:table-cell office:value-type="string" calcext:value-type="string">
            <text:p>Enum</text:p>
          </table:table-cell>
          <table:table-cell office:value-type="float" office:value="-3" calcext:value-type="float">
            <text:p>-3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table:formula="of:=RANDBETWEEN([.C284];[.D284])" office:value-type="float" office:value="146" calcext:value-type="float">
            <text:p>146</text:p>
          </table:table-cell>
          <table:table-cell table:number-columns-repeated="3"/>
          <table:table-cell table:formula="of:=&quot;(setvar &quot;&amp;CHAR(34)&amp;[.A284]&amp;CHAR(34)&amp;&quot; &quot;&amp;[.G284]&amp;&quot;)&quot;" office:value-type="string" office:string-value="(setvar &quot;DIMLWD&quot; 146)" calcext:value-type="string">
            <text:p>(setvar "DIMLWD" 146)</text:p>
          </table:table-cell>
        </table:table-row>
        <table:table-row table:style-name="ro1">
          <table:table-cell office:value-type="string" calcext:value-type="string">
            <text:p>DIMLWE</text:p>
          </table:table-cell>
          <table:table-cell office:value-type="string" calcext:value-type="string">
            <text:p>Enum</text:p>
          </table:table-cell>
          <table:table-cell office:value-type="float" office:value="-3" calcext:value-type="float">
            <text:p>-3</text:p>
          </table:table-cell>
          <table:table-cell office:value-type="float" office:value="211" calcext:value-type="float">
            <text:p>211</text:p>
          </table:table-cell>
          <table:table-cell table:number-columns-repeated="2"/>
          <table:table-cell table:formula="of:=RANDBETWEEN([.C285];[.D285])" office:value-type="float" office:value="87" calcext:value-type="float">
            <text:p>87</text:p>
          </table:table-cell>
          <table:table-cell table:number-columns-repeated="3"/>
          <table:table-cell table:formula="of:=&quot;(setvar &quot;&amp;CHAR(34)&amp;[.A285]&amp;CHAR(34)&amp;&quot; &quot;&amp;[.G285]&amp;&quot;)&quot;" office:value-type="string" office:string-value="(setvar &quot;DIMLWE&quot; 87)" calcext:value-type="string">
            <text:p>(setvar "DIMLWE" 87)</text:p>
          </table:table-cell>
        </table:table-row>
        <table:table-row table:style-name="ro1">
          <table:table-cell office:value-type="string" calcext:value-type="string">
            <text:p>TIMEZONE</text:p>
          </table:table-cell>
          <table:table-cell office:value-type="string" calcext:value-type="string">
            <text:p>Enum</text:p>
          </table:table-cell>
          <table:table-cell office:value-type="float" office:value="-12000" calcext:value-type="float">
            <text:p>-12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RANDBETWEEN([.C286];[.D286])" office:value-type="float" office:value="8523" calcext:value-type="float">
            <text:p>8523</text:p>
          </table:table-cell>
          <table:table-cell table:number-columns-repeated="3"/>
          <table:table-cell table:formula="of:=&quot;(setvar &quot;&amp;CHAR(34)&amp;[.A286]&amp;CHAR(34)&amp;&quot; &quot;&amp;[.G286]&amp;&quot;)&quot;" office:value-type="string" office:string-value="(setvar &quot;TIMEZONE&quot; 8523)" calcext:value-type="string">
            <text:p>(setvar "TIMEZONE" 8523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00/00/0000</text:date>, <text:time style:data-style-name="N2" text:time-value="12:41:28.419442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2T16:00:22.971369377</dc:date>
    <dc:creator>Guruprasad Rane</dc:creator>
    <meta:editing-duration>PT40M22S</meta:editing-duration>
    <meta:editing-cycles>7</meta:editing-cycles>
    <meta:generator>LibreOffice/4.3.2.2$Linux_X86_64 LibreOffice_project/430m0$Build-2</meta:generator>
    <meta:document-statistic meta:table-count="1" meta:cell-count="1665" meta:object-count="0"/>
  </office:meta>
</office:document-meta>
</file>